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Menlo" svg:font-family="Menl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list-style-name="LFO1" style:family="paragraph"/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margin-left="0.5in">
        <style:tab-stops/>
      </style:paragraph-properties>
    </style:style>
    <style:style style:name="P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list-style-name="LFO2" style:family="paragraph"/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T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" style:parent-style-name="Standard" style:list-style-name="LFO2" style:family="paragraph">
      <style:text-properties fo:font-size="14pt" style:font-size-asian="14pt" style:font-size-complex="14pt"/>
    </style:style>
    <style:style style:name="P14" style:parent-style-name="Standard" style:list-style-name="LFO2" style:family="paragraph">
      <style:text-properties fo:font-size="14pt" style:font-size-asian="14pt" style:font-size-complex="14pt"/>
    </style:style>
    <style:style style:name="P15" style:parent-style-name="Standard" style:list-style-name="LFO2" style:family="paragraph">
      <style:text-properties fo:font-size="14pt" style:font-size-asian="14pt" style:font-size-complex="14pt"/>
    </style:style>
    <style:style style:name="P16" style:parent-style-name="Standard" style:list-style-name="LFO2" style:family="paragraph"/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0" style:parent-style-name="Standard" style:list-style-name="LFO2" style:family="paragraph"/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list-style-name="LFO2" style:family="paragraph">
      <style:text-properties fo:font-size="14pt" style:font-size-asian="14pt" style:font-size-complex="14pt"/>
    </style:style>
    <style:style style:name="P23" style:parent-style-name="Standard" style:list-style-name="LFO2" style:family="paragraph"/>
    <style:style style:name="T24" style:parent-style-name="Основнойшрифтабзаца" style:family="text">
      <style:text-properties fo:font-size="14pt" style:font-size-asian="14pt" style:font-size-complex="14pt"/>
    </style:style>
    <style:style style:name="T25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Standard" style:list-style-name="LFO2" style:family="paragraph"/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P29" style:parent-style-name="Standard" style:list-style-name="LFO2" style:family="paragraph"/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3" style:parent-style-name="Standard" style:list-style-name="LFO2" style:family="paragraph">
      <style:text-properties fo:font-size="14pt" style:font-size-asian="14pt" style:font-size-complex="14pt"/>
    </style:style>
    <style:style style:name="P34" style:parent-style-name="Standard" style:list-style-name="LFO2" style:family="paragraph">
      <style:text-properties fo:font-size="14pt" style:font-size-asian="14pt" style:font-size-complex="14pt"/>
    </style:style>
    <style:style style:name="P35" style:parent-style-name="Standard" style:list-style-name="LFO2" style:family="paragraph">
      <style:text-properties fo:font-size="14pt" style:font-size-asian="14pt" style:font-size-complex="14pt"/>
    </style:style>
    <style:style style:name="P36" style:parent-style-name="Standard" style:list-style-name="LFO2" style:family="paragraph">
      <style:text-properties fo:font-size="14pt" style:font-size-asian="14pt" style:font-size-complex="14pt"/>
    </style:style>
    <style:style style:name="P37" style:parent-style-name="Standard" style:list-style-name="LFO2" style:family="paragraph"/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 fo:language="en" fo:country="GB"/>
    </style:style>
    <style:style style:name="P42" style:parent-style-name="Standard" style:list-style-name="LFO2" style:family="paragraph">
      <style:text-properties fo:font-size="14pt" style:font-size-asian="14pt" style:font-size-complex="14pt"/>
    </style:style>
    <style:style style:name="P43" style:parent-style-name="Standard" style:list-style-name="LFO2" style:family="paragraph">
      <style:text-properties fo:font-size="14pt" style:font-size-asian="14pt" style:font-size-complex="14pt"/>
    </style:style>
    <style:style style:name="P44" style:parent-style-name="Standard" style:list-style-name="LFO2" style:family="paragraph"/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47" style:parent-style-name="Standard" style:list-style-name="LFO2" style:family="paragraph">
      <style:text-properties fo:font-size="14pt" style:font-size-asian="14pt" style:font-size-complex="14pt"/>
    </style:style>
    <style:style style:name="P48" style:parent-style-name="Standard" style:list-style-name="LFO2" style:family="paragraph">
      <style:text-properties fo:font-size="14pt" style:font-size-asian="14pt" style:font-size-complex="14pt"/>
    </style:style>
    <style:style style:name="P49" style:parent-style-name="Standard" style:list-style-name="LFO2" style:family="paragraph"/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52" style:parent-style-name="Standard" style:list-style-name="LFO2" style:family="paragraph">
      <style:text-properties fo:font-size="14pt" style:font-size-asian="14pt" style:font-size-complex="14pt"/>
    </style:style>
    <style:style style:name="P53" style:parent-style-name="Standard" style:list-style-name="LFO2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5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T59" style:parent-style-name="Основнойшрифтабзаца" style:family="text">
      <style:text-properties style:font-name="Menlo" fo:color="#B76FB3" fo:background-color="#181818" fo:language="en" fo:country="GB"/>
    </style:style>
    <style:style style:name="T60" style:parent-style-name="Основнойшрифтабзаца" style:family="text">
      <style:text-properties style:font-name="Menlo" fo:color="#B76FB3" fo:background-color="#181818" fo:language="en" fo:country="GB"/>
    </style:style>
    <style:style style:name="T61" style:parent-style-name="Основнойшрифтабзаца" style:family="text">
      <style:text-properties style:font-name="Menlo" fo:color="#B76FB3" fo:background-color="#181818" fo:language="en" fo:country="GB"/>
    </style:style>
    <style:style style:name="T62" style:parent-style-name="Основнойшрифтабзаца" style:family="text">
      <style:text-properties style:font-name="Menlo" fo:color="#B76FB3" fo:background-color="#181818" fo:language="en" fo:country="GB"/>
    </style:style>
    <style:style style:name="T63" style:parent-style-name="Основнойшрифтабзаца" style:family="text">
      <style:text-properties style:font-name="Menlo" fo:color="#B76FB3" fo:background-color="#181818" fo:language="en" fo:country="GB"/>
    </style:style>
    <style:style style:name="T64" style:parent-style-name="Основнойшрифтабзаца" style:family="text">
      <style:text-properties style:font-name="Menlo" fo:color="#B76FB3" fo:background-color="#181818" fo:language="en" fo:country="GB"/>
    </style:style>
    <style:style style:name="T65" style:parent-style-name="Основнойшрифтабзаца" style:family="text">
      <style:text-properties style:font-name="Menlo" fo:color="#B76FB3" fo:background-color="#181818" fo:language="en" fo:country="GB"/>
    </style:style>
    <style:style style:name="T66" style:parent-style-name="Основнойшрифтабзаца" style:family="text">
      <style:text-properties style:font-name="Menlo" fo:color="#B76FB3" fo:background-color="#181818" fo:language="en" fo:country="GB"/>
    </style:style>
    <style:style style:name="T67" style:parent-style-name="Основнойшрифтабзаца" style:family="text">
      <style:text-properties style:font-name="Menlo" fo:color="#B76FB3" fo:background-color="#181818" fo:language="en" fo:country="GB"/>
    </style:style>
    <style:style style:name="T6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6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0" style:parent-style-name="Основнойшрифтабзаца" style:family="text">
      <style:text-properties style:font-name="Menlo" fo:color="#B76FB3" fo:background-color="#181818" fo:language="en" fo:country="GB"/>
    </style:style>
    <style:style style:name="T71" style:parent-style-name="Основнойшрифтабзаца" style:family="text">
      <style:text-properties style:font-name="Menlo" fo:color="#B76FB3" fo:background-color="#181818" fo:language="en" fo:country="GB"/>
    </style:style>
    <style:style style:name="T7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5" style:parent-style-name="Основнойшрифтабзаца" style:family="text">
      <style:text-properties style:font-name="Menlo" fo:color="#B76FB3" fo:background-color="#181818" fo:language="en" fo:country="GB"/>
    </style:style>
    <style:style style:name="T76" style:parent-style-name="Основнойшрифтабзаца" style:family="text">
      <style:text-properties style:font-name="Menlo" fo:color="#B76FB3" fo:background-color="#181818" fo:language="en" fo:country="GB"/>
    </style:style>
    <style:style style:name="T7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" style:parent-style-name="Основнойшрифтабзаца" style:family="text">
      <style:text-properties style:font-name="Menlo" fo:color="#B76FB3" fo:background-color="#181818" fo:language="en" fo:country="GB"/>
    </style:style>
    <style:style style:name="T7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" style:parent-style-name="Основнойшрифтабзаца" style:family="text">
      <style:text-properties style:font-name="Menlo" fo:color="#B76FB3" fo:background-color="#181818" fo:language="en" fo:country="GB"/>
    </style:style>
    <style:style style:name="T8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" style:parent-style-name="Основнойшрифтабзаца" style:family="text">
      <style:text-properties style:font-name="Menlo" fo:color="#B76FB3" fo:background-color="#181818" fo:language="en" fo:country="GB"/>
    </style:style>
    <style:style style:name="T8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" style:parent-style-name="Основнойшрифтабзаца" style:family="text">
      <style:text-properties style:font-name="Menlo" fo:color="#B76FB3" fo:background-color="#181818" fo:language="en" fo:country="GB"/>
    </style:style>
    <style:style style:name="T8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9" style:parent-style-name="Основнойшрифтабзаца" style:family="text">
      <style:text-properties style:font-name="Menlo" fo:color="#B76FB3" fo:background-color="#181818" fo:language="en" fo:country="GB"/>
    </style:style>
    <style:style style:name="T9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" style:parent-style-name="Основнойшрифтабзаца" style:family="text">
      <style:text-properties style:font-name="Menlo" fo:color="#B76FB3" fo:background-color="#181818" fo:language="en" fo:country="GB"/>
    </style:style>
    <style:style style:name="T9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" style:parent-style-name="Основнойшрифтабзаца" style:family="text">
      <style:text-properties style:font-name="Menlo" fo:color="#B76FB3" fo:background-color="#181818" fo:language="en" fo:country="GB"/>
    </style:style>
    <style:style style:name="T9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9" style:parent-style-name="Основнойшрифтабзаца" style:family="text">
      <style:text-properties style:font-name="Menlo" fo:color="#B76FB3" fo:background-color="#181818" fo:language="en" fo:country="GB"/>
    </style:style>
    <style:style style:name="T10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0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0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03" style:parent-style-name="Основнойшрифтабзаца" style:family="text">
      <style:text-properties style:font-name="Menlo" fo:color="#B76FB3" fo:background-color="#181818" fo:language="en" fo:country="GB"/>
    </style:style>
    <style:style style:name="T10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05" style:parent-style-name="Основнойшрифтабзаца" style:family="text">
      <style:text-properties style:font-name="Menlo" fo:color="#B76FB3" fo:background-color="#181818" fo:language="en" fo:country="GB"/>
    </style:style>
    <style:style style:name="T106" style:parent-style-name="Основнойшрифтабзаца" style:family="text">
      <style:text-properties style:font-name="Menlo" fo:color="#B76FB3" fo:background-color="#181818" fo:language="en" fo:country="GB"/>
    </style:style>
    <style:style style:name="T10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08" style:parent-style-name="Основнойшрифтабзаца" style:family="text">
      <style:text-properties style:font-name="Menlo" fo:color="#B76FB3" fo:background-color="#181818" fo:language="en" fo:country="GB"/>
    </style:style>
    <style:style style:name="T10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1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11" style:parent-style-name="Основнойшрифтабзаца" style:family="text">
      <style:text-properties style:font-name="Menlo" fo:color="#B76FB3" fo:background-color="#181818" fo:language="en" fo:country="GB"/>
    </style:style>
    <style:style style:name="T112" style:parent-style-name="Основнойшрифтабзаца" style:family="text">
      <style:text-properties style:font-name="Menlo" fo:color="#B76FB3" fo:background-color="#181818" fo:language="en" fo:country="GB"/>
    </style:style>
    <style:style style:name="T113" style:parent-style-name="Основнойшрифтабзаца" style:family="text">
      <style:text-properties style:font-name="Menlo" fo:color="#B76FB3" fo:background-color="#181818"/>
    </style:style>
    <style:style style:name="T114" style:parent-style-name="Основнойшрифтабзаца" style:family="text">
      <style:text-properties style:font-name="Menlo" fo:color="#B76FB3" fo:background-color="#181818" fo:language="en" fo:country="GB"/>
    </style:style>
    <style:style style:name="T115" style:parent-style-name="Основнойшрифтабзаца" style:family="text">
      <style:text-properties style:font-name="Menlo" fo:color="#B76FB3" fo:background-color="#181818"/>
    </style:style>
    <style:style style:name="T116" style:parent-style-name="Основнойшрифтабзаца" style:family="text">
      <style:text-properties style:font-name="Menlo" fo:color="#B76FB3" fo:background-color="#181818" fo:language="en" fo:country="GB"/>
    </style:style>
    <style:style style:name="T117" style:parent-style-name="Основнойшрифтабзаца" style:family="text">
      <style:text-properties style:font-name="Menlo" fo:color="#B76FB3" fo:background-color="#181818"/>
    </style:style>
    <style:style style:name="T118" style:parent-style-name="Основнойшрифтабзаца" style:family="text">
      <style:text-properties style:font-name="Menlo" fo:color="#B76FB3" fo:background-color="#181818" fo:language="en" fo:country="GB"/>
    </style:style>
    <style:style style:name="T119" style:parent-style-name="Основнойшрифтабзаца" style:family="text">
      <style:text-properties style:font-name="Menlo" fo:color="#B76FB3" fo:background-color="#181818"/>
    </style:style>
    <style:style style:name="T120" style:parent-style-name="Основнойшрифтабзаца" style:family="text">
      <style:text-properties style:font-name="Menlo" fo:color="#B76FB3" fo:background-color="#181818" fo:language="en" fo:country="GB"/>
    </style:style>
    <style:style style:name="T12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2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23" style:parent-style-name="Основнойшрифтабзаца" style:family="text">
      <style:text-properties style:font-name="Menlo" fo:color="#B76FB3" fo:background-color="#181818" fo:language="en" fo:country="GB"/>
    </style:style>
    <style:style style:name="T12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2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26" style:parent-style-name="Основнойшрифтабзаца" style:family="text">
      <style:text-properties style:font-name="Menlo" fo:color="#B76FB3" fo:background-color="#181818" fo:language="en" fo:country="GB"/>
    </style:style>
    <style:style style:name="T127" style:parent-style-name="Основнойшрифтабзаца" style:family="text">
      <style:text-properties style:font-name="Menlo" fo:color="#B76FB3" fo:background-color="#181818" fo:language="en" fo:country="GB"/>
    </style:style>
    <style:style style:name="T128" style:parent-style-name="Основнойшрифтабзаца" style:family="text">
      <style:text-properties style:font-name="Menlo" fo:color="#B76FB3" fo:background-color="#181818" fo:language="en" fo:country="GB"/>
    </style:style>
    <style:style style:name="T12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0" style:parent-style-name="Основнойшрифтабзаца" style:family="text">
      <style:text-properties style:font-name="Menlo" fo:color="#B76FB3" fo:background-color="#181818" fo:language="en" fo:country="GB"/>
    </style:style>
    <style:style style:name="T13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3" style:parent-style-name="Основнойшрифтабзаца" style:family="text">
      <style:text-properties style:font-name="Menlo" fo:color="#B76FB3" fo:background-color="#181818" fo:language="en" fo:country="GB"/>
    </style:style>
    <style:style style:name="T13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6" style:parent-style-name="Основнойшрифтабзаца" style:family="text">
      <style:text-properties style:font-name="Menlo" fo:color="#B76FB3" fo:background-color="#181818" fo:language="en" fo:country="GB"/>
    </style:style>
    <style:style style:name="T13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3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40" style:parent-style-name="Основнойшрифтабзаца" style:family="text">
      <style:text-properties style:font-name="Menlo" fo:color="#B76FB3" fo:background-color="#181818" fo:language="en" fo:country="GB"/>
    </style:style>
    <style:style style:name="T14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42" style:parent-style-name="Основнойшрифтабзаца" style:family="text">
      <style:text-properties style:font-name="Menlo" fo:color="#B76FB3" fo:background-color="#181818" fo:language="en" fo:country="GB"/>
    </style:style>
    <style:style style:name="T14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4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45" style:parent-style-name="Основнойшрифтабзаца" style:family="text">
      <style:text-properties style:font-name="Menlo" fo:color="#B76FB3" fo:background-color="#181818" fo:language="en" fo:country="GB"/>
    </style:style>
    <style:style style:name="T14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47" style:parent-style-name="Основнойшрифтабзаца" style:family="text">
      <style:text-properties style:font-name="Menlo" fo:color="#B76FB3" fo:background-color="#181818" fo:language="en" fo:country="GB"/>
    </style:style>
    <style:style style:name="T148" style:parent-style-name="Основнойшрифтабзаца" style:family="text">
      <style:text-properties style:font-name="Menlo" fo:color="#B76FB3" fo:background-color="#181818" fo:language="en" fo:country="GB"/>
    </style:style>
    <style:style style:name="T14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50" style:parent-style-name="Основнойшрифтабзаца" style:family="text">
      <style:text-properties style:font-name="Menlo" fo:color="#B76FB3" fo:background-color="#181818" fo:language="en" fo:country="GB"/>
    </style:style>
    <style:style style:name="T15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52" style:parent-style-name="Основнойшрифтабзаца" style:family="text">
      <style:text-properties style:font-name="Menlo" fo:color="#B76FB3" fo:background-color="#181818" fo:language="en" fo:country="GB"/>
    </style:style>
    <style:style style:name="T15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54" style:parent-style-name="Основнойшрифтабзаца" style:family="text">
      <style:text-properties style:font-name="Menlo" fo:color="#B76FB3" fo:background-color="#181818" fo:language="en" fo:country="GB"/>
    </style:style>
    <style:style style:name="T15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56" style:parent-style-name="Основнойшрифтабзаца" style:family="text">
      <style:text-properties style:font-name="Menlo" fo:color="#B76FB3" fo:background-color="#181818" fo:language="en" fo:country="GB"/>
    </style:style>
    <style:style style:name="T15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58" style:parent-style-name="Основнойшрифтабзаца" style:family="text">
      <style:text-properties style:font-name="Menlo" fo:color="#B76FB3" fo:background-color="#181818" fo:language="en" fo:country="GB"/>
    </style:style>
    <style:style style:name="T15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6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61" style:parent-style-name="Основнойшрифтабзаца" style:family="text">
      <style:text-properties style:font-name="Menlo" fo:color="#B76FB3" fo:background-color="#181818" fo:language="en" fo:country="GB"/>
    </style:style>
    <style:style style:name="T162" style:parent-style-name="Основнойшрифтабзаца" style:family="text">
      <style:text-properties style:font-name="Menlo" fo:color="#B76FB3" fo:background-color="#181818" fo:language="en" fo:country="GB"/>
    </style:style>
    <style:style style:name="T16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64" style:parent-style-name="Основнойшрифтабзаца" style:family="text">
      <style:text-properties style:font-name="Menlo" fo:color="#B76FB3" fo:background-color="#181818" fo:language="en" fo:country="GB"/>
    </style:style>
    <style:style style:name="T16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66" style:parent-style-name="Основнойшрифтабзаца" style:family="text">
      <style:text-properties style:font-name="Menlo" fo:color="#B76FB3" fo:background-color="#181818" fo:language="en" fo:country="GB"/>
    </style:style>
    <style:style style:name="T16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68" style:parent-style-name="Основнойшрифтабзаца" style:family="text">
      <style:text-properties style:font-name="Menlo" fo:color="#B76FB3" fo:background-color="#181818" fo:language="en" fo:country="GB"/>
    </style:style>
    <style:style style:name="T16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0" style:parent-style-name="Основнойшрифтабзаца" style:family="text">
      <style:text-properties style:font-name="Menlo" fo:color="#B76FB3" fo:background-color="#181818" fo:language="en" fo:country="GB"/>
    </style:style>
    <style:style style:name="T17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2" style:parent-style-name="Основнойшрифтабзаца" style:family="text">
      <style:text-properties style:font-name="Menlo" fo:color="#B76FB3" fo:background-color="#181818" fo:language="en" fo:country="GB"/>
    </style:style>
    <style:style style:name="T17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5" style:parent-style-name="Основнойшрифтабзаца" style:family="text">
      <style:text-properties style:font-name="Menlo" fo:color="#B76FB3" fo:background-color="#181818" fo:language="en" fo:country="GB"/>
    </style:style>
    <style:style style:name="T176" style:parent-style-name="Основнойшрифтабзаца" style:family="text">
      <style:text-properties style:font-name="Menlo" fo:color="#B76FB3" fo:background-color="#181818" fo:language="en" fo:country="GB"/>
    </style:style>
    <style:style style:name="T17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79" style:parent-style-name="Основнойшрифтабзаца" style:family="text">
      <style:text-properties style:font-name="Menlo" fo:color="#B76FB3" fo:background-color="#181818" fo:language="en" fo:country="GB"/>
    </style:style>
    <style:style style:name="T180" style:parent-style-name="Основнойшрифтабзаца" style:family="text">
      <style:text-properties style:font-name="Menlo" fo:color="#B76FB3" fo:background-color="#181818" fo:language="en" fo:country="GB"/>
    </style:style>
    <style:style style:name="T181" style:parent-style-name="Основнойшрифтабзаца" style:family="text">
      <style:text-properties style:font-name="Menlo" fo:color="#B76FB3" fo:background-color="#181818" fo:language="en" fo:country="GB"/>
    </style:style>
    <style:style style:name="T182" style:parent-style-name="Основнойшрифтабзаца" style:family="text">
      <style:text-properties style:font-name="Menlo" fo:color="#B76FB3" fo:background-color="#181818" fo:language="en" fo:country="GB"/>
    </style:style>
    <style:style style:name="T18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84" style:parent-style-name="Основнойшрифтабзаца" style:family="text">
      <style:text-properties style:font-name="Menlo" fo:color="#B76FB3" fo:background-color="#181818" fo:language="en" fo:country="GB"/>
    </style:style>
    <style:style style:name="T18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8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87" style:parent-style-name="Основнойшрифтабзаца" style:family="text">
      <style:text-properties style:font-name="Menlo" fo:color="#B76FB3" fo:background-color="#181818" fo:language="en" fo:country="GB"/>
    </style:style>
    <style:style style:name="T188" style:parent-style-name="Основнойшрифтабзаца" style:family="text">
      <style:text-properties style:font-name="Menlo" fo:color="#B76FB3" fo:background-color="#181818" fo:language="en" fo:country="GB"/>
    </style:style>
    <style:style style:name="T18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9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91" style:parent-style-name="Основнойшрифтабзаца" style:family="text">
      <style:text-properties style:font-name="Menlo" fo:color="#B76FB3" fo:background-color="#181818" fo:language="en" fo:country="GB"/>
    </style:style>
    <style:style style:name="T192" style:parent-style-name="Основнойшрифтабзаца" style:family="text">
      <style:text-properties style:font-name="Menlo" fo:color="#B76FB3" fo:background-color="#181818" fo:language="en" fo:country="GB"/>
    </style:style>
    <style:style style:name="T193" style:parent-style-name="Основнойшрифтабзаца" style:family="text">
      <style:text-properties style:font-name="Menlo" fo:color="#B76FB3" fo:background-color="#181818" fo:language="en" fo:country="GB"/>
    </style:style>
    <style:style style:name="T19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95" style:parent-style-name="Основнойшрифтабзаца" style:family="text">
      <style:text-properties style:font-name="Menlo" fo:color="#B76FB3" fo:background-color="#181818" fo:language="en" fo:country="GB"/>
    </style:style>
    <style:style style:name="T19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9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198" style:parent-style-name="Основнойшрифтабзаца" style:family="text">
      <style:text-properties style:font-name="Menlo" fo:color="#B76FB3" fo:background-color="#181818" fo:language="en" fo:country="GB"/>
    </style:style>
    <style:style style:name="T19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1" style:parent-style-name="Основнойшрифтабзаца" style:family="text">
      <style:text-properties style:font-name="Menlo" fo:color="#B76FB3" fo:background-color="#181818" fo:language="en" fo:country="GB"/>
    </style:style>
    <style:style style:name="T20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4" style:parent-style-name="Основнойшрифтабзаца" style:family="text">
      <style:text-properties style:font-name="Menlo" fo:color="#B76FB3" fo:background-color="#181818" fo:language="en" fo:country="GB"/>
    </style:style>
    <style:style style:name="T20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7" style:parent-style-name="Основнойшрифтабзаца" style:family="text">
      <style:text-properties style:font-name="Menlo" fo:color="#B76FB3" fo:background-color="#181818" fo:language="en" fo:country="GB"/>
    </style:style>
    <style:style style:name="T20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09" style:parent-style-name="Основнойшрифтабзаца" style:family="text">
      <style:text-properties style:font-name="Menlo" fo:color="#B76FB3" fo:background-color="#181818" fo:language="en" fo:country="GB"/>
    </style:style>
    <style:style style:name="T210" style:parent-style-name="Основнойшрифтабзаца" style:family="text">
      <style:text-properties style:font-name="Menlo" fo:color="#B76FB3" fo:background-color="#181818" fo:language="en" fo:country="GB"/>
    </style:style>
    <style:style style:name="T21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1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1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14" style:parent-style-name="Основнойшрифтабзаца" style:family="text">
      <style:text-properties style:font-name="Menlo" fo:color="#B76FB3" fo:background-color="#181818" fo:language="en" fo:country="GB"/>
    </style:style>
    <style:style style:name="T215" style:parent-style-name="Основнойшрифтабзаца" style:family="text">
      <style:text-properties style:font-name="Menlo" fo:color="#B76FB3" fo:background-color="#181818" fo:language="en" fo:country="GB"/>
    </style:style>
    <style:style style:name="T21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1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18" style:parent-style-name="Основнойшрифтабзаца" style:family="text">
      <style:text-properties style:font-name="Menlo" fo:color="#B76FB3" fo:background-color="#181818" fo:language="en" fo:country="GB"/>
    </style:style>
    <style:style style:name="T219" style:parent-style-name="Основнойшрифтабзаца" style:family="text">
      <style:text-properties style:font-name="Menlo" fo:color="#B76FB3" fo:background-color="#181818" fo:language="en" fo:country="GB"/>
    </style:style>
    <style:style style:name="T220" style:parent-style-name="Основнойшрифтабзаца" style:family="text">
      <style:text-properties style:font-name="Menlo" fo:color="#B76FB3" fo:background-color="#181818" fo:language="en" fo:country="GB"/>
    </style:style>
    <style:style style:name="T221" style:parent-style-name="Основнойшрифтабзаца" style:family="text">
      <style:text-properties style:font-name="Menlo" fo:color="#B76FB3" fo:background-color="#181818" fo:language="en" fo:country="GB"/>
    </style:style>
    <style:style style:name="T22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2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24" style:parent-style-name="Основнойшрифтабзаца" style:family="text">
      <style:text-properties style:font-name="Menlo" fo:color="#B76FB3" fo:background-color="#181818" fo:language="en" fo:country="GB"/>
    </style:style>
    <style:style style:name="T225" style:parent-style-name="Основнойшрифтабзаца" style:family="text">
      <style:text-properties style:font-name="Menlo" fo:color="#B76FB3" fo:background-color="#181818"/>
    </style:style>
    <style:style style:name="T226" style:parent-style-name="Основнойшрифтабзаца" style:family="text">
      <style:text-properties style:font-name="Menlo" fo:color="#B76FB3" fo:background-color="#181818" fo:language="en" fo:country="GB"/>
    </style:style>
    <style:style style:name="T227" style:parent-style-name="Основнойшрифтабзаца" style:family="text">
      <style:text-properties style:font-name="Menlo" fo:color="#B76FB3" fo:background-color="#181818"/>
    </style:style>
    <style:style style:name="T228" style:parent-style-name="Основнойшрифтабзаца" style:family="text">
      <style:text-properties style:font-name="Menlo" fo:color="#B76FB3" fo:background-color="#181818" fo:language="en" fo:country="GB"/>
    </style:style>
    <style:style style:name="T229" style:parent-style-name="Основнойшрифтабзаца" style:family="text">
      <style:text-properties style:font-name="Menlo" fo:color="#B76FB3" fo:background-color="#181818"/>
    </style:style>
    <style:style style:name="T230" style:parent-style-name="Основнойшрифтабзаца" style:family="text">
      <style:text-properties style:font-name="Menlo" fo:color="#B76FB3" fo:background-color="#181818" fo:language="en" fo:country="GB"/>
    </style:style>
    <style:style style:name="T23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3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33" style:parent-style-name="Основнойшрифтабзаца" style:family="text">
      <style:text-properties style:font-name="Menlo" fo:color="#B76FB3" fo:background-color="#181818" fo:language="en" fo:country="GB"/>
    </style:style>
    <style:style style:name="T23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3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36" style:parent-style-name="Основнойшрифтабзаца" style:family="text">
      <style:text-properties style:font-name="Menlo" fo:color="#B76FB3" fo:background-color="#181818" fo:language="en" fo:country="GB"/>
    </style:style>
    <style:style style:name="T23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38" style:parent-style-name="Основнойшрифтабзаца" style:family="text">
      <style:text-properties style:font-name="Menlo" fo:color="#B76FB3" fo:background-color="#181818" fo:language="en" fo:country="GB"/>
    </style:style>
    <style:style style:name="T23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0" style:parent-style-name="Основнойшрифтабзаца" style:family="text">
      <style:text-properties style:font-name="Menlo" fo:color="#B76FB3" fo:background-color="#181818" fo:language="en" fo:country="GB"/>
    </style:style>
    <style:style style:name="T24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3" style:parent-style-name="Основнойшрифтабзаца" style:family="text">
      <style:text-properties style:font-name="Menlo" fo:color="#B76FB3" fo:background-color="#181818" fo:language="en" fo:country="GB"/>
    </style:style>
    <style:style style:name="T24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6" style:parent-style-name="Основнойшрифтабзаца" style:family="text">
      <style:text-properties style:font-name="Menlo" fo:color="#B76FB3" fo:background-color="#181818" fo:language="en" fo:country="GB"/>
    </style:style>
    <style:style style:name="T24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48" style:parent-style-name="Основнойшрифтабзаца" style:family="text">
      <style:text-properties style:font-name="Menlo" fo:color="#B76FB3" fo:background-color="#181818" fo:language="en" fo:country="GB"/>
    </style:style>
    <style:style style:name="T24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5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5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252" style:parent-style-name="Основнойшрифтабзаца" style:family="text">
      <style:text-properties style:font-name="Menlo" fo:color="#B76FB3" fo:background-color="#181818" fo:language="en" fo:country="GB"/>
    </style:style>
    <style:style style:name="T253" style:parent-style-name="Основнойшрифтабзаца" style:family="text">
      <style:text-properties style:font-name="Menlo" fo:color="#B76FB3" fo:background-color="#181818"/>
    </style:style>
    <style:style style:name="T254" style:parent-style-name="Основнойшрифтабзаца" style:family="text">
      <style:text-properties style:font-name="Menlo" fo:color="#B76FB3" fo:background-color="#181818" fo:language="en" fo:country="GB"/>
    </style:style>
    <style:style style:name="T255" style:parent-style-name="Основнойшрифтабзаца" style:family="text">
      <style:text-properties style:font-name="Menlo" fo:color="#B76FB3" fo:background-color="#181818"/>
    </style:style>
    <style:style style:name="T256" style:parent-style-name="Основнойшрифтабзаца" style:family="text">
      <style:text-properties style:font-name="Menlo" fo:color="#B76FB3" fo:background-color="#181818" fo:language="en" fo:country="GB"/>
    </style:style>
    <style:style style:name="T257" style:parent-style-name="Основнойшрифтабзаца" style:family="text">
      <style:text-properties style:font-name="Menlo" fo:color="#B76FB3" fo:background-color="#181818"/>
    </style:style>
    <style:style style:name="T258" style:parent-style-name="Основнойшрифтабзаца" style:family="text">
      <style:text-properties style:font-name="Menlo" fo:color="#B76FB3" fo:background-color="#181818"/>
    </style:style>
    <style:style style:name="T259" style:parent-style-name="Основнойшрифтабзаца" style:family="text">
      <style:text-properties style:font-name="Menlo" fo:color="#B76FB3" fo:background-color="#181818" fo:language="en" fo:country="GB"/>
    </style:style>
    <style:style style:name="T260" style:parent-style-name="Основнойшрифтабзаца" style:family="text">
      <style:text-properties style:font-name="Menlo" fo:color="#B76FB3" fo:background-color="#181818"/>
    </style:style>
    <style:style style:name="T26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6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63" style:parent-style-name="Основнойшрифтабзаца" style:family="text">
      <style:text-properties style:font-name="Menlo" fo:color="#B76FB3" fo:background-color="#181818" fo:language="en" fo:country="GB"/>
    </style:style>
    <style:style style:name="T264" style:parent-style-name="Основнойшрифтабзаца" style:family="text">
      <style:text-properties style:font-name="Menlo" fo:color="#B76FB3" fo:background-color="#181818"/>
    </style:style>
    <style:style style:name="T265" style:parent-style-name="Основнойшрифтабзаца" style:family="text">
      <style:text-properties style:font-name="Menlo" fo:color="#B76FB3" fo:background-color="#181818" fo:language="en" fo:country="GB"/>
    </style:style>
    <style:style style:name="T266" style:parent-style-name="Основнойшрифтабзаца" style:family="text">
      <style:text-properties style:font-name="Menlo" fo:color="#B76FB3" fo:background-color="#181818"/>
    </style:style>
    <style:style style:name="T267" style:parent-style-name="Основнойшрифтабзаца" style:family="text">
      <style:text-properties style:font-name="Menlo" fo:color="#B76FB3" fo:background-color="#181818" fo:language="en" fo:country="GB"/>
    </style:style>
    <style:style style:name="T268" style:parent-style-name="Основнойшрифтабзаца" style:family="text">
      <style:text-properties style:font-name="Menlo" fo:color="#B76FB3" fo:background-color="#181818"/>
    </style:style>
    <style:style style:name="T26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7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71" style:parent-style-name="Основнойшрифтабзаца" style:family="text">
      <style:text-properties style:font-name="Menlo" fo:color="#B76FB3" fo:background-color="#181818" fo:language="en" fo:country="GB"/>
    </style:style>
    <style:style style:name="T272" style:parent-style-name="Основнойшрифтабзаца" style:family="text">
      <style:text-properties style:font-name="Menlo" fo:color="#B76FB3" fo:background-color="#181818"/>
    </style:style>
    <style:style style:name="T273" style:parent-style-name="Основнойшрифтабзаца" style:family="text">
      <style:text-properties style:font-name="Menlo" fo:color="#B76FB3" fo:background-color="#181818" fo:language="en" fo:country="GB"/>
    </style:style>
    <style:style style:name="T274" style:parent-style-name="Основнойшрифтабзаца" style:family="text">
      <style:text-properties style:font-name="Menlo" fo:color="#B76FB3" fo:background-color="#181818"/>
    </style:style>
    <style:style style:name="T275" style:parent-style-name="Основнойшрифтабзаца" style:family="text">
      <style:text-properties style:font-name="Menlo" fo:color="#B76FB3" fo:background-color="#181818" fo:language="en" fo:country="GB"/>
    </style:style>
    <style:style style:name="T27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77" style:parent-style-name="Основнойшрифтабзаца" style:family="text">
      <style:text-properties style:font-name="Menlo" fo:color="#B76FB3" fo:background-color="#181818" fo:language="en" fo:country="GB"/>
    </style:style>
    <style:style style:name="T27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79" style:parent-style-name="Основнойшрифтабзаца" style:family="text">
      <style:text-properties style:font-name="Menlo" fo:color="#B76FB3" fo:background-color="#181818" fo:language="en" fo:country="GB"/>
    </style:style>
    <style:style style:name="T280" style:parent-style-name="Основнойшрифтабзаца" style:family="text">
      <style:text-properties style:font-name="Menlo" fo:color="#B76FB3" fo:background-color="#181818"/>
    </style:style>
    <style:style style:name="T28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8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83" style:parent-style-name="Основнойшрифтабзаца" style:family="text">
      <style:text-properties style:font-name="Menlo" fo:color="#B76FB3" fo:background-color="#181818" fo:language="en" fo:country="GB"/>
    </style:style>
    <style:style style:name="T284" style:parent-style-name="Основнойшрифтабзаца" style:family="text">
      <style:text-properties style:font-name="Menlo" fo:color="#B76FB3" fo:background-color="#181818"/>
    </style:style>
    <style:style style:name="T285" style:parent-style-name="Основнойшрифтабзаца" style:family="text">
      <style:text-properties style:font-name="Menlo" fo:color="#B76FB3" fo:background-color="#181818" fo:language="en" fo:country="GB"/>
    </style:style>
    <style:style style:name="T286" style:parent-style-name="Основнойшрифтабзаца" style:family="text">
      <style:text-properties style:font-name="Menlo" fo:color="#B76FB3" fo:background-color="#181818"/>
    </style:style>
    <style:style style:name="T287" style:parent-style-name="Основнойшрифтабзаца" style:family="text">
      <style:text-properties style:font-name="Menlo" fo:color="#B76FB3" fo:background-color="#181818" fo:language="en" fo:country="GB"/>
    </style:style>
    <style:style style:name="T288" style:parent-style-name="Основнойшрифтабзаца" style:family="text">
      <style:text-properties style:font-name="Menlo" fo:color="#B76FB3" fo:background-color="#181818"/>
    </style:style>
    <style:style style:name="T28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9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291" style:parent-style-name="Основнойшрифтабзаца" style:family="text">
      <style:text-properties style:font-name="Menlo" fo:color="#B76FB3" fo:background-color="#181818" fo:language="en" fo:country="GB"/>
    </style:style>
    <style:style style:name="T292" style:parent-style-name="Основнойшрифтабзаца" style:family="text">
      <style:text-properties style:font-name="Menlo" fo:color="#B76FB3" fo:background-color="#181818"/>
    </style:style>
    <style:style style:name="T293" style:parent-style-name="Основнойшрифтабзаца" style:family="text">
      <style:text-properties style:font-name="Menlo" fo:color="#B76FB3" fo:background-color="#181818" fo:language="en" fo:country="GB"/>
    </style:style>
    <style:style style:name="T294" style:parent-style-name="Основнойшрифтабзаца" style:family="text">
      <style:text-properties style:font-name="Menlo" fo:color="#B76FB3" fo:background-color="#181818"/>
    </style:style>
    <style:style style:name="T295" style:parent-style-name="Основнойшрифтабзаца" style:family="text">
      <style:text-properties style:font-name="Menlo" fo:color="#B76FB3" fo:background-color="#181818" fo:language="en" fo:country="GB"/>
    </style:style>
    <style:style style:name="T296" style:parent-style-name="Основнойшрифтабзаца" style:family="text">
      <style:text-properties style:font-name="Menlo" fo:color="#B76FB3" fo:background-color="#181818"/>
    </style:style>
    <style:style style:name="T297" style:parent-style-name="Основнойшрифтабзаца" style:family="text">
      <style:text-properties style:font-name="Menlo" fo:color="#B76FB3" fo:background-color="#181818" fo:language="en" fo:country="GB"/>
    </style:style>
    <style:style style:name="T298" style:parent-style-name="Основнойшрифтабзаца" style:family="text">
      <style:text-properties style:font-name="Menlo" fo:color="#B76FB3" fo:background-color="#181818"/>
    </style:style>
    <style:style style:name="T299" style:parent-style-name="Основнойшрифтабзаца" style:family="text">
      <style:text-properties style:font-name="Menlo" fo:color="#B76FB3" fo:background-color="#181818" fo:language="en" fo:country="GB"/>
    </style:style>
    <style:style style:name="T300" style:parent-style-name="Основнойшрифтабзаца" style:family="text">
      <style:text-properties style:font-name="Menlo" fo:color="#B76FB3" fo:background-color="#181818"/>
    </style:style>
    <style:style style:name="T30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02" style:parent-style-name="Основнойшрифтабзаца" style:family="text">
      <style:text-properties style:font-name="Menlo" fo:color="#B76FB3" fo:background-color="#181818"/>
    </style:style>
    <style:style style:name="T30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0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0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06" style:parent-style-name="Основнойшрифтабзаца" style:family="text">
      <style:text-properties style:font-name="Menlo" fo:color="#B76FB3" fo:background-color="#181818" fo:language="en" fo:country="GB"/>
    </style:style>
    <style:style style:name="T307" style:parent-style-name="Основнойшрифтабзаца" style:family="text">
      <style:text-properties style:font-name="Menlo" fo:color="#B76FB3" fo:background-color="#181818"/>
    </style:style>
    <style:style style:name="T308" style:parent-style-name="Основнойшрифтабзаца" style:family="text">
      <style:text-properties style:font-name="Menlo" fo:color="#B76FB3" fo:background-color="#181818"/>
    </style:style>
    <style:style style:name="T309" style:parent-style-name="Основнойшрифтабзаца" style:family="text">
      <style:text-properties style:font-name="Menlo" fo:color="#B76FB3" fo:background-color="#181818"/>
    </style:style>
    <style:style style:name="T310" style:parent-style-name="Основнойшрифтабзаца" style:family="text">
      <style:text-properties style:font-name="Menlo" fo:color="#B76FB3" fo:background-color="#181818"/>
    </style:style>
    <style:style style:name="T311" style:parent-style-name="Основнойшрифтабзаца" style:family="text">
      <style:text-properties style:font-name="Menlo" fo:color="#B76FB3" fo:background-color="#181818"/>
    </style:style>
    <style:style style:name="T312" style:parent-style-name="Основнойшрифтабзаца" style:family="text">
      <style:text-properties style:font-name="Menlo" fo:color="#B76FB3" fo:background-color="#181818"/>
    </style:style>
    <style:style style:name="T313" style:parent-style-name="Основнойшрифтабзаца" style:family="text">
      <style:text-properties style:font-name="Menlo" fo:color="#B76FB3" fo:background-color="#181818"/>
    </style:style>
    <style:style style:name="T314" style:parent-style-name="Основнойшрифтабзаца" style:family="text">
      <style:text-properties style:font-name="Menlo" fo:color="#B76FB3" fo:background-color="#181818"/>
    </style:style>
    <style:style style:name="T315" style:parent-style-name="Основнойшрифтабзаца" style:family="text">
      <style:text-properties style:font-name="Menlo" fo:color="#B76FB3" fo:background-color="#181818"/>
    </style:style>
    <style:style style:name="T316" style:parent-style-name="Основнойшрифтабзаца" style:family="text">
      <style:text-properties style:font-name="Menlo" fo:color="#B76FB3" fo:background-color="#181818" fo:language="en" fo:country="GB"/>
    </style:style>
    <style:style style:name="T317" style:parent-style-name="Основнойшрифтабзаца" style:family="text">
      <style:text-properties style:font-name="Menlo" fo:color="#B76FB3" fo:background-color="#181818"/>
    </style:style>
    <style:style style:name="T31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1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20" style:parent-style-name="Основнойшрифтабзаца" style:family="text">
      <style:text-properties style:font-name="Menlo" fo:color="#B76FB3" fo:background-color="#181818" fo:language="en" fo:country="GB"/>
    </style:style>
    <style:style style:name="T321" style:parent-style-name="Основнойшрифтабзаца" style:family="text">
      <style:text-properties style:font-name="Menlo" fo:color="#B76FB3" fo:background-color="#181818"/>
    </style:style>
    <style:style style:name="T322" style:parent-style-name="Основнойшрифтабзаца" style:family="text">
      <style:text-properties style:font-name="Menlo" fo:color="#B76FB3" fo:background-color="#181818" fo:language="en" fo:country="GB"/>
    </style:style>
    <style:style style:name="T323" style:parent-style-name="Основнойшрифтабзаца" style:family="text">
      <style:text-properties style:font-name="Menlo" fo:color="#B76FB3" fo:background-color="#181818"/>
    </style:style>
    <style:style style:name="T324" style:parent-style-name="Основнойшрифтабзаца" style:family="text">
      <style:text-properties style:font-name="Menlo" fo:color="#B76FB3" fo:background-color="#181818" fo:language="en" fo:country="GB"/>
    </style:style>
    <style:style style:name="T325" style:parent-style-name="Основнойшрифтабзаца" style:family="text">
      <style:text-properties style:font-name="Menlo" fo:color="#B76FB3" fo:background-color="#181818"/>
    </style:style>
    <style:style style:name="T32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2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28" style:parent-style-name="Основнойшрифтабзаца" style:family="text">
      <style:text-properties style:font-name="Menlo" fo:color="#B76FB3" fo:background-color="#181818" fo:language="en" fo:country="GB"/>
    </style:style>
    <style:style style:name="T329" style:parent-style-name="Основнойшрифтабзаца" style:family="text">
      <style:text-properties style:font-name="Menlo" fo:color="#B76FB3" fo:background-color="#181818"/>
    </style:style>
    <style:style style:name="T330" style:parent-style-name="Основнойшрифтабзаца" style:family="text">
      <style:text-properties style:font-name="Menlo" fo:color="#B76FB3" fo:background-color="#181818" fo:language="en" fo:country="GB"/>
    </style:style>
    <style:style style:name="T33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3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33" style:parent-style-name="Основнойшрифтабзаца" style:family="text">
      <style:text-properties style:font-name="Menlo" fo:color="#B76FB3" fo:background-color="#181818" fo:language="en" fo:country="GB"/>
    </style:style>
    <style:style style:name="T334" style:parent-style-name="Основнойшрифтабзаца" style:family="text">
      <style:text-properties style:font-name="Menlo" fo:color="#B76FB3" fo:background-color="#181818"/>
    </style:style>
    <style:style style:name="T335" style:parent-style-name="Основнойшрифтабзаца" style:family="text">
      <style:text-properties style:font-name="Menlo" fo:color="#B76FB3" fo:background-color="#181818" fo:language="en" fo:country="GB"/>
    </style:style>
    <style:style style:name="T33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37" style:parent-style-name="Основнойшрифтабзаца" style:family="text">
      <style:text-properties style:font-name="Menlo" fo:color="#B76FB3" fo:background-color="#181818" fo:language="en" fo:country="GB"/>
    </style:style>
    <style:style style:name="T33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39" style:parent-style-name="Основнойшрифтабзаца" style:family="text">
      <style:text-properties style:font-name="Menlo" fo:color="#B76FB3" fo:background-color="#181818" fo:language="en" fo:country="GB"/>
    </style:style>
    <style:style style:name="T340" style:parent-style-name="Основнойшрифтабзаца" style:family="text">
      <style:text-properties style:font-name="Menlo" fo:color="#B76FB3" fo:background-color="#181818"/>
    </style:style>
    <style:style style:name="T34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4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43" style:parent-style-name="Основнойшрифтабзаца" style:family="text">
      <style:text-properties style:font-name="Menlo" fo:color="#B76FB3" fo:background-color="#181818" fo:language="en" fo:country="GB"/>
    </style:style>
    <style:style style:name="T344" style:parent-style-name="Основнойшрифтабзаца" style:family="text">
      <style:text-properties style:font-name="Menlo" fo:color="#B76FB3" fo:background-color="#181818"/>
    </style:style>
    <style:style style:name="T345" style:parent-style-name="Основнойшрифтабзаца" style:family="text">
      <style:text-properties style:font-name="Menlo" fo:color="#B76FB3" fo:background-color="#181818" fo:language="en" fo:country="GB"/>
    </style:style>
    <style:style style:name="T346" style:parent-style-name="Основнойшрифтабзаца" style:family="text">
      <style:text-properties style:font-name="Menlo" fo:color="#B76FB3" fo:background-color="#181818"/>
    </style:style>
    <style:style style:name="T347" style:parent-style-name="Основнойшрифтабзаца" style:family="text">
      <style:text-properties style:font-name="Menlo" fo:color="#B76FB3" fo:background-color="#181818" fo:language="en" fo:country="GB"/>
    </style:style>
    <style:style style:name="T348" style:parent-style-name="Основнойшрифтабзаца" style:family="text">
      <style:text-properties style:font-name="Menlo" fo:color="#B76FB3" fo:background-color="#181818"/>
    </style:style>
    <style:style style:name="T349" style:parent-style-name="Основнойшрифтабзаца" style:family="text">
      <style:text-properties style:font-name="Menlo" fo:color="#B76FB3" fo:background-color="#181818" fo:language="en" fo:country="GB"/>
    </style:style>
    <style:style style:name="T350" style:parent-style-name="Основнойшрифтабзаца" style:family="text">
      <style:text-properties style:font-name="Menlo" fo:color="#B76FB3" fo:background-color="#181818"/>
    </style:style>
    <style:style style:name="T351" style:parent-style-name="Основнойшрифтабзаца" style:family="text">
      <style:text-properties style:font-name="Menlo" fo:color="#B76FB3" fo:background-color="#181818" fo:language="en" fo:country="GB"/>
    </style:style>
    <style:style style:name="T35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53" style:parent-style-name="Основнойшрифтабзаца" style:family="text">
      <style:text-properties style:font-name="Menlo" fo:color="#B76FB3" fo:background-color="#181818"/>
    </style:style>
    <style:style style:name="T354" style:parent-style-name="Основнойшрифтабзаца" style:family="text">
      <style:text-properties style:font-name="Menlo" fo:color="#B76FB3" fo:background-color="#181818" fo:language="en" fo:country="GB"/>
    </style:style>
    <style:style style:name="T35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56" style:parent-style-name="Основнойшрифтабзаца" style:family="text">
      <style:text-properties style:font-name="Menlo" fo:color="#B76FB3" fo:background-color="#181818"/>
    </style:style>
    <style:style style:name="T35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5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59" style:parent-style-name="Основнойшрифтабзаца" style:family="text">
      <style:text-properties style:font-name="Menlo" fo:color="#B76FB3" fo:background-color="#181818" fo:language="en" fo:country="GB"/>
    </style:style>
    <style:style style:name="T360" style:parent-style-name="Основнойшрифтабзаца" style:family="text">
      <style:text-properties style:font-name="Menlo" fo:color="#B76FB3" fo:background-color="#181818"/>
    </style:style>
    <style:style style:name="T361" style:parent-style-name="Основнойшрифтабзаца" style:family="text">
      <style:text-properties style:font-name="Menlo" fo:color="#B76FB3" fo:background-color="#181818" fo:language="en" fo:country="GB"/>
    </style:style>
    <style:style style:name="T362" style:parent-style-name="Основнойшрифтабзаца" style:family="text">
      <style:text-properties style:font-name="Menlo" fo:color="#B76FB3" fo:background-color="#181818"/>
    </style:style>
    <style:style style:name="T363" style:parent-style-name="Основнойшрифтабзаца" style:family="text">
      <style:text-properties style:font-name="Menlo" fo:color="#B76FB3" fo:background-color="#181818" fo:language="en" fo:country="GB"/>
    </style:style>
    <style:style style:name="T364" style:parent-style-name="Основнойшрифтабзаца" style:family="text">
      <style:text-properties style:font-name="Menlo" fo:color="#B76FB3" fo:background-color="#181818"/>
    </style:style>
    <style:style style:name="T365" style:parent-style-name="Основнойшрифтабзаца" style:family="text">
      <style:text-properties style:font-name="Menlo" fo:color="#B76FB3" fo:background-color="#181818" fo:language="en" fo:country="GB"/>
    </style:style>
    <style:style style:name="T366" style:parent-style-name="Основнойшрифтабзаца" style:family="text">
      <style:text-properties style:font-name="Menlo" fo:color="#B76FB3" fo:background-color="#181818"/>
    </style:style>
    <style:style style:name="T367" style:parent-style-name="Основнойшрифтабзаца" style:family="text">
      <style:text-properties style:font-name="Menlo" fo:color="#B76FB3" fo:background-color="#181818" fo:language="en" fo:country="GB"/>
    </style:style>
    <style:style style:name="T368" style:parent-style-name="Основнойшрифтабзаца" style:family="text">
      <style:text-properties style:font-name="Menlo" fo:color="#B76FB3" fo:background-color="#181818"/>
    </style:style>
    <style:style style:name="T36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70" style:parent-style-name="Основнойшрифтабзаца" style:family="text">
      <style:text-properties style:font-name="Menlo" fo:color="#B76FB3" fo:background-color="#181818"/>
    </style:style>
    <style:style style:name="T371" style:parent-style-name="Основнойшрифтабзаца" style:family="text">
      <style:text-properties style:font-name="Menlo" fo:color="#B76FB3" fo:background-color="#181818"/>
    </style:style>
    <style:style style:name="T372" style:parent-style-name="Основнойшрифтабзаца" style:family="text">
      <style:text-properties style:font-name="Menlo" fo:color="#B76FB3" fo:background-color="#181818" fo:language="en" fo:country="GB"/>
    </style:style>
    <style:style style:name="T373" style:parent-style-name="Основнойшрифтабзаца" style:family="text">
      <style:text-properties style:font-name="Menlo" fo:color="#B76FB3" fo:background-color="#181818"/>
    </style:style>
    <style:style style:name="T374" style:parent-style-name="Основнойшрифтабзаца" style:family="text">
      <style:text-properties style:font-name="Menlo" fo:color="#B76FB3" fo:background-color="#181818"/>
    </style:style>
    <style:style style:name="T375" style:parent-style-name="Основнойшрифтабзаца" style:family="text">
      <style:text-properties style:font-name="Menlo" fo:color="#B76FB3" fo:background-color="#181818"/>
    </style:style>
    <style:style style:name="T376" style:parent-style-name="Основнойшрифтабзаца" style:family="text">
      <style:text-properties style:font-name="Menlo" fo:color="#B76FB3" fo:background-color="#181818"/>
    </style:style>
    <style:style style:name="T377" style:parent-style-name="Основнойшрифтабзаца" style:family="text">
      <style:text-properties style:font-name="Menlo" fo:color="#B76FB3" fo:background-color="#181818"/>
    </style:style>
    <style:style style:name="T378" style:parent-style-name="Основнойшрифтабзаца" style:family="text">
      <style:text-properties style:font-name="Menlo" fo:color="#B76FB3" fo:background-color="#181818"/>
    </style:style>
    <style:style style:name="T379" style:parent-style-name="Основнойшрифтабзаца" style:family="text">
      <style:text-properties style:font-name="Menlo" fo:color="#B76FB3" fo:background-color="#181818"/>
    </style:style>
    <style:style style:name="T380" style:parent-style-name="Основнойшрифтабзаца" style:family="text">
      <style:text-properties style:font-name="Menlo" fo:color="#B76FB3" fo:background-color="#181818" fo:language="en" fo:country="GB"/>
    </style:style>
    <style:style style:name="T381" style:parent-style-name="Основнойшрифтабзаца" style:family="text">
      <style:text-properties style:font-name="Menlo" fo:color="#B76FB3" fo:background-color="#181818"/>
    </style:style>
    <style:style style:name="T382" style:parent-style-name="Основнойшрифтабзаца" style:family="text">
      <style:text-properties style:font-name="Menlo" fo:color="#B76FB3" fo:background-color="#181818"/>
    </style:style>
    <style:style style:name="T383" style:parent-style-name="Основнойшрифтабзаца" style:family="text">
      <style:text-properties style:font-name="Menlo" fo:color="#B76FB3" fo:background-color="#181818"/>
    </style:style>
    <style:style style:name="T384" style:parent-style-name="Основнойшрифтабзаца" style:family="text">
      <style:text-properties style:font-name="Menlo" fo:color="#B76FB3" fo:background-color="#181818"/>
    </style:style>
    <style:style style:name="T385" style:parent-style-name="Основнойшрифтабзаца" style:family="text">
      <style:text-properties style:font-name="Menlo" fo:color="#B76FB3" fo:background-color="#181818" fo:language="en" fo:country="GB"/>
    </style:style>
    <style:style style:name="T386" style:parent-style-name="Основнойшрифтабзаца" style:family="text">
      <style:text-properties style:font-name="Menlo" fo:color="#B76FB3" fo:background-color="#181818"/>
    </style:style>
    <style:style style:name="T38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8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89" style:parent-style-name="Основнойшрифтабзаца" style:family="text">
      <style:text-properties style:font-name="Menlo" fo:color="#B76FB3" fo:background-color="#181818" fo:language="en" fo:country="GB"/>
    </style:style>
    <style:style style:name="T390" style:parent-style-name="Основнойшрифтабзаца" style:family="text">
      <style:text-properties style:font-name="Menlo" fo:color="#B76FB3" fo:background-color="#181818"/>
    </style:style>
    <style:style style:name="T391" style:parent-style-name="Основнойшрифтабзаца" style:family="text">
      <style:text-properties style:font-name="Menlo" fo:color="#B76FB3" fo:background-color="#181818" fo:language="en" fo:country="GB"/>
    </style:style>
    <style:style style:name="T39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93" style:parent-style-name="Основнойшрифтабзаца" style:family="text">
      <style:text-properties style:font-name="Menlo" fo:color="#B76FB3" fo:background-color="#181818" fo:language="en" fo:country="GB"/>
    </style:style>
    <style:style style:name="T39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95" style:parent-style-name="Основнойшрифтабзаца" style:family="text">
      <style:text-properties style:font-name="Menlo" fo:color="#B76FB3" fo:background-color="#181818" fo:language="en" fo:country="GB"/>
    </style:style>
    <style:style style:name="T396" style:parent-style-name="Основнойшрифтабзаца" style:family="text">
      <style:text-properties style:font-name="Menlo" fo:color="#B76FB3" fo:background-color="#181818"/>
    </style:style>
    <style:style style:name="T39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9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399" style:parent-style-name="Основнойшрифтабзаца" style:family="text">
      <style:text-properties style:font-name="Menlo" fo:color="#B76FB3" fo:background-color="#181818" fo:language="en" fo:country="GB"/>
    </style:style>
    <style:style style:name="T400" style:parent-style-name="Основнойшрифтабзаца" style:family="text">
      <style:text-properties style:font-name="Menlo" fo:color="#B76FB3" fo:background-color="#181818"/>
    </style:style>
    <style:style style:name="T401" style:parent-style-name="Основнойшрифтабзаца" style:family="text">
      <style:text-properties style:font-name="Menlo" fo:color="#B76FB3" fo:background-color="#181818" fo:language="en" fo:country="GB"/>
    </style:style>
    <style:style style:name="T402" style:parent-style-name="Основнойшрифтабзаца" style:family="text">
      <style:text-properties style:font-name="Menlo" fo:color="#B76FB3" fo:background-color="#181818"/>
    </style:style>
    <style:style style:name="T403" style:parent-style-name="Основнойшрифтабзаца" style:family="text">
      <style:text-properties style:font-name="Menlo" fo:color="#B76FB3" fo:background-color="#181818" fo:language="en" fo:country="GB"/>
    </style:style>
    <style:style style:name="T404" style:parent-style-name="Основнойшрифтабзаца" style:family="text">
      <style:text-properties style:font-name="Menlo" fo:color="#B76FB3" fo:background-color="#181818"/>
    </style:style>
    <style:style style:name="T405" style:parent-style-name="Основнойшрифтабзаца" style:family="text">
      <style:text-properties style:font-name="Menlo" fo:color="#B76FB3" fo:background-color="#181818" fo:language="en" fo:country="GB"/>
    </style:style>
    <style:style style:name="T40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07" style:parent-style-name="Основнойшрифтабзаца" style:family="text">
      <style:text-properties style:font-name="Menlo" fo:color="#B76FB3" fo:background-color="#181818"/>
    </style:style>
    <style:style style:name="T408" style:parent-style-name="Основнойшрифтабзаца" style:family="text">
      <style:text-properties style:font-name="Menlo" fo:color="#B76FB3" fo:background-color="#181818" fo:language="en" fo:country="GB"/>
    </style:style>
    <style:style style:name="T40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10" style:parent-style-name="Основнойшрифтабзаца" style:family="text">
      <style:text-properties style:font-name="Menlo" fo:color="#B76FB3" fo:background-color="#181818"/>
    </style:style>
    <style:style style:name="T41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1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13" style:parent-style-name="Основнойшрифтабзаца" style:family="text">
      <style:text-properties style:font-name="Menlo" fo:color="#B76FB3" fo:background-color="#181818"/>
    </style:style>
    <style:style style:name="T414" style:parent-style-name="Основнойшрифтабзаца" style:family="text">
      <style:text-properties style:font-name="Menlo" fo:color="#B76FB3" fo:background-color="#181818"/>
    </style:style>
    <style:style style:name="T415" style:parent-style-name="Основнойшрифтабзаца" style:family="text">
      <style:text-properties style:font-name="Menlo" fo:color="#B76FB3" fo:background-color="#181818" fo:language="en" fo:country="GB"/>
    </style:style>
    <style:style style:name="T416" style:parent-style-name="Основнойшрифтабзаца" style:family="text">
      <style:text-properties style:font-name="Menlo" fo:color="#B76FB3" fo:background-color="#181818"/>
    </style:style>
    <style:style style:name="T417" style:parent-style-name="Основнойшрифтабзаца" style:family="text">
      <style:text-properties style:font-name="Menlo" fo:color="#B76FB3" fo:background-color="#181818" fo:language="en" fo:country="GB"/>
    </style:style>
    <style:style style:name="T418" style:parent-style-name="Основнойшрифтабзаца" style:family="text">
      <style:text-properties style:font-name="Menlo" fo:color="#B76FB3" fo:background-color="#181818"/>
    </style:style>
    <style:style style:name="T419" style:parent-style-name="Основнойшрифтабзаца" style:family="text">
      <style:text-properties style:font-name="Menlo" fo:color="#B76FB3" fo:background-color="#181818" fo:language="en" fo:country="GB"/>
    </style:style>
    <style:style style:name="T420" style:parent-style-name="Основнойшрифтабзаца" style:family="text">
      <style:text-properties style:font-name="Menlo" fo:color="#B76FB3" fo:background-color="#181818"/>
    </style:style>
    <style:style style:name="T421" style:parent-style-name="Основнойшрифтабзаца" style:family="text">
      <style:text-properties style:font-name="Menlo" fo:color="#B76FB3" fo:background-color="#181818" fo:language="en" fo:country="GB"/>
    </style:style>
    <style:style style:name="T42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2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2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25" style:parent-style-name="Основнойшрифтабзаца" style:family="text">
      <style:text-properties style:font-name="Menlo" fo:color="#B76FB3" fo:background-color="#181818" fo:language="en" fo:country="GB"/>
    </style:style>
    <style:style style:name="T426" style:parent-style-name="Основнойшрифтабзаца" style:family="text">
      <style:text-properties style:font-name="Menlo" fo:color="#B76FB3" fo:background-color="#181818"/>
    </style:style>
    <style:style style:name="T427" style:parent-style-name="Основнойшрифтабзаца" style:family="text">
      <style:text-properties style:font-name="Menlo" fo:color="#B76FB3" fo:background-color="#181818"/>
    </style:style>
    <style:style style:name="T428" style:parent-style-name="Основнойшрифтабзаца" style:family="text">
      <style:text-properties style:font-name="Menlo" fo:color="#B76FB3" fo:background-color="#181818"/>
    </style:style>
    <style:style style:name="T429" style:parent-style-name="Основнойшрифтабзаца" style:family="text">
      <style:text-properties style:font-name="Menlo" fo:color="#B76FB3" fo:background-color="#181818"/>
    </style:style>
    <style:style style:name="T430" style:parent-style-name="Основнойшрифтабзаца" style:family="text">
      <style:text-properties style:font-name="Menlo" fo:color="#B76FB3" fo:background-color="#181818"/>
    </style:style>
    <style:style style:name="T431" style:parent-style-name="Основнойшрифтабзаца" style:family="text">
      <style:text-properties style:font-name="Menlo" fo:color="#B76FB3" fo:background-color="#181818"/>
    </style:style>
    <style:style style:name="T432" style:parent-style-name="Основнойшрифтабзаца" style:family="text">
      <style:text-properties style:font-name="Menlo" fo:color="#B76FB3" fo:background-color="#181818"/>
    </style:style>
    <style:style style:name="T433" style:parent-style-name="Основнойшрифтабзаца" style:family="text">
      <style:text-properties style:font-name="Menlo" fo:color="#B76FB3" fo:background-color="#181818"/>
    </style:style>
    <style:style style:name="T434" style:parent-style-name="Основнойшрифтабзаца" style:family="text">
      <style:text-properties style:font-name="Menlo" fo:color="#B76FB3" fo:background-color="#181818"/>
    </style:style>
    <style:style style:name="T435" style:parent-style-name="Основнойшрифтабзаца" style:family="text">
      <style:text-properties style:font-name="Menlo" fo:color="#B76FB3" fo:background-color="#181818"/>
    </style:style>
    <style:style style:name="T436" style:parent-style-name="Основнойшрифтабзаца" style:family="text">
      <style:text-properties style:font-name="Menlo" fo:color="#B76FB3" fo:background-color="#181818"/>
    </style:style>
    <style:style style:name="T437" style:parent-style-name="Основнойшрифтабзаца" style:family="text">
      <style:text-properties style:font-name="Menlo" fo:color="#B76FB3" fo:background-color="#181818"/>
    </style:style>
    <style:style style:name="T438" style:parent-style-name="Основнойшрифтабзаца" style:family="text">
      <style:text-properties style:font-name="Menlo" fo:color="#B76FB3" fo:background-color="#181818"/>
    </style:style>
    <style:style style:name="T439" style:parent-style-name="Основнойшрифтабзаца" style:family="text">
      <style:text-properties style:font-name="Menlo" fo:color="#B76FB3" fo:background-color="#181818" fo:language="en" fo:country="GB"/>
    </style:style>
    <style:style style:name="T440" style:parent-style-name="Основнойшрифтабзаца" style:family="text">
      <style:text-properties style:font-name="Menlo" fo:color="#B76FB3" fo:background-color="#181818"/>
    </style:style>
    <style:style style:name="T44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4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43" style:parent-style-name="Основнойшрифтабзаца" style:family="text">
      <style:text-properties style:font-name="Menlo" fo:color="#B76FB3" fo:background-color="#181818" fo:language="en" fo:country="GB"/>
    </style:style>
    <style:style style:name="T444" style:parent-style-name="Основнойшрифтабзаца" style:family="text">
      <style:text-properties style:font-name="Menlo" fo:color="#B76FB3" fo:background-color="#181818"/>
    </style:style>
    <style:style style:name="T445" style:parent-style-name="Основнойшрифтабзаца" style:family="text">
      <style:text-properties style:font-name="Menlo" fo:color="#B76FB3" fo:background-color="#181818" fo:language="en" fo:country="GB"/>
    </style:style>
    <style:style style:name="T446" style:parent-style-name="Основнойшрифтабзаца" style:family="text">
      <style:text-properties style:font-name="Menlo" fo:color="#B76FB3" fo:background-color="#181818"/>
    </style:style>
    <style:style style:name="T447" style:parent-style-name="Основнойшрифтабзаца" style:family="text">
      <style:text-properties style:font-name="Menlo" fo:color="#B76FB3" fo:background-color="#181818" fo:language="en" fo:country="GB"/>
    </style:style>
    <style:style style:name="T448" style:parent-style-name="Основнойшрифтабзаца" style:family="text">
      <style:text-properties style:font-name="Menlo" fo:color="#B76FB3" fo:background-color="#181818"/>
    </style:style>
    <style:style style:name="T44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5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51" style:parent-style-name="Основнойшрифтабзаца" style:family="text">
      <style:text-properties style:font-name="Menlo" fo:color="#B76FB3" fo:background-color="#181818" fo:language="en" fo:country="GB"/>
    </style:style>
    <style:style style:name="T452" style:parent-style-name="Основнойшрифтабзаца" style:family="text">
      <style:text-properties style:font-name="Menlo" fo:color="#B76FB3" fo:background-color="#181818"/>
    </style:style>
    <style:style style:name="T453" style:parent-style-name="Основнойшрифтабзаца" style:family="text">
      <style:text-properties style:font-name="Menlo" fo:color="#B76FB3" fo:background-color="#181818" fo:language="en" fo:country="GB"/>
    </style:style>
    <style:style style:name="T45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5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56" style:parent-style-name="Основнойшрифтабзаца" style:family="text">
      <style:text-properties style:font-name="Menlo" fo:color="#B76FB3" fo:background-color="#181818" fo:language="en" fo:country="GB"/>
    </style:style>
    <style:style style:name="T457" style:parent-style-name="Основнойшрифтабзаца" style:family="text">
      <style:text-properties style:font-name="Menlo" fo:color="#B76FB3" fo:background-color="#181818"/>
    </style:style>
    <style:style style:name="T458" style:parent-style-name="Основнойшрифтабзаца" style:family="text">
      <style:text-properties style:font-name="Menlo" fo:color="#B76FB3" fo:background-color="#181818" fo:language="en" fo:country="GB"/>
    </style:style>
    <style:style style:name="T459" style:parent-style-name="Основнойшрифтабзаца" style:family="text">
      <style:text-properties style:font-name="Menlo" fo:color="#B76FB3" fo:background-color="#181818"/>
    </style:style>
    <style:style style:name="T460" style:parent-style-name="Основнойшрифтабзаца" style:family="text">
      <style:text-properties style:font-name="Menlo" fo:color="#B76FB3" fo:background-color="#181818" fo:language="en" fo:country="GB"/>
    </style:style>
    <style:style style:name="T461" style:parent-style-name="Основнойшрифтабзаца" style:family="text">
      <style:text-properties style:font-name="Menlo" fo:color="#B76FB3" fo:background-color="#181818"/>
    </style:style>
    <style:style style:name="T46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6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64" style:parent-style-name="Основнойшрифтабзаца" style:family="text">
      <style:text-properties style:font-name="Menlo" fo:color="#B76FB3" fo:background-color="#181818" fo:language="en" fo:country="GB"/>
    </style:style>
    <style:style style:name="T465" style:parent-style-name="Основнойшрифтабзаца" style:family="text">
      <style:text-properties style:font-name="Menlo" fo:color="#B76FB3" fo:background-color="#181818"/>
    </style:style>
    <style:style style:name="T466" style:parent-style-name="Основнойшрифтабзаца" style:family="text">
      <style:text-properties style:font-name="Menlo" fo:color="#B76FB3" fo:background-color="#181818" fo:language="en" fo:country="GB"/>
    </style:style>
    <style:style style:name="T467" style:parent-style-name="Основнойшрифтабзаца" style:family="text">
      <style:text-properties style:font-name="Menlo" fo:color="#B76FB3" fo:background-color="#181818"/>
    </style:style>
    <style:style style:name="T468" style:parent-style-name="Основнойшрифтабзаца" style:family="text">
      <style:text-properties style:font-name="Menlo" fo:color="#B76FB3" fo:background-color="#181818" fo:language="en" fo:country="GB"/>
    </style:style>
    <style:style style:name="T469" style:parent-style-name="Основнойшрифтабзаца" style:family="text">
      <style:text-properties style:font-name="Menlo" fo:color="#B76FB3" fo:background-color="#181818"/>
    </style:style>
    <style:style style:name="T470" style:parent-style-name="Основнойшрифтабзаца" style:family="text">
      <style:text-properties style:font-name="Menlo" fo:color="#B76FB3" fo:background-color="#181818"/>
    </style:style>
    <style:style style:name="T471" style:parent-style-name="Основнойшрифтабзаца" style:family="text">
      <style:text-properties style:font-name="Menlo" fo:color="#B76FB3" fo:background-color="#181818" fo:language="en" fo:country="GB"/>
    </style:style>
    <style:style style:name="T472" style:parent-style-name="Основнойшрифтабзаца" style:family="text">
      <style:text-properties style:font-name="Menlo" fo:color="#B76FB3" fo:background-color="#181818"/>
    </style:style>
    <style:style style:name="T473" style:parent-style-name="Основнойшрифтабзаца" style:family="text">
      <style:text-properties style:font-name="Menlo" fo:color="#B76FB3" fo:background-color="#181818" fo:language="en" fo:country="GB"/>
    </style:style>
    <style:style style:name="T47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75" style:parent-style-name="Основнойшрифтабзаца" style:family="text">
      <style:text-properties style:font-name="Menlo" fo:color="#B76FB3" fo:background-color="#181818" fo:language="en" fo:country="GB"/>
    </style:style>
    <style:style style:name="T47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77" style:parent-style-name="Основнойшрифтабзаца" style:family="text">
      <style:text-properties style:font-name="Menlo" fo:color="#B76FB3" fo:background-color="#181818" fo:language="en" fo:country="GB"/>
    </style:style>
    <style:style style:name="T478" style:parent-style-name="Основнойшрифтабзаца" style:family="text">
      <style:text-properties style:font-name="Menlo" fo:color="#B76FB3" fo:background-color="#181818"/>
    </style:style>
    <style:style style:name="T47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8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81" style:parent-style-name="Основнойшрифтабзаца" style:family="text">
      <style:text-properties style:font-name="Menlo" fo:color="#B76FB3" fo:background-color="#181818" fo:language="en" fo:country="GB"/>
    </style:style>
    <style:style style:name="T482" style:parent-style-name="Основнойшрифтабзаца" style:family="text">
      <style:text-properties style:font-name="Menlo" fo:color="#B76FB3" fo:background-color="#181818"/>
    </style:style>
    <style:style style:name="T483" style:parent-style-name="Основнойшрифтабзаца" style:family="text">
      <style:text-properties style:font-name="Menlo" fo:color="#B76FB3" fo:background-color="#181818" fo:language="en" fo:country="GB"/>
    </style:style>
    <style:style style:name="T484" style:parent-style-name="Основнойшрифтабзаца" style:family="text">
      <style:text-properties style:font-name="Menlo" fo:color="#B76FB3" fo:background-color="#181818"/>
    </style:style>
    <style:style style:name="T485" style:parent-style-name="Основнойшрифтабзаца" style:family="text">
      <style:text-properties style:font-name="Menlo" fo:color="#B76FB3" fo:background-color="#181818" fo:language="en" fo:country="GB"/>
    </style:style>
    <style:style style:name="T486" style:parent-style-name="Основнойшрифтабзаца" style:family="text">
      <style:text-properties style:font-name="Menlo" fo:color="#B76FB3" fo:background-color="#181818"/>
    </style:style>
    <style:style style:name="T487" style:parent-style-name="Основнойшрифтабзаца" style:family="text">
      <style:text-properties style:font-name="Menlo" fo:color="#B76FB3" fo:background-color="#181818" fo:language="en" fo:country="GB"/>
    </style:style>
    <style:style style:name="T48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89" style:parent-style-name="Основнойшрифтабзаца" style:family="text">
      <style:text-properties style:font-name="Menlo" fo:color="#B76FB3" fo:background-color="#181818"/>
    </style:style>
    <style:style style:name="T490" style:parent-style-name="Основнойшрифтабзаца" style:family="text">
      <style:text-properties style:font-name="Menlo" fo:color="#B76FB3" fo:background-color="#181818" fo:language="en" fo:country="GB"/>
    </style:style>
    <style:style style:name="T491" style:parent-style-name="Основнойшрифтабзаца" style:family="text">
      <style:text-properties style:font-name="Menlo" fo:color="#B76FB3" fo:background-color="#181818"/>
    </style:style>
    <style:style style:name="T49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9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494" style:parent-style-name="Основнойшрифтабзаца" style:family="text">
      <style:text-properties style:font-name="Menlo" fo:color="#B76FB3" fo:background-color="#181818" fo:language="en" fo:country="GB"/>
    </style:style>
    <style:style style:name="T495" style:parent-style-name="Основнойшрифтабзаца" style:family="text">
      <style:text-properties style:font-name="Menlo" fo:color="#B76FB3" fo:background-color="#181818"/>
    </style:style>
    <style:style style:name="T496" style:parent-style-name="Основнойшрифтабзаца" style:family="text">
      <style:text-properties style:font-name="Menlo" fo:color="#B76FB3" fo:background-color="#181818" fo:language="en" fo:country="GB"/>
    </style:style>
    <style:style style:name="T497" style:parent-style-name="Основнойшрифтабзаца" style:family="text">
      <style:text-properties style:font-name="Menlo" fo:color="#B76FB3" fo:background-color="#181818"/>
    </style:style>
    <style:style style:name="T498" style:parent-style-name="Основнойшрифтабзаца" style:family="text">
      <style:text-properties style:font-name="Menlo" fo:color="#B76FB3" fo:background-color="#181818" fo:language="en" fo:country="GB"/>
    </style:style>
    <style:style style:name="T499" style:parent-style-name="Основнойшрифтабзаца" style:family="text">
      <style:text-properties style:font-name="Menlo" fo:color="#B76FB3" fo:background-color="#181818"/>
    </style:style>
    <style:style style:name="T500" style:parent-style-name="Основнойшрифтабзаца" style:family="text">
      <style:text-properties style:font-name="Menlo" fo:color="#B76FB3" fo:background-color="#181818"/>
    </style:style>
    <style:style style:name="T501" style:parent-style-name="Основнойшрифтабзаца" style:family="text">
      <style:text-properties style:font-name="Menlo" fo:color="#B76FB3" fo:background-color="#181818" fo:language="en" fo:country="GB"/>
    </style:style>
    <style:style style:name="T502" style:parent-style-name="Основнойшрифтабзаца" style:family="text">
      <style:text-properties style:font-name="Menlo" fo:color="#B76FB3" fo:background-color="#181818"/>
    </style:style>
    <style:style style:name="T503" style:parent-style-name="Основнойшрифтабзаца" style:family="text">
      <style:text-properties style:font-name="Menlo" fo:color="#B76FB3" fo:background-color="#181818"/>
    </style:style>
    <style:style style:name="T504" style:parent-style-name="Основнойшрифтабзаца" style:family="text">
      <style:text-properties style:font-name="Menlo" fo:color="#B76FB3" fo:background-color="#181818"/>
    </style:style>
    <style:style style:name="T505" style:parent-style-name="Основнойшрифтабзаца" style:family="text">
      <style:text-properties style:font-name="Menlo" fo:color="#B76FB3" fo:background-color="#181818"/>
    </style:style>
    <style:style style:name="T506" style:parent-style-name="Основнойшрифтабзаца" style:family="text">
      <style:text-properties style:font-name="Menlo" fo:color="#B76FB3" fo:background-color="#181818"/>
    </style:style>
    <style:style style:name="T507" style:parent-style-name="Основнойшрифтабзаца" style:family="text">
      <style:text-properties style:font-name="Menlo" fo:color="#B76FB3" fo:background-color="#181818"/>
    </style:style>
    <style:style style:name="T508" style:parent-style-name="Основнойшрифтабзаца" style:family="text">
      <style:text-properties style:font-name="Menlo" fo:color="#B76FB3" fo:background-color="#181818"/>
    </style:style>
    <style:style style:name="T509" style:parent-style-name="Основнойшрифтабзаца" style:family="text">
      <style:text-properties style:font-name="Menlo" fo:color="#B76FB3" fo:background-color="#181818" fo:language="en" fo:country="GB"/>
    </style:style>
    <style:style style:name="T510" style:parent-style-name="Основнойшрифтабзаца" style:family="text">
      <style:text-properties style:font-name="Menlo" fo:color="#B76FB3" fo:background-color="#181818"/>
    </style:style>
    <style:style style:name="T511" style:parent-style-name="Основнойшрифтабзаца" style:family="text">
      <style:text-properties style:font-name="Menlo" fo:color="#B76FB3" fo:background-color="#181818"/>
    </style:style>
    <style:style style:name="T512" style:parent-style-name="Основнойшрифтабзаца" style:family="text">
      <style:text-properties style:font-name="Menlo" fo:color="#B76FB3" fo:background-color="#181818"/>
    </style:style>
    <style:style style:name="T513" style:parent-style-name="Основнойшрифтабзаца" style:family="text">
      <style:text-properties style:font-name="Menlo" fo:color="#B76FB3" fo:background-color="#181818"/>
    </style:style>
    <style:style style:name="T51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1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16" style:parent-style-name="Основнойшрифтабзаца" style:family="text">
      <style:text-properties style:font-name="Menlo" fo:color="#B76FB3" fo:background-color="#181818"/>
    </style:style>
    <style:style style:name="T517" style:parent-style-name="Основнойшрифтабзаца" style:family="text">
      <style:text-properties style:font-name="Menlo" fo:color="#B76FB3" fo:background-color="#181818"/>
    </style:style>
    <style:style style:name="T518" style:parent-style-name="Основнойшрифтабзаца" style:family="text">
      <style:text-properties style:font-name="Menlo" fo:color="#B76FB3" fo:background-color="#181818" fo:language="en" fo:country="GB"/>
    </style:style>
    <style:style style:name="T519" style:parent-style-name="Основнойшрифтабзаца" style:family="text">
      <style:text-properties style:font-name="Menlo" fo:color="#B76FB3" fo:background-color="#181818"/>
    </style:style>
    <style:style style:name="T520" style:parent-style-name="Основнойшрифтабзаца" style:family="text">
      <style:text-properties style:font-name="Menlo" fo:color="#B76FB3" fo:background-color="#181818" fo:language="en" fo:country="GB"/>
    </style:style>
    <style:style style:name="T521" style:parent-style-name="Основнойшрифтабзаца" style:family="text">
      <style:text-properties style:font-name="Menlo" fo:color="#B76FB3" fo:background-color="#181818"/>
    </style:style>
    <style:style style:name="T522" style:parent-style-name="Основнойшрифтабзаца" style:family="text">
      <style:text-properties style:font-name="Menlo" fo:color="#B76FB3" fo:background-color="#181818" fo:language="en" fo:country="GB"/>
    </style:style>
    <style:style style:name="T523" style:parent-style-name="Основнойшрифтабзаца" style:family="text">
      <style:text-properties style:font-name="Menlo" fo:color="#B76FB3" fo:background-color="#181818"/>
    </style:style>
    <style:style style:name="T524" style:parent-style-name="Основнойшрифтабзаца" style:family="text">
      <style:text-properties style:font-name="Menlo" fo:color="#B76FB3" fo:background-color="#181818"/>
    </style:style>
    <style:style style:name="T525" style:parent-style-name="Основнойшрифтабзаца" style:family="text">
      <style:text-properties style:font-name="Menlo" fo:color="#B76FB3" fo:background-color="#181818" fo:language="en" fo:country="GB"/>
    </style:style>
    <style:style style:name="T526" style:parent-style-name="Основнойшрифтабзаца" style:family="text">
      <style:text-properties style:font-name="Menlo" fo:color="#B76FB3" fo:background-color="#181818"/>
    </style:style>
    <style:style style:name="T52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28" style:parent-style-name="Основнойшрифтабзаца" style:family="text">
      <style:text-properties style:font-name="Menlo" fo:color="#B76FB3" fo:background-color="#181818"/>
    </style:style>
    <style:style style:name="T529" style:parent-style-name="Основнойшрифтабзаца" style:family="text">
      <style:text-properties style:font-name="Menlo" fo:color="#B76FB3" fo:background-color="#181818" fo:language="en" fo:country="GB"/>
    </style:style>
    <style:style style:name="T530" style:parent-style-name="Основнойшрифтабзаца" style:family="text">
      <style:text-properties style:font-name="Menlo" fo:color="#B76FB3" fo:background-color="#181818"/>
    </style:style>
    <style:style style:name="T531" style:parent-style-name="Основнойшрифтабзаца" style:family="text">
      <style:text-properties style:font-name="Menlo" fo:color="#B76FB3" fo:background-color="#181818" fo:language="en" fo:country="GB"/>
    </style:style>
    <style:style style:name="T532" style:parent-style-name="Основнойшрифтабзаца" style:family="text">
      <style:text-properties style:font-name="Menlo" fo:color="#B76FB3" fo:background-color="#181818"/>
    </style:style>
    <style:style style:name="T53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34" style:parent-style-name="Основнойшрифтабзаца" style:family="text">
      <style:text-properties style:font-name="Menlo" fo:color="#B76FB3" fo:background-color="#181818"/>
    </style:style>
    <style:style style:name="T535" style:parent-style-name="Основнойшрифтабзаца" style:family="text">
      <style:text-properties style:font-name="Menlo" fo:color="#B76FB3" fo:background-color="#181818" fo:language="en" fo:country="GB"/>
    </style:style>
    <style:style style:name="T536" style:parent-style-name="Основнойшрифтабзаца" style:family="text">
      <style:text-properties style:font-name="Menlo" fo:color="#B76FB3" fo:background-color="#181818"/>
    </style:style>
    <style:style style:name="T537" style:parent-style-name="Основнойшрифтабзаца" style:family="text">
      <style:text-properties style:font-name="Menlo" fo:color="#B76FB3" fo:background-color="#181818" fo:language="en" fo:country="GB"/>
    </style:style>
    <style:style style:name="T538" style:parent-style-name="Основнойшрифтабзаца" style:family="text">
      <style:text-properties style:font-name="Menlo" fo:color="#B76FB3" fo:background-color="#181818"/>
    </style:style>
    <style:style style:name="T539" style:parent-style-name="Основнойшрифтабзаца" style:family="text">
      <style:text-properties style:font-name="Menlo" fo:color="#B76FB3" fo:background-color="#181818"/>
    </style:style>
    <style:style style:name="T540" style:parent-style-name="Основнойшрифтабзаца" style:family="text">
      <style:text-properties style:font-name="Menlo" fo:color="#B76FB3" fo:background-color="#181818" fo:language="en" fo:country="GB"/>
    </style:style>
    <style:style style:name="T541" style:parent-style-name="Основнойшрифтабзаца" style:family="text">
      <style:text-properties style:font-name="Menlo" fo:color="#B76FB3" fo:background-color="#181818"/>
    </style:style>
    <style:style style:name="T542" style:parent-style-name="Основнойшрифтабзаца" style:family="text">
      <style:text-properties style:font-name="Menlo" fo:color="#B76FB3" fo:background-color="#181818" fo:language="en" fo:country="GB"/>
    </style:style>
    <style:style style:name="T54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4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45" style:parent-style-name="Основнойшрифтабзаца" style:family="text">
      <style:text-properties style:font-name="Menlo" fo:color="#B76FB3" fo:background-color="#181818" fo:language="en" fo:country="GB"/>
    </style:style>
    <style:style style:name="T546" style:parent-style-name="Основнойшрифтабзаца" style:family="text">
      <style:text-properties style:font-name="Menlo" fo:color="#B76FB3" fo:background-color="#181818"/>
    </style:style>
    <style:style style:name="T547" style:parent-style-name="Основнойшрифтабзаца" style:family="text">
      <style:text-properties style:font-name="Menlo" fo:color="#B76FB3" fo:background-color="#181818"/>
    </style:style>
    <style:style style:name="T548" style:parent-style-name="Основнойшрифтабзаца" style:family="text">
      <style:text-properties style:font-name="Menlo" fo:color="#B76FB3" fo:background-color="#181818"/>
    </style:style>
    <style:style style:name="T549" style:parent-style-name="Основнойшрифтабзаца" style:family="text">
      <style:text-properties style:font-name="Menlo" fo:color="#B76FB3" fo:background-color="#181818"/>
    </style:style>
    <style:style style:name="T550" style:parent-style-name="Основнойшрифтабзаца" style:family="text">
      <style:text-properties style:font-name="Menlo" fo:color="#B76FB3" fo:background-color="#181818"/>
    </style:style>
    <style:style style:name="T551" style:parent-style-name="Основнойшрифтабзаца" style:family="text">
      <style:text-properties style:font-name="Menlo" fo:color="#B76FB3" fo:background-color="#181818"/>
    </style:style>
    <style:style style:name="T552" style:parent-style-name="Основнойшрифтабзаца" style:family="text">
      <style:text-properties style:font-name="Menlo" fo:color="#B76FB3" fo:background-color="#181818"/>
    </style:style>
    <style:style style:name="T553" style:parent-style-name="Основнойшрифтабзаца" style:family="text">
      <style:text-properties style:font-name="Menlo" fo:color="#B76FB3" fo:background-color="#181818" fo:language="en" fo:country="GB"/>
    </style:style>
    <style:style style:name="T554" style:parent-style-name="Основнойшрифтабзаца" style:family="text">
      <style:text-properties style:font-name="Menlo" fo:color="#B76FB3" fo:background-color="#181818"/>
    </style:style>
    <style:style style:name="T555" style:parent-style-name="Основнойшрифтабзаца" style:family="text">
      <style:text-properties style:font-name="Menlo" fo:color="#B76FB3" fo:background-color="#181818"/>
    </style:style>
    <style:style style:name="T556" style:parent-style-name="Основнойшрифтабзаца" style:family="text">
      <style:text-properties style:font-name="Menlo" fo:color="#B76FB3" fo:background-color="#181818"/>
    </style:style>
    <style:style style:name="T557" style:parent-style-name="Основнойшрифтабзаца" style:family="text">
      <style:text-properties style:font-name="Menlo" fo:color="#B76FB3" fo:background-color="#181818"/>
    </style:style>
    <style:style style:name="T55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5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60" style:parent-style-name="Основнойшрифтабзаца" style:family="text">
      <style:text-properties style:font-name="Menlo" fo:color="#B76FB3" fo:background-color="#181818"/>
    </style:style>
    <style:style style:name="T561" style:parent-style-name="Основнойшрифтабзаца" style:family="text">
      <style:text-properties style:font-name="Menlo" fo:color="#B76FB3" fo:background-color="#181818"/>
    </style:style>
    <style:style style:name="T562" style:parent-style-name="Основнойшрифтабзаца" style:family="text">
      <style:text-properties style:font-name="Menlo" fo:color="#B76FB3" fo:background-color="#181818"/>
    </style:style>
    <style:style style:name="T563" style:parent-style-name="Основнойшрифтабзаца" style:family="text">
      <style:text-properties style:font-name="Menlo" fo:color="#B76FB3" fo:background-color="#181818"/>
    </style:style>
    <style:style style:name="T564" style:parent-style-name="Основнойшрифтабзаца" style:family="text">
      <style:text-properties style:font-name="Menlo" fo:color="#B76FB3" fo:background-color="#181818" fo:language="en" fo:country="GB"/>
    </style:style>
    <style:style style:name="T565" style:parent-style-name="Основнойшрифтабзаца" style:family="text">
      <style:text-properties style:font-name="Menlo" fo:color="#B76FB3" fo:background-color="#181818"/>
    </style:style>
    <style:style style:name="T566" style:parent-style-name="Основнойшрифтабзаца" style:family="text">
      <style:text-properties style:font-name="Menlo" fo:color="#B76FB3" fo:background-color="#181818" fo:language="en" fo:country="GB"/>
    </style:style>
    <style:style style:name="T567" style:parent-style-name="Основнойшрифтабзаца" style:family="text">
      <style:text-properties style:font-name="Menlo" fo:color="#B76FB3" fo:background-color="#181818"/>
    </style:style>
    <style:style style:name="T568" style:parent-style-name="Основнойшрифтабзаца" style:family="text">
      <style:text-properties style:font-name="Menlo" fo:color="#B76FB3" fo:background-color="#181818" fo:language="en" fo:country="GB"/>
    </style:style>
    <style:style style:name="T569" style:parent-style-name="Основнойшрифтабзаца" style:family="text">
      <style:text-properties style:font-name="Menlo" fo:color="#B76FB3" fo:background-color="#181818"/>
    </style:style>
    <style:style style:name="T570" style:parent-style-name="Основнойшрифтабзаца" style:family="text">
      <style:text-properties style:font-name="Menlo" fo:color="#B76FB3" fo:background-color="#181818" fo:language="en" fo:country="GB"/>
    </style:style>
    <style:style style:name="T57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7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7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7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75" style:parent-style-name="Основнойшрифтабзаца" style:family="text">
      <style:text-properties style:font-name="Menlo" fo:color="#B76FB3" fo:background-color="#181818" fo:language="en" fo:country="GB"/>
    </style:style>
    <style:style style:name="T576" style:parent-style-name="Основнойшрифтабзаца" style:family="text">
      <style:text-properties style:font-name="Menlo" fo:color="#B76FB3" fo:background-color="#181818"/>
    </style:style>
    <style:style style:name="T577" style:parent-style-name="Основнойшрифтабзаца" style:family="text">
      <style:text-properties style:font-name="Menlo" fo:color="#B76FB3" fo:background-color="#181818" fo:language="en" fo:country="GB"/>
    </style:style>
    <style:style style:name="T578" style:parent-style-name="Основнойшрифтабзаца" style:family="text">
      <style:text-properties style:font-name="Menlo" fo:color="#B76FB3" fo:background-color="#181818"/>
    </style:style>
    <style:style style:name="T579" style:parent-style-name="Основнойшрифтабзаца" style:family="text">
      <style:text-properties style:font-name="Menlo" fo:color="#B76FB3" fo:background-color="#181818" fo:language="en" fo:country="GB"/>
    </style:style>
    <style:style style:name="T58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8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8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83" style:parent-style-name="Основнойшрифтабзаца" style:family="text">
      <style:text-properties style:font-name="Menlo" fo:color="#B76FB3" fo:background-color="#181818" fo:language="en" fo:country="GB"/>
    </style:style>
    <style:style style:name="T584" style:parent-style-name="Основнойшрифтабзаца" style:family="text">
      <style:text-properties style:font-name="Menlo" fo:color="#B76FB3" fo:background-color="#181818"/>
    </style:style>
    <style:style style:name="T585" style:parent-style-name="Основнойшрифтабзаца" style:family="text">
      <style:text-properties style:font-name="Menlo" fo:color="#B76FB3" fo:background-color="#181818" fo:language="en" fo:country="GB"/>
    </style:style>
    <style:style style:name="T58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87" style:parent-style-name="Основнойшрифтабзаца" style:family="text">
      <style:text-properties style:font-name="Menlo" fo:color="#B76FB3" fo:background-color="#181818" fo:language="en" fo:country="GB"/>
    </style:style>
    <style:style style:name="T588" style:parent-style-name="Основнойшрифтабзаца" style:family="text">
      <style:text-properties style:font-name="Menlo" fo:color="#B76FB3" fo:background-color="#181818"/>
    </style:style>
    <style:style style:name="T58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9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9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92" style:parent-style-name="Основнойшрифтабзаца" style:family="text">
      <style:text-properties style:font-name="Menlo" fo:color="#B76FB3" fo:background-color="#181818" fo:language="en" fo:country="GB"/>
    </style:style>
    <style:style style:name="T593" style:parent-style-name="Основнойшрифтабзаца" style:family="text">
      <style:text-properties style:font-name="Menlo" fo:color="#B76FB3" fo:background-color="#181818"/>
    </style:style>
    <style:style style:name="T594" style:parent-style-name="Основнойшрифтабзаца" style:family="text">
      <style:text-properties style:font-name="Menlo" fo:color="#B76FB3" fo:background-color="#181818"/>
    </style:style>
    <style:style style:name="T595" style:parent-style-name="Основнойшрифтабзаца" style:family="text">
      <style:text-properties style:font-name="Menlo" fo:color="#B76FB3" fo:background-color="#181818"/>
    </style:style>
    <style:style style:name="T596" style:parent-style-name="Основнойшрифтабзаца" style:family="text">
      <style:text-properties style:font-name="Menlo" fo:color="#B76FB3" fo:background-color="#181818"/>
    </style:style>
    <style:style style:name="T597" style:parent-style-name="Основнойшрифтабзаца" style:family="text">
      <style:text-properties style:font-name="Menlo" fo:color="#B76FB3" fo:background-color="#181818"/>
    </style:style>
    <style:style style:name="T59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59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0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01" style:parent-style-name="Основнойшрифтабзаца" style:family="text">
      <style:text-properties style:font-name="Menlo" fo:color="#B76FB3" fo:background-color="#181818" fo:language="en" fo:country="GB"/>
    </style:style>
    <style:style style:name="T602" style:parent-style-name="Основнойшрифтабзаца" style:family="text">
      <style:text-properties style:font-name="Menlo" fo:color="#B76FB3" fo:background-color="#181818"/>
    </style:style>
    <style:style style:name="T603" style:parent-style-name="Основнойшрифтабзаца" style:family="text">
      <style:text-properties style:font-name="Menlo" fo:color="#B76FB3" fo:background-color="#181818" fo:language="en" fo:country="GB"/>
    </style:style>
    <style:style style:name="T60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0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06" style:parent-style-name="Основнойшрифтабзаца" style:family="text">
      <style:text-properties style:font-name="Menlo" fo:color="#B76FB3" fo:background-color="#181818"/>
    </style:style>
    <style:style style:name="T607" style:parent-style-name="Основнойшрифтабзаца" style:family="text">
      <style:text-properties style:font-name="Menlo" fo:color="#B76FB3" fo:background-color="#181818"/>
    </style:style>
    <style:style style:name="T608" style:parent-style-name="Основнойшрифтабзаца" style:family="text">
      <style:text-properties style:font-name="Menlo" fo:color="#B76FB3" fo:background-color="#181818"/>
    </style:style>
    <style:style style:name="T609" style:parent-style-name="Основнойшрифтабзаца" style:family="text">
      <style:text-properties style:font-name="Menlo" fo:color="#B76FB3" fo:background-color="#181818" fo:language="en" fo:country="GB"/>
    </style:style>
    <style:style style:name="T610" style:parent-style-name="Основнойшрифтабзаца" style:family="text">
      <style:text-properties style:font-name="Menlo" fo:color="#B76FB3" fo:background-color="#181818"/>
    </style:style>
    <style:style style:name="T611" style:parent-style-name="Основнойшрифтабзаца" style:family="text">
      <style:text-properties style:font-name="Menlo" fo:color="#B76FB3" fo:background-color="#181818" fo:language="en" fo:country="GB"/>
    </style:style>
    <style:style style:name="T612" style:parent-style-name="Основнойшрифтабзаца" style:family="text">
      <style:text-properties style:font-name="Menlo" fo:color="#B76FB3" fo:background-color="#181818"/>
    </style:style>
    <style:style style:name="T613" style:parent-style-name="Основнойшрифтабзаца" style:family="text">
      <style:text-properties style:font-name="Menlo" fo:color="#B76FB3" fo:background-color="#181818"/>
    </style:style>
    <style:style style:name="T614" style:parent-style-name="Основнойшрифтабзаца" style:family="text">
      <style:text-properties style:font-name="Menlo" fo:color="#B76FB3" fo:background-color="#181818" fo:language="en" fo:country="GB"/>
    </style:style>
    <style:style style:name="T615" style:parent-style-name="Основнойшрифтабзаца" style:family="text">
      <style:text-properties style:font-name="Menlo" fo:color="#B76FB3" fo:background-color="#181818"/>
    </style:style>
    <style:style style:name="T616" style:parent-style-name="Основнойшрифтабзаца" style:family="text">
      <style:text-properties style:font-name="Menlo" fo:color="#B76FB3" fo:background-color="#181818" fo:language="en" fo:country="GB"/>
    </style:style>
    <style:style style:name="T617" style:parent-style-name="Основнойшрифтабзаца" style:family="text">
      <style:text-properties style:font-name="Menlo" fo:color="#B76FB3" fo:background-color="#181818"/>
    </style:style>
    <style:style style:name="T61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19" style:parent-style-name="Основнойшрифтабзаца" style:family="text">
      <style:text-properties style:font-name="Menlo" fo:color="#B76FB3" fo:background-color="#181818"/>
    </style:style>
    <style:style style:name="T620" style:parent-style-name="Основнойшрифтабзаца" style:family="text">
      <style:text-properties style:font-name="Menlo" fo:color="#B76FB3" fo:background-color="#181818"/>
    </style:style>
    <style:style style:name="T621" style:parent-style-name="Основнойшрифтабзаца" style:family="text">
      <style:text-properties style:font-name="Menlo" fo:color="#B76FB3" fo:background-color="#181818" fo:language="en" fo:country="GB"/>
    </style:style>
    <style:style style:name="T622" style:parent-style-name="Основнойшрифтабзаца" style:family="text">
      <style:text-properties style:font-name="Menlo" fo:color="#B76FB3" fo:background-color="#181818"/>
    </style:style>
    <style:style style:name="T623" style:parent-style-name="Основнойшрифтабзаца" style:family="text">
      <style:text-properties style:font-name="Menlo" fo:color="#B76FB3" fo:background-color="#181818"/>
    </style:style>
    <style:style style:name="T624" style:parent-style-name="Основнойшрифтабзаца" style:family="text">
      <style:text-properties style:font-name="Menlo" fo:color="#B76FB3" fo:background-color="#181818"/>
    </style:style>
    <style:style style:name="T625" style:parent-style-name="Основнойшрифтабзаца" style:family="text">
      <style:text-properties style:font-name="Menlo" fo:color="#B76FB3" fo:background-color="#181818"/>
    </style:style>
    <style:style style:name="T626" style:parent-style-name="Основнойшрифтабзаца" style:family="text">
      <style:text-properties style:font-name="Menlo" fo:color="#B76FB3" fo:background-color="#181818"/>
    </style:style>
    <style:style style:name="T627" style:parent-style-name="Основнойшрифтабзаца" style:family="text">
      <style:text-properties style:font-name="Menlo" fo:color="#B76FB3" fo:background-color="#181818"/>
    </style:style>
    <style:style style:name="T628" style:parent-style-name="Основнойшрифтабзаца" style:family="text">
      <style:text-properties style:font-name="Menlo" fo:color="#B76FB3" fo:background-color="#181818"/>
    </style:style>
    <style:style style:name="T629" style:parent-style-name="Основнойшрифтабзаца" style:family="text">
      <style:text-properties style:font-name="Menlo" fo:color="#B76FB3" fo:background-color="#181818"/>
    </style:style>
    <style:style style:name="T630" style:parent-style-name="Основнойшрифтабзаца" style:family="text">
      <style:text-properties style:font-name="Menlo" fo:color="#B76FB3" fo:background-color="#181818"/>
    </style:style>
    <style:style style:name="T631" style:parent-style-name="Основнойшрифтабзаца" style:family="text">
      <style:text-properties style:font-name="Menlo" fo:color="#B76FB3" fo:background-color="#181818"/>
    </style:style>
    <style:style style:name="T632" style:parent-style-name="Основнойшрифтабзаца" style:family="text">
      <style:text-properties style:font-name="Menlo" fo:color="#B76FB3" fo:background-color="#181818"/>
    </style:style>
    <style:style style:name="T63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3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35" style:parent-style-name="Основнойшрифтабзаца" style:family="text">
      <style:text-properties style:font-name="Menlo" fo:color="#B76FB3" fo:background-color="#181818" fo:language="en" fo:country="GB"/>
    </style:style>
    <style:style style:name="T63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3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38" style:parent-style-name="Основнойшрифтабзаца" style:family="text">
      <style:text-properties style:font-name="Menlo" fo:color="#B76FB3" fo:background-color="#181818"/>
    </style:style>
    <style:style style:name="T639" style:parent-style-name="Основнойшрифтабзаца" style:family="text">
      <style:text-properties style:font-name="Menlo" fo:color="#B76FB3" fo:background-color="#181818"/>
    </style:style>
    <style:style style:name="T640" style:parent-style-name="Основнойшрифтабзаца" style:family="text">
      <style:text-properties style:font-name="Menlo" fo:color="#B76FB3" fo:background-color="#181818" fo:language="en" fo:country="GB"/>
    </style:style>
    <style:style style:name="T641" style:parent-style-name="Основнойшрифтабзаца" style:family="text">
      <style:text-properties style:font-name="Menlo" fo:color="#B76FB3" fo:background-color="#181818"/>
    </style:style>
    <style:style style:name="T642" style:parent-style-name="Основнойшрифтабзаца" style:family="text">
      <style:text-properties style:font-name="Menlo" fo:color="#B76FB3" fo:background-color="#181818" fo:language="en" fo:country="GB"/>
    </style:style>
    <style:style style:name="T643" style:parent-style-name="Основнойшрифтабзаца" style:family="text">
      <style:text-properties style:font-name="Menlo" fo:color="#B76FB3" fo:background-color="#181818"/>
    </style:style>
    <style:style style:name="T644" style:parent-style-name="Основнойшрифтабзаца" style:family="text">
      <style:text-properties style:font-name="Menlo" fo:color="#B76FB3" fo:background-color="#181818"/>
    </style:style>
    <style:style style:name="T645" style:parent-style-name="Основнойшрифтабзаца" style:family="text">
      <style:text-properties style:font-name="Menlo" fo:color="#B76FB3" fo:background-color="#181818"/>
    </style:style>
    <style:style style:name="T646" style:parent-style-name="Основнойшрифтабзаца" style:family="text">
      <style:text-properties style:font-name="Menlo" fo:color="#B76FB3" fo:background-color="#181818" fo:language="en" fo:country="GB"/>
    </style:style>
    <style:style style:name="T647" style:parent-style-name="Основнойшрифтабзаца" style:family="text">
      <style:text-properties style:font-name="Menlo" fo:color="#B76FB3" fo:background-color="#181818"/>
    </style:style>
    <style:style style:name="T64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4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50" style:parent-style-name="Основнойшрифтабзаца" style:family="text">
      <style:text-properties style:font-name="Menlo" fo:color="#B76FB3" fo:background-color="#181818" fo:language="en" fo:country="GB"/>
    </style:style>
    <style:style style:name="T651" style:parent-style-name="Основнойшрифтабзаца" style:family="text">
      <style:text-properties style:font-name="Menlo" fo:color="#B76FB3" fo:background-color="#181818"/>
    </style:style>
    <style:style style:name="T652" style:parent-style-name="Основнойшрифтабзаца" style:family="text">
      <style:text-properties style:font-name="Menlo" fo:color="#B76FB3" fo:background-color="#181818"/>
    </style:style>
    <style:style style:name="T653" style:parent-style-name="Основнойшрифтабзаца" style:family="text">
      <style:text-properties style:font-name="Menlo" fo:color="#B76FB3" fo:background-color="#181818"/>
    </style:style>
    <style:style style:name="T654" style:parent-style-name="Основнойшрифтабзаца" style:family="text">
      <style:text-properties style:font-name="Menlo" fo:color="#B76FB3" fo:background-color="#181818"/>
    </style:style>
    <style:style style:name="T655" style:parent-style-name="Основнойшрифтабзаца" style:family="text">
      <style:text-properties style:font-name="Menlo" fo:color="#B76FB3" fo:background-color="#181818"/>
    </style:style>
    <style:style style:name="T656" style:parent-style-name="Основнойшрифтабзаца" style:family="text">
      <style:text-properties style:font-name="Menlo" fo:color="#B76FB3" fo:background-color="#181818"/>
    </style:style>
    <style:style style:name="T657" style:parent-style-name="Основнойшрифтабзаца" style:family="text">
      <style:text-properties style:font-name="Menlo" fo:color="#B76FB3" fo:background-color="#181818"/>
    </style:style>
    <style:style style:name="T658" style:parent-style-name="Основнойшрифтабзаца" style:family="text">
      <style:text-properties style:font-name="Menlo" fo:color="#B76FB3" fo:background-color="#181818"/>
    </style:style>
    <style:style style:name="T659" style:parent-style-name="Основнойшрифтабзаца" style:family="text">
      <style:text-properties style:font-name="Menlo" fo:color="#B76FB3" fo:background-color="#181818"/>
    </style:style>
    <style:style style:name="T660" style:parent-style-name="Основнойшрифтабзаца" style:family="text">
      <style:text-properties style:font-name="Menlo" fo:color="#B76FB3" fo:background-color="#181818" fo:language="en" fo:country="GB"/>
    </style:style>
    <style:style style:name="T661" style:parent-style-name="Основнойшрифтабзаца" style:family="text">
      <style:text-properties style:font-name="Menlo" fo:color="#B76FB3" fo:background-color="#181818"/>
    </style:style>
    <style:style style:name="T662" style:parent-style-name="Основнойшрифтабзаца" style:family="text">
      <style:text-properties style:font-name="Menlo" fo:color="#B76FB3" fo:background-color="#181818" fo:language="en" fo:country="GB"/>
    </style:style>
    <style:style style:name="T663" style:parent-style-name="Основнойшрифтабзаца" style:family="text">
      <style:text-properties style:font-name="Menlo" fo:color="#B76FB3" fo:background-color="#181818"/>
    </style:style>
    <style:style style:name="T66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65" style:parent-style-name="Основнойшрифтабзаца" style:family="text">
      <style:text-properties style:font-name="Menlo" fo:color="#B76FB3" fo:background-color="#181818" fo:language="en" fo:country="GB"/>
    </style:style>
    <style:style style:name="T666" style:parent-style-name="Основнойшрифтабзаца" style:family="text">
      <style:text-properties style:font-name="Menlo" fo:color="#B76FB3" fo:background-color="#181818"/>
    </style:style>
    <style:style style:name="T66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6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6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70" style:parent-style-name="Основнойшрифтабзаца" style:family="text">
      <style:text-properties style:font-name="Menlo" fo:color="#B76FB3" fo:background-color="#181818" fo:language="en" fo:country="GB"/>
    </style:style>
    <style:style style:name="T671" style:parent-style-name="Основнойшрифтабзаца" style:family="text">
      <style:text-properties style:font-name="Menlo" fo:color="#B76FB3" fo:background-color="#181818"/>
    </style:style>
    <style:style style:name="T672" style:parent-style-name="Основнойшрифтабзаца" style:family="text">
      <style:text-properties style:font-name="Menlo" fo:color="#B76FB3" fo:background-color="#181818"/>
    </style:style>
    <style:style style:name="T67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7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75" style:parent-style-name="Основнойшрифтабзаца" style:family="text">
      <style:text-properties style:font-name="Menlo" fo:color="#B76FB3" fo:background-color="#181818"/>
    </style:style>
    <style:style style:name="T67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7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78" style:parent-style-name="Основнойшрифтабзаца" style:family="text">
      <style:text-properties style:font-name="Menlo" fo:color="#B76FB3" fo:background-color="#181818"/>
    </style:style>
    <style:style style:name="T67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8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81" style:parent-style-name="Основнойшрифтабзаца" style:family="text">
      <style:text-properties style:font-name="Menlo" fo:color="#B76FB3" fo:background-color="#181818"/>
    </style:style>
    <style:style style:name="T68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83" style:parent-style-name="Основнойшрифтабзаца" style:family="text">
      <style:text-properties style:font-name="Menlo" fo:color="#B76FB3" fo:background-color="#181818"/>
    </style:style>
    <style:style style:name="T68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85" style:parent-style-name="Основнойшрифтабзаца" style:family="text">
      <style:text-properties style:font-name="Menlo" fo:color="#B76FB3" fo:background-color="#181818"/>
    </style:style>
    <style:style style:name="T686" style:parent-style-name="Основнойшрифтабзаца" style:family="text">
      <style:text-properties style:font-name="Menlo" fo:color="#B76FB3" fo:background-color="#181818"/>
    </style:style>
    <style:style style:name="T687" style:parent-style-name="Основнойшрифтабзаца" style:family="text">
      <style:text-properties style:font-name="Menlo" fo:color="#B76FB3" fo:background-color="#181818"/>
    </style:style>
    <style:style style:name="T68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8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0" style:parent-style-name="Основнойшрифтабзаца" style:family="text">
      <style:text-properties style:font-name="Menlo" fo:color="#B76FB3" fo:background-color="#181818"/>
    </style:style>
    <style:style style:name="T69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2" style:parent-style-name="Основнойшрифтабзаца" style:family="text">
      <style:text-properties style:font-name="Menlo" fo:color="#B76FB3" fo:background-color="#181818"/>
    </style:style>
    <style:style style:name="T69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5" style:parent-style-name="Основнойшрифтабзаца" style:family="text">
      <style:text-properties style:font-name="Menlo" fo:color="#B76FB3" fo:background-color="#181818"/>
    </style:style>
    <style:style style:name="T696" style:parent-style-name="Основнойшрифтабзаца" style:family="text">
      <style:text-properties style:font-name="Menlo" fo:color="#B76FB3" fo:background-color="#181818"/>
    </style:style>
    <style:style style:name="T69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699" style:parent-style-name="Основнойшрифтабзаца" style:family="text">
      <style:text-properties style:font-name="Menlo" fo:color="#B76FB3" fo:background-color="#181818"/>
    </style:style>
    <style:style style:name="T700" style:parent-style-name="Основнойшрифтабзаца" style:family="text">
      <style:text-properties style:font-name="Menlo" fo:color="#B76FB3" fo:background-color="#181818"/>
    </style:style>
    <style:style style:name="T70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02" style:parent-style-name="Основнойшрифтабзаца" style:family="text">
      <style:text-properties style:font-name="Menlo" fo:color="#B76FB3" fo:background-color="#181818"/>
    </style:style>
    <style:style style:name="T70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0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05" style:parent-style-name="Основнойшрифтабзаца" style:family="text">
      <style:text-properties style:font-name="Menlo" fo:color="#B76FB3" fo:background-color="#181818"/>
    </style:style>
    <style:style style:name="T70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0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08" style:parent-style-name="Основнойшрифтабзаца" style:family="text">
      <style:text-properties style:font-name="Menlo" fo:color="#B76FB3" fo:background-color="#181818"/>
    </style:style>
    <style:style style:name="T70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1" style:parent-style-name="Основнойшрифтабзаца" style:family="text">
      <style:text-properties style:font-name="Menlo" fo:color="#B76FB3" fo:background-color="#181818"/>
    </style:style>
    <style:style style:name="T71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3" style:parent-style-name="Основнойшрифтабзаца" style:family="text">
      <style:text-properties style:font-name="Menlo" fo:color="#B76FB3" fo:background-color="#181818"/>
    </style:style>
    <style:style style:name="T714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6" style:parent-style-name="Основнойшрифтабзаца" style:family="text">
      <style:text-properties style:font-name="Menlo" fo:color="#B76FB3" fo:background-color="#181818"/>
    </style:style>
    <style:style style:name="T717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19" style:parent-style-name="Основнойшрифтабзаца" style:family="text">
      <style:text-properties style:font-name="Menlo" fo:color="#B76FB3" fo:background-color="#181818"/>
    </style:style>
    <style:style style:name="T72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21" style:parent-style-name="Основнойшрифтабзаца" style:family="text">
      <style:text-properties style:font-name="Menlo" fo:color="#B76FB3" fo:background-color="#181818"/>
    </style:style>
    <style:style style:name="T72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2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24" style:parent-style-name="Основнойшрифтабзаца" style:family="text">
      <style:text-properties style:font-name="Menlo" fo:color="#B76FB3" fo:background-color="#181818"/>
    </style:style>
    <style:style style:name="T725" style:parent-style-name="Основнойшрифтабзаца" style:family="text">
      <style:text-properties style:font-name="Menlo" fo:color="#B76FB3" fo:background-color="#181818"/>
    </style:style>
    <style:style style:name="T726" style:parent-style-name="Основнойшрифтабзаца" style:family="text">
      <style:text-properties style:font-name="Menlo" fo:color="#B76FB3" fo:background-color="#181818"/>
    </style:style>
    <style:style style:name="T727" style:parent-style-name="Основнойшрифтабзаца" style:family="text">
      <style:text-properties style:font-name="Menlo" fo:color="#B76FB3" fo:background-color="#181818"/>
    </style:style>
    <style:style style:name="T728" style:parent-style-name="Основнойшрифтабзаца" style:family="text">
      <style:text-properties style:font-name="Menlo" fo:color="#B76FB3" fo:background-color="#181818"/>
    </style:style>
    <style:style style:name="T72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0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1" style:parent-style-name="Основнойшрифтабзаца" style:family="text">
      <style:text-properties style:font-name="Menlo" fo:color="#B76FB3" fo:background-color="#181818"/>
    </style:style>
    <style:style style:name="T73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4" style:parent-style-name="Основнойшрифтабзаца" style:family="text">
      <style:text-properties style:font-name="Menlo" fo:color="#B76FB3" fo:background-color="#181818"/>
    </style:style>
    <style:style style:name="T73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7" style:parent-style-name="Основнойшрифтабзаца" style:family="text">
      <style:text-properties style:font-name="Menlo" fo:color="#B76FB3" fo:background-color="#181818"/>
    </style:style>
    <style:style style:name="T73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3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740" style:parent-style-name="Основнойшрифтабзаца" style:family="text">
      <style:text-properties style:font-name="Menlo" fo:color="#B76FB3" fo:background-color="#181818"/>
    </style:style>
    <style:style style:name="T741" style:parent-style-name="Основнойшрифтабзаца" style:family="text">
      <style:text-properties style:font-name="Menlo" fo:color="#B76FB3" fo:background-color="#181818" fo:language="en" fo:country="GB"/>
    </style:style>
    <style:style style:name="T74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4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44" style:parent-style-name="Основнойшрифтабзаца" style:family="text">
      <style:text-properties style:font-name="Menlo" fo:color="#B76FB3" fo:background-color="#181818" fo:language="en" fo:country="GB"/>
    </style:style>
    <style:style style:name="T745" style:parent-style-name="Основнойшрифтабзаца" style:family="text">
      <style:text-properties style:font-name="Menlo" fo:color="#B76FB3" fo:background-color="#181818"/>
    </style:style>
    <style:style style:name="T746" style:parent-style-name="Основнойшрифтабзаца" style:family="text">
      <style:text-properties style:font-name="Menlo" fo:color="#B76FB3" fo:background-color="#181818" fo:language="en" fo:country="GB"/>
    </style:style>
    <style:style style:name="T747" style:parent-style-name="Основнойшрифтабзаца" style:family="text">
      <style:text-properties style:font-name="Menlo" fo:color="#B76FB3" fo:background-color="#181818"/>
    </style:style>
    <style:style style:name="T748" style:parent-style-name="Основнойшрифтабзаца" style:family="text">
      <style:text-properties style:font-name="Menlo" fo:color="#B76FB3" fo:background-color="#181818" fo:language="en" fo:country="GB"/>
    </style:style>
    <style:style style:name="T74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5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51" style:parent-style-name="Основнойшрифтабзаца" style:family="text">
      <style:text-properties style:font-name="Menlo" fo:color="#B76FB3" fo:background-color="#181818" fo:language="en" fo:country="GB"/>
    </style:style>
    <style:style style:name="T752" style:parent-style-name="Основнойшрифтабзаца" style:family="text">
      <style:text-properties style:font-name="Menlo" fo:color="#B76FB3" fo:background-color="#181818" fo:language="en" fo:country="GB"/>
    </style:style>
    <style:style style:name="T753" style:parent-style-name="Основнойшрифтабзаца" style:family="text">
      <style:text-properties style:font-name="Menlo" fo:color="#B76FB3" fo:background-color="#181818" fo:language="en" fo:country="GB"/>
    </style:style>
    <style:style style:name="T754" style:parent-style-name="Основнойшрифтабзаца" style:family="text">
      <style:text-properties style:font-name="Menlo" fo:color="#B76FB3" fo:background-color="#181818" fo:language="en" fo:country="GB"/>
    </style:style>
    <style:style style:name="T75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56" style:parent-style-name="Основнойшрифтабзаца" style:family="text">
      <style:text-properties style:font-name="Menlo" fo:color="#B76FB3" fo:background-color="#181818" fo:language="en" fo:country="GB"/>
    </style:style>
    <style:style style:name="T757" style:parent-style-name="Основнойшрифтабзаца" style:family="text">
      <style:text-properties style:font-name="Menlo" fo:color="#B76FB3" fo:background-color="#181818" fo:language="en" fo:country="GB"/>
    </style:style>
    <style:style style:name="T758" style:parent-style-name="Основнойшрифтабзаца" style:family="text">
      <style:text-properties style:font-name="Menlo" fo:color="#B76FB3" fo:background-color="#181818"/>
    </style:style>
    <style:style style:name="T759" style:parent-style-name="Основнойшрифтабзаца" style:family="text">
      <style:text-properties style:font-name="Menlo" fo:color="#B76FB3" fo:background-color="#181818" fo:language="en" fo:country="GB"/>
    </style:style>
    <style:style style:name="T760" style:parent-style-name="Основнойшрифтабзаца" style:family="text">
      <style:text-properties style:font-name="Menlo" fo:color="#B76FB3" fo:background-color="#181818"/>
    </style:style>
    <style:style style:name="T761" style:parent-style-name="Основнойшрифтабзаца" style:family="text">
      <style:text-properties style:font-name="Menlo" fo:color="#B76FB3" fo:background-color="#181818" fo:language="en" fo:country="GB"/>
    </style:style>
    <style:style style:name="T762" style:parent-style-name="Основнойшрифтабзаца" style:family="text">
      <style:text-properties style:font-name="Menlo" fo:color="#B76FB3" fo:background-color="#181818"/>
    </style:style>
    <style:style style:name="T763" style:parent-style-name="Основнойшрифтабзаца" style:family="text">
      <style:text-properties style:font-name="Menlo" fo:color="#B76FB3" fo:background-color="#181818" fo:language="en" fo:country="GB"/>
    </style:style>
    <style:style style:name="T764" style:parent-style-name="Основнойшрифтабзаца" style:family="text">
      <style:text-properties style:font-name="Menlo" fo:color="#B76FB3" fo:background-color="#181818"/>
    </style:style>
    <style:style style:name="T765" style:parent-style-name="Основнойшрифтабзаца" style:family="text">
      <style:text-properties style:font-name="Menlo" fo:color="#B76FB3" fo:background-color="#181818" fo:language="en" fo:country="GB"/>
    </style:style>
    <style:style style:name="T76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6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68" style:parent-style-name="Основнойшрифтабзаца" style:family="text">
      <style:text-properties style:font-name="Menlo" fo:color="#B76FB3" fo:background-color="#181818" fo:language="en" fo:country="GB"/>
    </style:style>
    <style:style style:name="T76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2" style:parent-style-name="Основнойшрифтабзаца" style:family="text">
      <style:text-properties style:font-name="Menlo" fo:color="#B76FB3" fo:background-color="#181818" fo:language="en" fo:country="GB"/>
    </style:style>
    <style:style style:name="T773" style:parent-style-name="Основнойшрифтабзаца" style:family="text">
      <style:text-properties style:font-name="Menlo" fo:color="#B76FB3" fo:background-color="#181818" fo:language="en" fo:country="GB"/>
    </style:style>
    <style:style style:name="T77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6" style:parent-style-name="Основнойшрифтабзаца" style:family="text">
      <style:text-properties style:font-name="Menlo" fo:color="#B76FB3" fo:background-color="#181818" fo:language="en" fo:country="GB"/>
    </style:style>
    <style:style style:name="T77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78" style:parent-style-name="Основнойшрифтабзаца" style:family="text">
      <style:text-properties style:font-name="Menlo" fo:color="#B76FB3" fo:background-color="#181818" fo:language="en" fo:country="GB"/>
    </style:style>
    <style:style style:name="T77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0" style:parent-style-name="Основнойшрифтабзаца" style:family="text">
      <style:text-properties style:font-name="Menlo" fo:color="#B76FB3" fo:background-color="#181818" fo:language="en" fo:country="GB"/>
    </style:style>
    <style:style style:name="T781" style:parent-style-name="Основнойшрифтабзаца" style:family="text">
      <style:text-properties style:font-name="Menlo" fo:color="#B76FB3" fo:background-color="#181818" fo:language="en" fo:country="GB"/>
    </style:style>
    <style:style style:name="T78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4" style:parent-style-name="Основнойшрифтабзаца" style:family="text">
      <style:text-properties style:font-name="Menlo" fo:color="#B76FB3" fo:background-color="#181818" fo:language="en" fo:country="GB"/>
    </style:style>
    <style:style style:name="T785" style:parent-style-name="Основнойшрифтабзаца" style:family="text">
      <style:text-properties style:font-name="Menlo" fo:color="#B76FB3" fo:background-color="#181818" fo:language="en" fo:country="GB"/>
    </style:style>
    <style:style style:name="T78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88" style:parent-style-name="Основнойшрифтабзаца" style:family="text">
      <style:text-properties style:font-name="Menlo" fo:color="#B76FB3" fo:background-color="#181818" fo:language="en" fo:country="GB"/>
    </style:style>
    <style:style style:name="T78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9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91" style:parent-style-name="Основнойшрифтабзаца" style:family="text">
      <style:text-properties style:font-name="Menlo" fo:color="#B76FB3" fo:background-color="#181818" fo:language="en" fo:country="GB"/>
    </style:style>
    <style:style style:name="T79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93" style:parent-style-name="Основнойшрифтабзаца" style:family="text">
      <style:text-properties style:font-name="Menlo" fo:color="#B76FB3" fo:background-color="#181818" fo:language="en" fo:country="GB"/>
    </style:style>
    <style:style style:name="T794" style:parent-style-name="Основнойшрифтабзаца" style:family="text">
      <style:text-properties style:font-name="Menlo" fo:color="#B76FB3" fo:background-color="#181818"/>
    </style:style>
    <style:style style:name="T795" style:parent-style-name="Основнойшрифтабзаца" style:family="text">
      <style:text-properties style:font-name="Menlo" fo:color="#B76FB3" fo:background-color="#181818" fo:language="en" fo:country="GB"/>
    </style:style>
    <style:style style:name="T79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797" style:parent-style-name="Основнойшрифтабзаца" style:family="text">
      <style:text-properties style:font-name="Menlo" fo:color="#B76FB3" fo:background-color="#181818" fo:language="en" fo:country="GB"/>
    </style:style>
    <style:style style:name="T798" style:parent-style-name="Основнойшрифтабзаца" style:family="text">
      <style:text-properties style:font-name="Menlo" fo:color="#B76FB3" fo:background-color="#181818"/>
    </style:style>
    <style:style style:name="T799" style:parent-style-name="Основнойшрифтабзаца" style:family="text">
      <style:text-properties style:font-name="Menlo" fo:color="#B76FB3" fo:background-color="#181818" fo:language="en" fo:country="GB"/>
    </style:style>
    <style:style style:name="T80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01" style:parent-style-name="Основнойшрифтабзаца" style:family="text">
      <style:text-properties style:font-name="Menlo" fo:color="#B76FB3" fo:background-color="#181818" fo:language="en" fo:country="GB"/>
    </style:style>
    <style:style style:name="T802" style:parent-style-name="Основнойшрифтабзаца" style:family="text">
      <style:text-properties style:font-name="Menlo" fo:color="#B76FB3" fo:background-color="#181818"/>
    </style:style>
    <style:style style:name="T803" style:parent-style-name="Основнойшрифтабзаца" style:family="text">
      <style:text-properties style:font-name="Menlo" fo:color="#B76FB3" fo:background-color="#181818" fo:language="en" fo:country="GB"/>
    </style:style>
    <style:style style:name="T80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05" style:parent-style-name="Основнойшрифтабзаца" style:family="text">
      <style:text-properties style:font-name="Menlo" fo:color="#B76FB3" fo:background-color="#181818" fo:language="en" fo:country="GB"/>
    </style:style>
    <style:style style:name="T806" style:parent-style-name="Основнойшрифтабзаца" style:family="text">
      <style:text-properties style:font-name="Menlo" fo:color="#B76FB3" fo:background-color="#181818"/>
    </style:style>
    <style:style style:name="T807" style:parent-style-name="Основнойшрифтабзаца" style:family="text">
      <style:text-properties style:font-name="Menlo" fo:color="#B76FB3" fo:background-color="#181818" fo:language="en" fo:country="GB"/>
    </style:style>
    <style:style style:name="T80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0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0" style:parent-style-name="Основнойшрифтабзаца" style:family="text">
      <style:text-properties style:font-name="Menlo" fo:color="#B76FB3" fo:background-color="#181818" fo:language="en" fo:country="GB"/>
    </style:style>
    <style:style style:name="T81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2" style:parent-style-name="Основнойшрифтабзаца" style:family="text">
      <style:text-properties style:font-name="Menlo" fo:color="#B76FB3" fo:background-color="#181818" fo:language="en" fo:country="GB"/>
    </style:style>
    <style:style style:name="T81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4" style:parent-style-name="Основнойшрифтабзаца" style:family="text">
      <style:text-properties style:font-name="Menlo" fo:color="#B76FB3" fo:background-color="#181818" fo:language="en" fo:country="GB"/>
    </style:style>
    <style:style style:name="T815" style:parent-style-name="Основнойшрифтабзаца" style:family="text">
      <style:text-properties style:font-name="Menlo" fo:color="#B76FB3" fo:background-color="#181818" fo:language="en" fo:country="GB"/>
    </style:style>
    <style:style style:name="T81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18" style:parent-style-name="Основнойшрифтабзаца" style:family="text">
      <style:text-properties style:font-name="Menlo" fo:color="#B76FB3" fo:background-color="#181818" fo:language="en" fo:country="GB"/>
    </style:style>
    <style:style style:name="T819" style:parent-style-name="Основнойшрифтабзаца" style:family="text">
      <style:text-properties style:font-name="Menlo" fo:color="#B76FB3" fo:background-color="#181818" fo:language="en" fo:country="GB"/>
    </style:style>
    <style:style style:name="T82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2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22" style:parent-style-name="Основнойшрифтабзаца" style:family="text">
      <style:text-properties style:font-name="Menlo" fo:color="#B76FB3" fo:background-color="#181818" fo:language="en" fo:country="GB"/>
    </style:style>
    <style:style style:name="T82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24" style:parent-style-name="Основнойшрифтабзаца" style:family="text">
      <style:text-properties style:font-name="Menlo" fo:color="#B76FB3" fo:background-color="#181818" fo:language="en" fo:country="GB"/>
    </style:style>
    <style:style style:name="T82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26" style:parent-style-name="Основнойшрифтабзаца" style:family="text">
      <style:text-properties style:font-name="Menlo" fo:color="#B76FB3" fo:background-color="#181818" fo:language="en" fo:country="GB"/>
    </style:style>
    <style:style style:name="T827" style:parent-style-name="Основнойшрифтабзаца" style:family="text">
      <style:text-properties style:font-name="Menlo" fo:color="#B76FB3" fo:background-color="#181818" fo:language="en" fo:country="GB"/>
    </style:style>
    <style:style style:name="T82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29" style:parent-style-name="Основнойшрифтабзаца" style:family="text">
      <style:text-properties style:font-name="Menlo" fo:color="#B76FB3" fo:background-color="#181818" fo:language="en" fo:country="GB"/>
    </style:style>
    <style:style style:name="T83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2" style:parent-style-name="Основнойшрифтабзаца" style:family="text">
      <style:text-properties style:font-name="Menlo" fo:color="#B76FB3" fo:background-color="#181818" fo:language="en" fo:country="GB"/>
    </style:style>
    <style:style style:name="T83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4" style:parent-style-name="Основнойшрифтабзаца" style:family="text">
      <style:text-properties style:font-name="Menlo" fo:color="#B76FB3" fo:background-color="#181818" fo:language="en" fo:country="GB"/>
    </style:style>
    <style:style style:name="T83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7" style:parent-style-name="Основнойшрифтабзаца" style:family="text">
      <style:text-properties style:font-name="Menlo" fo:color="#B76FB3" fo:background-color="#181818" fo:language="en" fo:country="GB"/>
    </style:style>
    <style:style style:name="T83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3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0" style:parent-style-name="Основнойшрифтабзаца" style:family="text">
      <style:text-properties style:font-name="Menlo" fo:color="#B76FB3" fo:background-color="#181818" fo:language="en" fo:country="GB"/>
    </style:style>
    <style:style style:name="T84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3" style:parent-style-name="Основнойшрифтабзаца" style:family="text">
      <style:text-properties style:font-name="Menlo" fo:color="#B76FB3" fo:background-color="#181818" fo:language="en" fo:country="GB"/>
    </style:style>
    <style:style style:name="T84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6" style:parent-style-name="Основнойшрифтабзаца" style:family="text">
      <style:text-properties style:font-name="Menlo" fo:color="#B76FB3" fo:background-color="#181818" fo:language="en" fo:country="GB"/>
    </style:style>
    <style:style style:name="T84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49" style:parent-style-name="Основнойшрифтабзаца" style:family="text">
      <style:text-properties style:font-name="Menlo" fo:color="#B76FB3" fo:background-color="#181818" fo:language="en" fo:country="GB"/>
    </style:style>
    <style:style style:name="T85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2" style:parent-style-name="Основнойшрифтабзаца" style:family="text">
      <style:text-properties style:font-name="Menlo" fo:color="#B76FB3" fo:background-color="#181818" fo:language="en" fo:country="GB"/>
    </style:style>
    <style:style style:name="T85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5" style:parent-style-name="Основнойшрифтабзаца" style:family="text">
      <style:text-properties style:font-name="Menlo" fo:color="#B76FB3" fo:background-color="#181818" fo:language="en" fo:country="GB"/>
    </style:style>
    <style:style style:name="T85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58" style:parent-style-name="Основнойшрифтабзаца" style:family="text">
      <style:text-properties style:font-name="Menlo" fo:color="#B76FB3" fo:background-color="#181818" fo:language="en" fo:country="GB"/>
    </style:style>
    <style:style style:name="T85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1" style:parent-style-name="Основнойшрифтабзаца" style:family="text">
      <style:text-properties style:font-name="Menlo" fo:color="#B76FB3" fo:background-color="#181818" fo:language="en" fo:country="GB"/>
    </style:style>
    <style:style style:name="T862" style:parent-style-name="Основнойшрифтабзаца" style:family="text">
      <style:text-properties style:font-name="Menlo" fo:color="#B76FB3" fo:background-color="#181818" fo:language="en" fo:country="GB"/>
    </style:style>
    <style:style style:name="T86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4" style:parent-style-name="Основнойшрифтабзаца" style:family="text">
      <style:text-properties style:font-name="Menlo" fo:color="#B76FB3" fo:background-color="#181818" fo:language="en" fo:country="GB"/>
    </style:style>
    <style:style style:name="T86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6" style:parent-style-name="Основнойшрифтабзаца" style:family="text">
      <style:text-properties style:font-name="Menlo" fo:color="#B76FB3" fo:background-color="#181818" fo:language="en" fo:country="GB"/>
    </style:style>
    <style:style style:name="T867" style:parent-style-name="Основнойшрифтабзаца" style:family="text">
      <style:text-properties style:font-name="Menlo" fo:color="#B76FB3" fo:background-color="#181818" fo:language="en" fo:country="GB"/>
    </style:style>
    <style:style style:name="T86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6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70" style:parent-style-name="Основнойшрифтабзаца" style:family="text">
      <style:text-properties style:font-name="Menlo" fo:color="#B76FB3" fo:background-color="#181818" fo:language="en" fo:country="GB"/>
    </style:style>
    <style:style style:name="T871" style:parent-style-name="Основнойшрифтабзаца" style:family="text">
      <style:text-properties style:font-name="Menlo" fo:color="#B76FB3" fo:background-color="#181818" fo:language="en" fo:country="GB"/>
    </style:style>
    <style:style style:name="T87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7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74" style:parent-style-name="Основнойшрифтабзаца" style:family="text">
      <style:text-properties style:font-name="Menlo" fo:color="#B76FB3" fo:background-color="#181818" fo:language="en" fo:country="GB"/>
    </style:style>
    <style:style style:name="T875" style:parent-style-name="Основнойшрифтабзаца" style:family="text">
      <style:text-properties style:font-name="Menlo" fo:color="#B76FB3" fo:background-color="#181818" fo:language="en" fo:country="GB"/>
    </style:style>
    <style:style style:name="T876" style:parent-style-name="Основнойшрифтабзаца" style:family="text">
      <style:text-properties style:font-name="Menlo" fo:color="#B76FB3" fo:background-color="#181818" fo:language="en" fo:country="GB"/>
    </style:style>
    <style:style style:name="T877" style:parent-style-name="Основнойшрифтабзаца" style:family="text">
      <style:text-properties style:font-name="Menlo" fo:color="#B76FB3" fo:background-color="#181818" fo:language="en" fo:country="GB"/>
    </style:style>
    <style:style style:name="T87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7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80" style:parent-style-name="Основнойшрифтабзаца" style:family="text">
      <style:text-properties style:font-name="Menlo" fo:color="#B76FB3" fo:background-color="#181818" fo:language="en" fo:country="GB"/>
    </style:style>
    <style:style style:name="T881" style:parent-style-name="Основнойшрифтабзаца" style:family="text">
      <style:text-properties style:font-name="Menlo" fo:color="#B76FB3" fo:background-color="#181818" fo:language="en" fo:country="GB"/>
    </style:style>
    <style:style style:name="T882" style:parent-style-name="Основнойшрифтабзаца" style:family="text">
      <style:text-properties style:font-name="Menlo" fo:color="#B76FB3" fo:background-color="#181818" fo:language="en" fo:country="GB"/>
    </style:style>
    <style:style style:name="T883" style:parent-style-name="Основнойшрифтабзаца" style:family="text">
      <style:text-properties style:font-name="Menlo" fo:color="#B76FB3" fo:background-color="#181818" fo:language="en" fo:country="GB"/>
    </style:style>
    <style:style style:name="T884" style:parent-style-name="Основнойшрифтабзаца" style:family="text">
      <style:text-properties style:font-name="Menlo" fo:color="#B76FB3" fo:background-color="#181818" fo:language="en" fo:country="GB"/>
    </style:style>
    <style:style style:name="T88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8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8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88" style:parent-style-name="Основнойшрифтабзаца" style:family="text">
      <style:text-properties style:font-name="Menlo" fo:color="#B76FB3" fo:background-color="#181818" fo:language="en" fo:country="GB"/>
    </style:style>
    <style:style style:name="T889" style:parent-style-name="Основнойшрифтабзаца" style:family="text">
      <style:text-properties style:font-name="Menlo" fo:color="#B76FB3" fo:background-color="#181818" fo:language="en" fo:country="GB"/>
    </style:style>
    <style:style style:name="T890" style:parent-style-name="Основнойшрифтабзаца" style:family="text">
      <style:text-properties style:font-name="Menlo" fo:color="#B76FB3" fo:background-color="#181818"/>
    </style:style>
    <style:style style:name="T891" style:parent-style-name="Основнойшрифтабзаца" style:family="text">
      <style:text-properties style:font-name="Menlo" fo:color="#B76FB3" fo:background-color="#181818" fo:language="en" fo:country="GB"/>
    </style:style>
    <style:style style:name="T892" style:parent-style-name="Основнойшрифтабзаца" style:family="text">
      <style:text-properties style:font-name="Menlo" fo:color="#B76FB3" fo:background-color="#181818"/>
    </style:style>
    <style:style style:name="T893" style:parent-style-name="Основнойшрифтабзаца" style:family="text">
      <style:text-properties style:font-name="Menlo" fo:color="#B76FB3" fo:background-color="#181818" fo:language="en" fo:country="GB"/>
    </style:style>
    <style:style style:name="T894" style:parent-style-name="Основнойшрифтабзаца" style:family="text">
      <style:text-properties style:font-name="Menlo" fo:color="#B76FB3" fo:background-color="#181818"/>
    </style:style>
    <style:style style:name="T895" style:parent-style-name="Основнойшрифтабзаца" style:family="text">
      <style:text-properties style:font-name="Menlo" fo:color="#B76FB3" fo:background-color="#181818" fo:language="en" fo:country="GB"/>
    </style:style>
    <style:style style:name="T89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9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898" style:parent-style-name="Основнойшрифтабзаца" style:family="text">
      <style:text-properties style:font-name="Menlo" fo:color="#B76FB3" fo:background-color="#181818" fo:language="en" fo:country="GB"/>
    </style:style>
    <style:style style:name="T89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1" style:parent-style-name="Основнойшрифтабзаца" style:family="text">
      <style:text-properties style:font-name="Menlo" fo:color="#B76FB3" fo:background-color="#181818" fo:language="en" fo:country="GB"/>
    </style:style>
    <style:style style:name="T902" style:parent-style-name="Основнойшрифтабзаца" style:family="text">
      <style:text-properties style:font-name="Menlo" fo:color="#B76FB3" fo:background-color="#181818" fo:language="en" fo:country="GB"/>
    </style:style>
    <style:style style:name="T903" style:parent-style-name="Основнойшрифтабзаца" style:family="text">
      <style:text-properties style:font-name="Menlo" fo:color="#B76FB3" fo:background-color="#181818" fo:language="en" fo:country="GB"/>
    </style:style>
    <style:style style:name="T90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7" style:parent-style-name="Основнойшрифтабзаца" style:family="text">
      <style:text-properties style:font-name="Menlo" fo:color="#B76FB3" fo:background-color="#181818" fo:language="en" fo:country="GB"/>
    </style:style>
    <style:style style:name="T90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0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0" style:parent-style-name="Основнойшрифтабзаца" style:family="text">
      <style:text-properties style:font-name="Menlo" fo:color="#B76FB3" fo:background-color="#181818" fo:language="en" fo:country="GB"/>
    </style:style>
    <style:style style:name="T91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2" style:parent-style-name="Основнойшрифтабзаца" style:family="text">
      <style:text-properties style:font-name="Menlo" fo:color="#B76FB3" fo:background-color="#181818" fo:language="en" fo:country="GB"/>
    </style:style>
    <style:style style:name="T91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16" style:parent-style-name="Основнойшрифтабзаца" style:family="text">
      <style:text-properties style:font-name="Menlo" fo:color="#B76FB3" fo:background-color="#181818" fo:language="en" fo:country="GB"/>
    </style:style>
    <style:style style:name="T917" style:parent-style-name="Основнойшрифтабзаца" style:family="text">
      <style:text-properties style:font-name="Menlo" fo:color="#B76FB3" fo:background-color="#181818" fo:language="en" fo:country="GB"/>
    </style:style>
    <style:style style:name="T918" style:parent-style-name="Основнойшрифтабзаца" style:family="text">
      <style:text-properties style:font-name="Menlo" fo:color="#B76FB3" fo:background-color="#181818" fo:language="en" fo:country="GB"/>
    </style:style>
    <style:style style:name="T91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1" style:parent-style-name="Основнойшрифтабзаца" style:family="text">
      <style:text-properties style:font-name="Menlo" fo:color="#B76FB3" fo:background-color="#181818" fo:language="en" fo:country="GB"/>
    </style:style>
    <style:style style:name="T92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3" style:parent-style-name="Основнойшрифтабзаца" style:family="text">
      <style:text-properties style:font-name="Menlo" fo:color="#B76FB3" fo:background-color="#181818" fo:language="en" fo:country="GB"/>
    </style:style>
    <style:style style:name="T92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6" style:parent-style-name="Основнойшрифтабзаца" style:family="text">
      <style:text-properties style:font-name="Menlo" fo:color="#B76FB3" fo:background-color="#181818" fo:language="en" fo:country="GB"/>
    </style:style>
    <style:style style:name="T92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28" style:parent-style-name="Основнойшрифтабзаца" style:family="text">
      <style:text-properties style:font-name="Menlo" fo:color="#B76FB3" fo:background-color="#181818" fo:language="en" fo:country="GB"/>
    </style:style>
    <style:style style:name="T92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30" style:parent-style-name="Основнойшрифтабзаца" style:family="text">
      <style:text-properties style:font-name="Menlo" fo:color="#B76FB3" fo:background-color="#181818" fo:language="en" fo:country="GB"/>
    </style:style>
    <style:style style:name="T93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3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3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34" style:parent-style-name="Основнойшрифтабзаца" style:family="text">
      <style:text-properties style:font-name="Menlo" fo:color="#B76FB3" fo:background-color="#181818" fo:language="en" fo:country="GB"/>
    </style:style>
    <style:style style:name="T935" style:parent-style-name="Основнойшрифтабзаца" style:family="text">
      <style:text-properties style:font-name="Menlo" fo:color="#B76FB3" fo:background-color="#181818" fo:language="en" fo:country="GB"/>
    </style:style>
    <style:style style:name="T93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37" style:parent-style-name="Основнойшрифтабзаца" style:family="text">
      <style:text-properties style:font-name="Menlo" fo:color="#B76FB3" fo:background-color="#181818" fo:language="en" fo:country="GB"/>
    </style:style>
    <style:style style:name="T938" style:parent-style-name="Основнойшрифтабзаца" style:family="text">
      <style:text-properties style:font-name="Menlo" fo:color="#B76FB3" fo:background-color="#181818" fo:language="en" fo:country="GB"/>
    </style:style>
    <style:style style:name="T939" style:parent-style-name="Основнойшрифтабзаца" style:family="text">
      <style:text-properties style:font-name="Menlo" fo:color="#B76FB3" fo:background-color="#181818" fo:language="en" fo:country="GB"/>
    </style:style>
    <style:style style:name="T94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4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42" style:parent-style-name="Основнойшрифтабзаца" style:family="text">
      <style:text-properties style:font-name="Menlo" fo:color="#B76FB3" fo:background-color="#181818" fo:language="en" fo:country="GB"/>
    </style:style>
    <style:style style:name="T943" style:parent-style-name="Основнойшрифтабзаца" style:family="text">
      <style:text-properties style:font-name="Menlo" fo:color="#B76FB3" fo:background-color="#181818" fo:language="en" fo:country="GB"/>
    </style:style>
    <style:style style:name="T944" style:parent-style-name="Основнойшрифтабзаца" style:family="text">
      <style:text-properties style:font-name="Menlo" fo:color="#B76FB3" fo:background-color="#181818"/>
    </style:style>
    <style:style style:name="T945" style:parent-style-name="Основнойшрифтабзаца" style:family="text">
      <style:text-properties style:font-name="Menlo" fo:color="#B76FB3" fo:background-color="#181818" fo:language="en" fo:country="GB"/>
    </style:style>
    <style:style style:name="T946" style:parent-style-name="Основнойшрифтабзаца" style:family="text">
      <style:text-properties style:font-name="Menlo" fo:color="#B76FB3" fo:background-color="#181818"/>
    </style:style>
    <style:style style:name="T947" style:parent-style-name="Основнойшрифтабзаца" style:family="text">
      <style:text-properties style:font-name="Menlo" fo:color="#B76FB3" fo:background-color="#181818" fo:language="en" fo:country="GB"/>
    </style:style>
    <style:style style:name="T948" style:parent-style-name="Основнойшрифтабзаца" style:family="text">
      <style:text-properties style:font-name="Menlo" fo:color="#B76FB3" fo:background-color="#181818"/>
    </style:style>
    <style:style style:name="T949" style:parent-style-name="Основнойшрифтабзаца" style:family="text">
      <style:text-properties style:font-name="Menlo" fo:color="#B76FB3" fo:background-color="#181818" fo:language="en" fo:country="GB"/>
    </style:style>
    <style:style style:name="T95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2" style:parent-style-name="Основнойшрифтабзаца" style:family="text">
      <style:text-properties style:font-name="Menlo" fo:color="#B76FB3" fo:background-color="#181818" fo:language="en" fo:country="GB"/>
    </style:style>
    <style:style style:name="T953" style:parent-style-name="Основнойшрифтабзаца" style:family="text">
      <style:text-properties style:font-name="Menlo" fo:color="#B76FB3" fo:background-color="#181818" fo:language="en" fo:country="GB"/>
    </style:style>
    <style:style style:name="T95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6" style:parent-style-name="Основнойшрифтабзаца" style:family="text">
      <style:text-properties style:font-name="Menlo" fo:color="#B76FB3" fo:background-color="#181818" fo:language="en" fo:country="GB"/>
    </style:style>
    <style:style style:name="T95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58" style:parent-style-name="Основнойшрифтабзаца" style:family="text">
      <style:text-properties style:font-name="Menlo" fo:color="#B76FB3" fo:background-color="#181818" fo:language="en" fo:country="GB"/>
    </style:style>
    <style:style style:name="T959" style:parent-style-name="Основнойшрифтабзаца" style:family="text">
      <style:text-properties style:font-name="Menlo" fo:color="#B76FB3" fo:background-color="#181818" fo:language="en" fo:country="GB"/>
    </style:style>
    <style:style style:name="T96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1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2" style:parent-style-name="Основнойшрифтабзаца" style:family="text">
      <style:text-properties style:font-name="Menlo" fo:color="#B76FB3" fo:background-color="#181818" fo:language="en" fo:country="GB"/>
    </style:style>
    <style:style style:name="T96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5" style:parent-style-name="Основнойшрифтабзаца" style:family="text">
      <style:text-properties style:font-name="Menlo" fo:color="#B76FB3" fo:background-color="#181818" fo:language="en" fo:country="GB"/>
    </style:style>
    <style:style style:name="T96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67" style:parent-style-name="Основнойшрифтабзаца" style:family="text">
      <style:text-properties style:font-name="Menlo" fo:color="#B76FB3" fo:background-color="#181818" fo:language="en" fo:country="GB"/>
    </style:style>
    <style:style style:name="T968" style:parent-style-name="Основнойшрифтабзаца" style:family="text">
      <style:text-properties style:font-name="Menlo" fo:color="#B76FB3" fo:background-color="#181818" fo:language="en" fo:country="GB"/>
    </style:style>
    <style:style style:name="T969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70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71" style:parent-style-name="Основнойшрифтабзаца" style:family="text">
      <style:text-properties style:font-name="Menlo" fo:color="#B76FB3" fo:background-color="#181818" fo:language="en" fo:country="GB"/>
    </style:style>
    <style:style style:name="T972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73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74" style:parent-style-name="Основнойшрифтабзаца" style:family="text">
      <style:text-properties style:font-name="Menlo" fo:color="#B76FB3" fo:background-color="#181818" fo:language="en" fo:country="GB"/>
    </style:style>
    <style:style style:name="T97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76" style:parent-style-name="Основнойшрифтабзаца" style:family="text">
      <style:text-properties style:font-name="Menlo" fo:color="#B76FB3" fo:background-color="#181818" fo:language="en" fo:country="GB"/>
    </style:style>
    <style:style style:name="T977" style:parent-style-name="Основнойшрифтабзаца" style:family="text">
      <style:text-properties style:font-name="Menlo" fo:color="#B76FB3" fo:background-color="#181818" fo:language="en" fo:country="GB"/>
    </style:style>
    <style:style style:name="T978" style:parent-style-name="Основнойшрифтабзаца" style:family="text">
      <style:text-properties style:font-name="Menlo" fo:color="#B76FB3" fo:background-color="#181818"/>
    </style:style>
    <style:style style:name="T979" style:parent-style-name="Основнойшрифтабзаца" style:family="text">
      <style:text-properties style:font-name="Menlo" fo:color="#B76FB3" fo:background-color="#181818" fo:language="en" fo:country="GB"/>
    </style:style>
    <style:style style:name="T980" style:parent-style-name="Основнойшрифтабзаца" style:family="text">
      <style:text-properties style:font-name="Menlo" fo:color="#B76FB3" fo:background-color="#181818"/>
    </style:style>
    <style:style style:name="T981" style:parent-style-name="Основнойшрифтабзаца" style:family="text">
      <style:text-properties style:font-name="Menlo" fo:color="#B76FB3" fo:background-color="#181818" fo:language="en" fo:country="GB"/>
    </style:style>
    <style:style style:name="T982" style:parent-style-name="Основнойшрифтабзаца" style:family="text">
      <style:text-properties style:font-name="Menlo" fo:color="#B76FB3" fo:background-color="#181818"/>
    </style:style>
    <style:style style:name="T983" style:parent-style-name="Основнойшрифтабзаца" style:family="text">
      <style:text-properties style:font-name="Menlo" fo:color="#B76FB3" fo:background-color="#181818" fo:language="en" fo:country="GB"/>
    </style:style>
    <style:style style:name="T984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8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86" style:parent-style-name="Основнойшрифтабзаца" style:family="text">
      <style:text-properties style:font-name="Menlo" fo:color="#B76FB3" fo:background-color="#181818" fo:language="en" fo:country="GB"/>
    </style:style>
    <style:style style:name="T987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88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89" style:parent-style-name="Основнойшрифтабзаца" style:family="text">
      <style:text-properties style:font-name="Menlo" fo:color="#B76FB3" fo:background-color="#181818" fo:language="en" fo:country="GB"/>
    </style:style>
    <style:style style:name="T990" style:parent-style-name="Основнойшрифтабзаца" style:family="text">
      <style:text-properties style:font-name="Menlo" fo:color="#B76FB3" fo:background-color="#181818" fo:language="en" fo:country="GB"/>
    </style:style>
    <style:style style:name="T991" style:parent-style-name="Основнойшрифтабзаца" style:family="text">
      <style:text-properties style:font-name="Menlo" fo:color="#B76FB3" fo:background-color="#181818"/>
    </style:style>
    <style:style style:name="T992" style:parent-style-name="Основнойшрифтабзаца" style:family="text">
      <style:text-properties style:font-name="Menlo" fo:color="#B76FB3" fo:background-color="#181818" fo:language="en" fo:country="GB"/>
    </style:style>
    <style:style style:name="T993" style:parent-style-name="Основнойшрифтабзаца" style:family="text">
      <style:text-properties style:font-name="Menlo" fo:color="#B76FB3" fo:background-color="#181818"/>
    </style:style>
    <style:style style:name="T994" style:parent-style-name="Основнойшрифтабзаца" style:family="text">
      <style:text-properties style:font-name="Menlo" fo:color="#B76FB3" fo:background-color="#181818" fo:language="en" fo:country="GB"/>
    </style:style>
    <style:style style:name="T995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96" style:parent-style-name="Основнойшрифтабзаца" style:family="text">
      <style:text-properties style:font-name="Menlo" fo:font-weight="bold" style:font-weight-asian="bold" style:font-weight-complex="bold" fo:color="#B76FB3" fo:background-color="#181818" fo:language="en" fo:country="GB"/>
    </style:style>
    <style:style style:name="T997" style:parent-style-name="Основнойшрифтабзаца" style:family="text">
      <style:text-properties style:font-name="Menlo" fo:color="#B76FB3" fo:background-color="#181818" fo:language="en" fo:country="GB"/>
    </style:style>
    <style:style style:name="T998" style:parent-style-name="Основнойшрифтабзаца" style:family="text">
      <style:text-properties style:font-name="Menlo" fo:color="#B76FB3" fo:background-color="#181818" fo:language="en" fo:country="GB"/>
    </style:style>
    <style:style style:name="T99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0" style:parent-style-name="Основнойшрифтабзаца" style:family="text">
      <style:text-properties style:font-name="Menlo" fo:color="#B76FB3" fo:background-color="#181818"/>
    </style:style>
    <style:style style:name="T1001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2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3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4" style:parent-style-name="Основнойшрифтабзаца" style:family="text">
      <style:text-properties style:font-name="Menlo" fo:color="#B76FB3" fo:background-color="#181818"/>
    </style:style>
    <style:style style:name="T1005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6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7" style:parent-style-name="Основнойшрифтабзаца" style:family="text">
      <style:text-properties style:font-name="Menlo" fo:color="#B76FB3" fo:background-color="#181818"/>
    </style:style>
    <style:style style:name="T1008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09" style:parent-style-name="Основнойшрифтабзаца" style:family="text">
      <style:text-properties style:font-name="Menlo" fo:font-weight="bold" style:font-weight-asian="bold" style:font-weight-complex="bold" fo:color="#B76FB3" fo:background-color="#181818"/>
    </style:style>
    <style:style style:name="T1010" style:parent-style-name="Основнойшрифтабзаца" style:family="text">
      <style:text-properties style:font-name="Menlo" fo:color="#B76FB3" fo:background-color="#181818"/>
    </style:style>
    <style:style style:name="P1011" style:parent-style-name="Standard" style:family="paragraph">
      <style:text-properties style:font-name="Menlo" fo:color="#C1C1C1"/>
    </style:style>
    <style:style style:name="P1012" style:parent-style-name="Standard" style:family="paragraph">
      <style:text-properties fo:font-size="16pt" style:font-size-asian="16pt"/>
    </style:style>
    <style:style style:name="T1013" style:parent-style-name="Основнойшрифтабзаца" style:family="text">
      <style:text-properties fo:font-weight="bold" style:font-weight-asian="bold" fo:font-size="16pt" style:font-size-asian="16pt"/>
    </style:style>
    <style:style style:name="T1014" style:parent-style-name="Основнойшрифтабзаца" style:family="text">
      <style:text-properties fo:font-size="14pt" style:font-size-asian="14pt"/>
    </style:style>
    <style:style style:name="P1015" style:parent-style-name="Standard" style:family="paragraph">
      <style:text-properties fo:font-size="16pt" style:font-size-asian="16pt"/>
    </style:style>
    <style:style style:name="T1016" style:parent-style-name="Основнойшрифтабзаца" style:family="text">
      <style:text-properties fo:font-weight="bold" style:font-weight-asian="bold" fo:font-size="16pt" style:font-size-asian="16pt"/>
    </style:style>
    <style:style style:name="T10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26" style:parent-style-name="Основнойшрифтабзаца" style:family="text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ФИО:<text:s/>Воронин Александр Иванович</text:p>
      <text:p text:style-name="P2">Группа: СКБ251</text:p>
      <text:p text:style-name="P3"/>
      <text:p text:style-name="Standard"><text:span text:style-name="T4">1. Задание:</text:span></text:p>
      <text:list text:style-name="LFO1" text:continue-numbering="true">
        <text:list-item>
          <text:p text:style-name="P5"><text:span text:style-name="T6">Создать программу под названием «Трекер книг»,<text:s/></text:span><text:span text:style-name="T7">которая будет вести учёт прочитанных пользователем книг. В программе должен быть реализован функционал сохранения (записи) информации про книги, просмотра <text:s/>этой информации, а так же вывод статистики по сохранённым записям.</text:span></text:p>
        </text:list-item>
      </text:list>
      <text:p text:style-name="P8"/>
      <text:p text:style-name="P9">2. Описание алгоритма:</text:p>
      <text:list text:style-name="LFO2" text:continue-numbering="true">
        <text:list-item>
          <text:p text:style-name="P10"><text:span text:style-name="T11">Главная функция<text:s/></text:span><text:span text:style-name="T12">main()</text:span></text:p>
          <text:list text:continue-numbering="true">
            <text:list-item>
              <text:p text:style-name="P13">Запуск программы.</text:p>
            </text:list-item>
            <text:list-item>
              <text:p text:style-name="P14">Запрос действия пользователя.</text:p>
            </text:list-item>
            <text:list-item>
              <text:p text:style-name="P15">Запуск других функций для выполнения конкретного запроса.</text:p>
            </text:list-item>
          </text:list>
        </text:list-item>
        <text:list-item>
          <text:p text:style-name="P16"><text:span text:style-name="T17"><text:s/>Функиця<text:s/></text:span><text:span text:style-name="T18">showAllBooks</text:span><text:span text:style-name="T19">()</text:span></text:p>
          <text:list text:continue-numbering="true">
            <text:list-item>
              <text:p text:style-name="P20"><text:span text:style-name="T21">Создание таблицы для красивого вывода</text:span>.</text:p>
            </text:list-item>
            <text:list-item>
              <text:p text:style-name="P22">Вывод информации по всем сохранённым книгам.</text:p>
            </text:list-item>
          </text:list>
        </text:list-item>
        <text:list-item>
          <text:p text:style-name="P23"><text:span text:style-name="T24">Функция<text:s/></text:span><text:span text:style-name="T25">showMenu</text:span><text:span text:style-name="T26">()</text:span></text:p>
          <text:list text:continue-numbering="true">
            <text:list-item>
              <text:p text:style-name="P27"><text:span text:style-name="T28">Вывод меню выбора действия.</text:span></text:p>
            </text:list-item>
          </text:list>
        </text:list-item>
        <text:list-item>
          <text:p text:style-name="P29"><text:span text:style-name="T30">Функция<text:s/></text:span><text:span text:style-name="T31">showStat</text:span><text:span text:style-name="T32">s()</text:span></text:p>
          <text:list text:continue-numbering="true">
            <text:list-item>
              <text:p text:style-name="P33">Получение статистики по всем добавленным книгам.</text:p>
            </text:list-item>
            <text:list-item>
              <text:p text:style-name="P34">Нахождение средней оценки по всем позициям.</text:p>
            </text:list-item>
            <text:list-item>
              <text:p text:style-name="P35">Нахождение самой высоко-оцененной книги.</text:p>
            </text:list-item>
            <text:list-item>
              <text:p text:style-name="P36">Вывод полученной и найденной информации.</text:p>
            </text:list-item>
          </text:list>
        </text:list-item>
        <text:list-item>
          <text:p text:style-name="P37"><text:span text:style-name="T38">Функция<text:s/></text:span><text:span text:style-name="T39">addBoo</text:span><text:span text:style-name="T40">k</text:span><text:span text:style-name="T41">()</text:span></text:p>
          <text:list text:continue-numbering="true">
            <text:list-item>
              <text:p text:style-name="P42">Запрос у пользователя данных для сохранения. Таких как: название книги, автор книги, год прочтения, оценка (рейтинг).</text:p>
            </text:list-item>
            <text:list-item>
              <text:p text:style-name="P43">Внесение полученной информации в программу.</text:p>
            </text:list-item>
          </text:list>
        </text:list-item>
        <text:list-item>
          <text:p text:style-name="P44"><text:span text:style-name="T45">Функция<text:s/></text:span><text:span text:style-name="T46">loadBooks()</text:span></text:p>
          <text:list text:continue-numbering="true">
            <text:list-item>
              <text:p text:style-name="P47">Получение всех сохранённых в файле данных (книг)</text:p>
            </text:list-item>
            <text:list-item>
              <text:p text:style-name="P48">Внесение полученных данных в программу</text:p>
            </text:list-item>
          </text:list>
        </text:list-item>
        <text:list-item>
          <text:p text:style-name="P49"><text:span text:style-name="T50">Функция<text:s/></text:span><text:span text:style-name="T51">saveNewBook()</text:span></text:p>
          <text:list text:continue-numbering="true">
            <text:list-item>
              <text:p text:style-name="P52">Получает на вход структуру с информацией о книге</text:p>
            </text:list-item>
            <text:list-item>
              <text:p text:style-name="P53">Сохранение данных в файл</text:p>
            </text:list-item>
          </text:list>
        </text:list-item>
      </text:list>
      <text:p text:style-name="P54"/>
      <text:p text:style-name="P55"/>
      <text:p text:style-name="Standard"><text:span text:style-name="T56">3.<text:s/></text:span><text:span text:style-name="T57">Код</text:span><text:span text:style-name="T58">:</text:span></text:p>
      <text:p text:style-name="Standard"><text:span text:style-name="T59">#include &lt;stdio.h&gt;</text:span><text:span text:style-name="T60"><text:line-break/>#include &lt;stdlib.h&gt;</text:span><text:span text:style-name="T61"><text:line-break/>#include &lt;locale.h&gt;</text:span><text:span text:style-name="T62"><text:line-break/>#include &lt;windows.h&gt;</text:span><text:span text:style-name="T63"><text:line-break/></text:span><text:soft-page-break/><text:span text:style-name="T64">#include &lt;string.h&gt;</text:span><text:span text:style-name="T65"><text:line-break/></text:span><text:span text:style-name="T66"><text:line-break/></text:span><text:span text:style-name="T67"><text:line-break/>#define MAX_BOOKS<text:s/></text:span><text:span text:style-name="T68">1000</text:span><text:span text:style-name="T69"><text:line-break/></text:span><text:span text:style-name="T70">#define FILENAME "books.txt"</text:span><text:span text:style-name="T71"><text:line-break/>#define BUFSIZE<text:s/></text:span><text:span text:style-name="T72">128</text:span><text:span text:style-name="T73"><text:line-break/></text:span><text:span text:style-name="T74"><text:line-break/></text:span><text:span text:style-name="T75">struct Book {</text:span><text:span text:style-name="T76"><text:line-break/><text:s text:c="4"/>char title[</text:span><text:span text:style-name="T77">100</text:span><text:span text:style-name="T78">]</text:span><text:span text:style-name="T79">;</text:span><text:span text:style-name="T80"><text:line-break/><text:s text:c="4"/></text:span><text:span text:style-name="T81">char author[</text:span><text:span text:style-name="T82">50</text:span><text:span text:style-name="T83">]</text:span><text:span text:style-name="T84">;</text:span><text:span text:style-name="T85"><text:line-break/><text:s text:c="4"/></text:span><text:span text:style-name="T86">int year</text:span><text:span text:style-name="T87">;</text:span><text:span text:style-name="T88"><text:line-break/><text:s text:c="4"/></text:span><text:span text:style-name="T89">float grade</text:span><text:span text:style-name="T90">;</text:span><text:span text:style-name="T91"><text:line-break/></text:span><text:span text:style-name="T92">}</text:span><text:span text:style-name="T93">;</text:span><text:span text:style-name="T94"><text:line-break/></text:span><text:span text:style-name="T95"><text:line-break/></text:span><text:span text:style-name="T96">struct Book *books</text:span><text:span text:style-name="T97">;</text:span><text:span text:style-name="T98"><text:line-break/></text:span><text:span text:style-name="T99">int bookNumber =<text:s/></text:span><text:span text:style-name="T100">0;</text:span><text:span text:style-name="T101"><text:line-break/></text:span><text:span text:style-name="T102"><text:line-break/></text:span><text:span text:style-name="T103">void saveNewBook(const char *filename</text:span><text:span text:style-name="T104">,<text:s/></text:span><text:span text:style-name="T105">struct Book book) {</text:span><text:span text:style-name="T106"><text:line-break/><text:s text:c="4"/>FILE *file = fopen(filename</text:span><text:span text:style-name="T107">,<text:s/></text:span><text:span text:style-name="T108">"r")</text:span><text:span text:style-name="T109">;</text:span><text:span text:style-name="T110"><text:line-break/><text:s text:c="4"/></text:span><text:span text:style-name="T111">if (!file) {</text:span><text:span text:style-name="T112"><text:line-break/><text:s text:c="8"/>printf("</text:span><text:span text:style-name="T113">Ошибка</text:span><text:span text:style-name="T114"><text:s/></text:span><text:span text:style-name="T115">сохранения</text:span><text:span text:style-name="T116"><text:s/></text:span><text:span text:style-name="T117">в</text:span><text:span text:style-name="T118"><text:s/></text:span><text:span text:style-name="T119">файл</text:span><text:span text:style-name="T120">!")</text:span><text:span text:style-name="T121">;</text:span><text:span text:style-name="T122"><text:line-break/><text:s text:c="8"/></text:span><text:span text:style-name="T123">return</text:span><text:span text:style-name="T124">;</text:span><text:span text:style-name="T125"><text:line-break/><text:s text:c="4"/></text:span><text:span text:style-name="T126">}</text:span><text:span text:style-name="T127"><text:line-break/></text:span><text:span text:style-name="T128"><text:line-break/><text:s text:c="4"/>fseek(file</text:span><text:span text:style-name="T129">, 0,<text:s/></text:span><text:span text:style-name="T130">SEEK_END)</text:span><text:span text:style-name="T131">;</text:span><text:span text:style-name="T132"><text:line-break/><text:s text:c="4"/></text:span><text:span text:style-name="T133">long size = ftell(file)</text:span><text:span text:style-name="T134">;</text:span><text:span text:style-name="T135"><text:line-break/><text:s text:c="4"/></text:span><text:span text:style-name="T136">fclose(file)</text:span><text:span text:style-name="T137">;</text:span><text:span text:style-name="T138"><text:line-break/></text:span><text:span text:style-name="T139"><text:line-break/><text:s text:c="4"/></text:span><text:span text:style-name="T140">file = fopen(filename</text:span><text:span text:style-name="T141">,<text:s/></text:span><text:span text:style-name="T142">"a")</text:span><text:span text:style-name="T143">;</text:span><text:span text:style-name="T144"><text:line-break/><text:s text:c="4"/></text:span><text:span text:style-name="T145">if (size ==<text:s/></text:span><text:span text:style-name="T146">0</text:span><text:span text:style-name="T147">) {</text:span><text:span text:style-name="T148"><text:line-break/><text:s text:c="8"/>fprintf(file</text:span><text:span text:style-name="T149">,<text:s/></text:span><text:span text:style-name="T150">"%s,%s,%d,%f"</text:span><text:span text:style-name="T151">,<text:s/></text:span><text:span text:style-name="T152">book.title</text:span><text:span text:style-name="T153">,<text:s/></text:span><text:span text:style-name="T154">book.author</text:span><text:span text:style-name="T155">,<text:s/></text:span><text:span text:style-name="T156">book.year</text:span><text:span text:style-name="T157">,<text:s/></text:span><text:span text:style-name="T158">book.grade)</text:span><text:span text:style-name="T159">;</text:span><text:span text:style-name="T160"><text:line-break/><text:s text:c="4"/></text:span><text:span text:style-name="T161">} else {</text:span><text:span text:style-name="T162"><text:line-break/><text:s text:c="8"/>fprintf(file</text:span><text:span text:style-name="T163">,<text:s/></text:span><text:span text:style-name="T164">"\n%s,%s,%d,%f"</text:span><text:span text:style-name="T165">,<text:s/></text:span><text:span text:style-name="T166">book.title</text:span><text:span text:style-name="T167">,<text:s/></text:span><text:span text:style-name="T168">book.author</text:span><text:span text:style-name="T169">,<text:s/></text:span><text:span text:style-name="T170">book.year</text:span><text:span text:style-name="T171">,<text:s/></text:span><text:span text:style-name="T172">book.grade)</text:span><text:span text:style-name="T173">;</text:span><text:span text:style-name="T174"><text:line-break/><text:s text:c="4"/></text:span><text:span text:style-name="T175">}</text:span><text:span text:style-name="T176"><text:line-break/><text:s text:c="4"/>fclose(file)</text:span><text:span text:style-name="T177">;</text:span><text:span text:style-name="T178"><text:line-break/></text:span><text:span text:style-name="T179">}</text:span><text:span text:style-name="T180"><text:line-break/></text:span><text:span text:style-name="T181"><text:line-break/>void loadBooks(const char *filename) {</text:span><text:span text:style-name="T182"><text:line-break/><text:s text:c="4"/>FILE *file = fopen(filename</text:span><text:span text:style-name="T183">,<text:s/></text:span><text:span text:style-name="T184">"r")</text:span><text:span text:style-name="T185">;</text:span><text:span text:style-name="T186"><text:line-break/><text:s text:c="4"/></text:span><text:span text:style-name="T187">if (!file) {</text:span><text:span text:style-name="T188"><text:line-break/><text:s text:c="8"/>return</text:span><text:span text:style-name="T189">;</text:span><text:span text:style-name="T190"><text:line-break/><text:s text:c="4"/></text:span><text:span text:style-name="T191">}</text:span><text:span text:style-name="T192"><text:line-break/></text:span><text:span text:style-name="T193"><text:line-break/><text:s text:c="4"/>while (fscanf(file</text:span><text:span text:style-name="T194">,<text:s/></text:span><text:span text:style-name="T195">" %99[^,],%49[^,],%d,%f"</text:span><text:span text:style-name="T196">,</text:span><text:span text:style-name="T197"><text:line-break/><text:s text:c="18"/></text:span><text:span text:style-name="T198">books[bookNumber].title</text:span><text:span text:style-name="T199">,</text:span><text:span text:style-name="T200"><text:line-break/><text:s text:c="18"/></text:span><text:span text:style-name="T201">books[bookNumber].author</text:span><text:span text:style-name="T202">,</text:span><text:span text:style-name="T203"><text:line-break/><text:s text:c="18"/></text:span><text:span text:style-name="T204">&amp;books[bookNumber].year</text:span><text:span text:style-name="T205">,</text:span><text:span text:style-name="T206"><text:line-break/><text:s text:c="18"/></text:span><text:span text:style-name="T207">&amp;books[bookNumber].grade) ==<text:s/></text:span><text:span text:style-name="T208">4</text:span><text:span text:style-name="T209">) {</text:span><text:span text:style-name="T210"><text:line-break/><text:s text:c="8"/>bookNumber++</text:span><text:span text:style-name="T211">;</text:span><text:span text:style-name="T212"><text:line-break/></text:span><text:soft-page-break/><text:span text:style-name="T213"><text:s text:c="4"/></text:span><text:span text:style-name="T214">}</text:span><text:span text:style-name="T215"><text:line-break/><text:s text:c="4"/>fclose(file)</text:span><text:span text:style-name="T216">;</text:span><text:span text:style-name="T217"><text:line-break/></text:span><text:span text:style-name="T218">}</text:span><text:span text:style-name="T219"><text:line-break/></text:span><text:span text:style-name="T220"><text:line-break/>struct Book addBook() {</text:span><text:span text:style-name="T221"><text:line-break/><text:s text:c="4"/>struct Book book</text:span><text:span text:style-name="T222">;</text:span><text:span text:style-name="T223"><text:line-break/><text:s text:c="4"/></text:span><text:span text:style-name="T224">printf("</text:span><text:span text:style-name="T225">Введите</text:span><text:span text:style-name="T226"><text:s/></text:span><text:span text:style-name="T227">название</text:span><text:span text:style-name="T228"><text:s/></text:span><text:span text:style-name="T229">книги</text:span><text:span text:style-name="T230">:\n")</text:span><text:span text:style-name="T231">;</text:span><text:span text:style-name="T232"><text:line-break/><text:s text:c="4"/></text:span><text:span text:style-name="T233">system("chcp 1251 &gt;nul")</text:span><text:span text:style-name="T234">;</text:span><text:span text:style-name="T235"><text:line-break/><text:s text:c="4"/></text:span><text:span text:style-name="T236">fgets(book.title</text:span><text:span text:style-name="T237">,<text:s/></text:span><text:span text:style-name="T238">BUFSIZE</text:span><text:span text:style-name="T239">,<text:s/></text:span><text:span text:style-name="T240">stdin)</text:span><text:span text:style-name="T241">;</text:span><text:span text:style-name="T242"><text:line-break/><text:s text:c="4"/></text:span><text:span text:style-name="T243">system("chcp 65001 &gt;nul")</text:span><text:span text:style-name="T244">;</text:span><text:span text:style-name="T245"><text:line-break/><text:s text:c="4"/></text:span><text:span text:style-name="T246">book.title[strlen(book.title) -<text:s/></text:span><text:span text:style-name="T247">1</text:span><text:span text:style-name="T248">] = '\0'</text:span><text:span text:style-name="T249">;</text:span><text:span text:style-name="T250"><text:line-break/></text:span><text:span text:style-name="T251"><text:line-break/><text:s text:c="4"/></text:span><text:span text:style-name="T252">printf("</text:span><text:span text:style-name="T253">Введите</text:span><text:span text:style-name="T254"><text:s/></text:span><text:span text:style-name="T255">автора</text:span><text:span text:style-name="T256"><text:s/></text:span><text:span text:style-name="T257">книги</text:span><text:span text:style-name="T258">:\</text:span><text:span text:style-name="T259">n</text:span><text:span text:style-name="T260">")</text:span><text:span text:style-name="T261">;</text:span><text:span text:style-name="T262"><text:line-break/><text:s text:c="4"/></text:span><text:span text:style-name="T263">system</text:span><text:span text:style-name="T264">("</text:span><text:span text:style-name="T265">chcp</text:span><text:span text:style-name="T266"><text:s/>1251 &gt;</text:span><text:span text:style-name="T267">nul</text:span><text:span text:style-name="T268">")</text:span><text:span text:style-name="T269">;</text:span><text:span text:style-name="T270"><text:line-break/><text:s text:c="4"/></text:span><text:span text:style-name="T271">fgets</text:span><text:span text:style-name="T272">(</text:span><text:span text:style-name="T273">book</text:span><text:span text:style-name="T274">.</text:span><text:span text:style-name="T275">author</text:span><text:span text:style-name="T276">,<text:s/></text:span><text:span text:style-name="T277">BUFSIZE</text:span><text:span text:style-name="T278">,<text:s/></text:span><text:span text:style-name="T279">stdin</text:span><text:span text:style-name="T280">)</text:span><text:span text:style-name="T281">;</text:span><text:span text:style-name="T282"><text:line-break/><text:s text:c="4"/></text:span><text:span text:style-name="T283">system</text:span><text:span text:style-name="T284">("</text:span><text:span text:style-name="T285">chcp</text:span><text:span text:style-name="T286"><text:s/>65001 &gt;</text:span><text:span text:style-name="T287">nul</text:span><text:span text:style-name="T288">")</text:span><text:span text:style-name="T289">;</text:span><text:span text:style-name="T290"><text:line-break/><text:s text:c="4"/></text:span><text:span text:style-name="T291">book</text:span><text:span text:style-name="T292">.</text:span><text:span text:style-name="T293">author</text:span><text:span text:style-name="T294">[</text:span><text:span text:style-name="T295">strlen</text:span><text:span text:style-name="T296">(</text:span><text:span text:style-name="T297">book</text:span><text:span text:style-name="T298">.</text:span><text:span text:style-name="T299">author</text:span><text:span text:style-name="T300">) -<text:s/></text:span><text:span text:style-name="T301">1</text:span><text:span text:style-name="T302">] = '\0'</text:span><text:span text:style-name="T303">;</text:span><text:span text:style-name="T304"><text:line-break/></text:span><text:span text:style-name="T305"><text:line-break/><text:s text:c="4"/></text:span><text:span text:style-name="T306">printf</text:span><text:span text:style-name="T307">("</text:span><text:span text:style-name="T308">Введите</text:span><text:span text:style-name="T309"><text:s/></text:span><text:span text:style-name="T310">год</text:span><text:span text:style-name="T311"><text:s/></text:span><text:span text:style-name="T312">прочтение</text:span><text:span text:style-name="T313"><text:s/></text:span><text:span text:style-name="T314">книги</text:span><text:span text:style-name="T315">:\</text:span><text:span text:style-name="T316">n</text:span><text:span text:style-name="T317">")</text:span><text:span text:style-name="T318">;</text:span><text:span text:style-name="T319"><text:line-break/><text:s text:c="4"/></text:span><text:span text:style-name="T320">char</text:span><text:span text:style-name="T321"><text:s/></text:span><text:span text:style-name="T322">year</text:span><text:span text:style-name="T323">[</text:span><text:span text:style-name="T324">BUFSIZE</text:span><text:span text:style-name="T325">]</text:span><text:span text:style-name="T326">;</text:span><text:span text:style-name="T327"><text:line-break/><text:s text:c="4"/></text:span><text:span text:style-name="T328">char</text:span><text:span text:style-name="T329"><text:s/>*</text:span><text:span text:style-name="T330">endptr</text:span><text:span text:style-name="T331">;</text:span><text:span text:style-name="T332"><text:line-break/><text:s text:c="4"/></text:span><text:span text:style-name="T333">fgets</text:span><text:span text:style-name="T334">(</text:span><text:span text:style-name="T335">year</text:span><text:span text:style-name="T336">,<text:s/></text:span><text:span text:style-name="T337">BUFSIZE</text:span><text:span text:style-name="T338">,<text:s/></text:span><text:span text:style-name="T339">stdin</text:span><text:span text:style-name="T340">)</text:span><text:span text:style-name="T341">;</text:span><text:span text:style-name="T342"><text:line-break/><text:s text:c="4"/></text:span><text:span text:style-name="T343">long</text:span><text:span text:style-name="T344"><text:s/></text:span><text:span text:style-name="T345">year</text:span><text:span text:style-name="T346">_</text:span><text:span text:style-name="T347">l</text:span><text:span text:style-name="T348"><text:s/>=<text:s/></text:span><text:span text:style-name="T349">strtol</text:span><text:span text:style-name="T350">(</text:span><text:span text:style-name="T351">year</text:span><text:span text:style-name="T352">,<text:s/></text:span><text:span text:style-name="T353">&amp;</text:span><text:span text:style-name="T354">endptr</text:span><text:span text:style-name="T355">, 10</text:span><text:span text:style-name="T356">)</text:span><text:span text:style-name="T357">;</text:span><text:span text:style-name="T358"><text:line-break/><text:s text:c="4"/></text:span><text:span text:style-name="T359">while</text:span><text:span text:style-name="T360"><text:s/>(</text:span><text:span text:style-name="T361">endptr</text:span><text:span text:style-name="T362"><text:s/>==<text:s/></text:span><text:span text:style-name="T363">year</text:span><text:span text:style-name="T364"><text:s/>||<text:s/></text:span><text:span text:style-name="T365">year</text:span><text:span text:style-name="T366">_</text:span><text:span text:style-name="T367">l</text:span><text:span text:style-name="T368"><text:s/>&gt;<text:s/></text:span><text:span text:style-name="T369">9999</text:span><text:span text:style-name="T370">) {</text:span><text:span text:style-name="T371"><text:line-break/><text:s text:c="8"/></text:span><text:span text:style-name="T372">printf</text:span><text:span text:style-name="T373">("</text:span><text:span text:style-name="T374">Введено</text:span><text:span text:style-name="T375"><text:s/></text:span><text:span text:style-name="T376">некорректное</text:span><text:span text:style-name="T377"><text:s/></text:span><text:span text:style-name="T378">значение</text:span><text:span text:style-name="T379">!\</text:span><text:span text:style-name="T380">n</text:span><text:span text:style-name="T381">Повторите</text:span><text:span text:style-name="T382"><text:s/></text:span><text:span text:style-name="T383">ввод</text:span><text:span text:style-name="T384">:\</text:span><text:span text:style-name="T385">n</text:span><text:span text:style-name="T386">")</text:span><text:span text:style-name="T387">;</text:span><text:span text:style-name="T388"><text:line-break/><text:s text:c="8"/></text:span><text:span text:style-name="T389">fgets</text:span><text:span text:style-name="T390">(</text:span><text:span text:style-name="T391">year</text:span><text:span text:style-name="T392">,<text:s/></text:span><text:span text:style-name="T393">BUFSIZE</text:span><text:span text:style-name="T394">,<text:s/></text:span><text:span text:style-name="T395">stdin</text:span><text:span text:style-name="T396">)</text:span><text:span text:style-name="T397">;</text:span><text:span text:style-name="T398"><text:line-break/><text:s text:c="8"/></text:span><text:span text:style-name="T399">year</text:span><text:span text:style-name="T400">_</text:span><text:span text:style-name="T401">l</text:span><text:span text:style-name="T402"><text:s/>=<text:s/></text:span><text:span text:style-name="T403">strtol</text:span><text:span text:style-name="T404">(</text:span><text:span text:style-name="T405">year</text:span><text:span text:style-name="T406">,<text:s/></text:span><text:span text:style-name="T407">&amp;</text:span><text:span text:style-name="T408">endptr</text:span><text:span text:style-name="T409">, 10</text:span><text:span text:style-name="T410">)</text:span><text:span text:style-name="T411">;</text:span><text:span text:style-name="T412"><text:line-break/><text:s text:c="4"/></text:span><text:span text:style-name="T413">}</text:span><text:span text:style-name="T414"><text:line-break/><text:s text:c="4"/></text:span><text:span text:style-name="T415">book</text:span><text:span text:style-name="T416">.</text:span><text:span text:style-name="T417">year</text:span><text:span text:style-name="T418"><text:s/>=<text:s/></text:span><text:span text:style-name="T419">year</text:span><text:span text:style-name="T420">_</text:span><text:span text:style-name="T421">l</text:span><text:span text:style-name="T422">;</text:span><text:span text:style-name="T423"><text:line-break/></text:span><text:span text:style-name="T424"><text:line-break/><text:s text:c="4"/></text:span><text:span text:style-name="T425">printf</text:span><text:span text:style-name="T426">("</text:span><text:span text:style-name="T427">Введите</text:span><text:span text:style-name="T428"><text:s/></text:span><text:span text:style-name="T429">вашу</text:span><text:span text:style-name="T430"><text:s/></text:span><text:span text:style-name="T431">оценку</text:span><text:span text:style-name="T432"><text:s/></text:span><text:span text:style-name="T433">книги</text:span><text:span text:style-name="T434"><text:s/>(</text:span><text:span text:style-name="T435">от</text:span><text:span text:style-name="T436"><text:s/>0<text:s/></text:span><text:span text:style-name="T437">до</text:span><text:span text:style-name="T438"><text:s/>10):\</text:span><text:span text:style-name="T439">n</text:span><text:span text:style-name="T440">")</text:span><text:span text:style-name="T441">;</text:span><text:span text:style-name="T442"><text:line-break/><text:s text:c="4"/></text:span><text:span text:style-name="T443">char</text:span><text:span text:style-name="T444"><text:s/></text:span><text:span text:style-name="T445">grade</text:span><text:span text:style-name="T446">[</text:span><text:span text:style-name="T447">BUFSIZE</text:span><text:span text:style-name="T448">]</text:span><text:span text:style-name="T449">;</text:span><text:span text:style-name="T450"><text:line-break/><text:s text:c="4"/></text:span><text:span text:style-name="T451">endptr</text:span><text:span text:style-name="T452"><text:s/>=<text:s/></text:span><text:span text:style-name="T453">grade</text:span><text:span text:style-name="T454">;</text:span><text:span text:style-name="T455"><text:line-break/><text:s text:c="4"/></text:span><text:span text:style-name="T456">float</text:span><text:span text:style-name="T457"><text:s/></text:span><text:span text:style-name="T458">grade</text:span><text:span text:style-name="T459">_</text:span><text:span text:style-name="T460">f</text:span><text:span text:style-name="T461"><text:s/>=<text:s/></text:span><text:span text:style-name="T462">0;</text:span><text:span text:style-name="T463"><text:line-break/><text:s text:c="4"/></text:span><text:span text:style-name="T464">while</text:span><text:span text:style-name="T465"><text:s/>(</text:span><text:span text:style-name="T466">endptr</text:span><text:span text:style-name="T467"><text:s/>==<text:s/></text:span><text:span text:style-name="T468">grade</text:span><text:span text:style-name="T469">) {</text:span><text:span text:style-name="T470"><text:line-break/><text:s text:c="8"/></text:span><text:span text:style-name="T471">fgets</text:span><text:span text:style-name="T472">(</text:span><text:span text:style-name="T473">grade</text:span><text:span text:style-name="T474">,<text:s/></text:span><text:span text:style-name="T475">BUFSIZE</text:span><text:span text:style-name="T476">,<text:s/></text:span><text:span text:style-name="T477">stdin</text:span><text:span text:style-name="T478">)</text:span><text:span text:style-name="T479">;</text:span><text:span text:style-name="T480"><text:line-break/><text:s text:c="8"/></text:span><text:span text:style-name="T481">grade</text:span><text:span text:style-name="T482">_</text:span><text:span text:style-name="T483">f</text:span><text:span text:style-name="T484"><text:s/>=<text:s/></text:span><text:span text:style-name="T485">strtof</text:span><text:span text:style-name="T486">(</text:span><text:span text:style-name="T487">grade</text:span><text:span text:style-name="T488">,<text:s/></text:span><text:span text:style-name="T489">&amp;</text:span><text:span text:style-name="T490">endptr</text:span><text:span text:style-name="T491">)</text:span><text:span text:style-name="T492">;</text:span><text:span text:style-name="T493"><text:line-break/><text:s text:c="8"/></text:span><text:span text:style-name="T494">if</text:span><text:span text:style-name="T495"><text:s/>(</text:span><text:span text:style-name="T496">endptr</text:span><text:span text:style-name="T497"><text:s/>==<text:s/></text:span><text:span text:style-name="T498">grade</text:span><text:span text:style-name="T499">) {</text:span><text:span text:style-name="T500"><text:line-break/><text:s text:c="12"/></text:span><text:span text:style-name="T501">printf</text:span><text:span text:style-name="T502">("</text:span><text:span text:style-name="T503">Введено</text:span><text:span text:style-name="T504"><text:s/></text:span><text:span text:style-name="T505">некорректное</text:span><text:span text:style-name="T506"><text:s/></text:span><text:span text:style-name="T507">значение</text:span><text:span text:style-name="T508">!\</text:span><text:span text:style-name="T509">n</text:span><text:span text:style-name="T510">Повторите</text:span><text:span text:style-name="T511"><text:s/></text:span><text:span text:style-name="T512">ввод</text:span><text:span text:style-name="T513">: ")</text:span><text:span text:style-name="T514">;</text:span><text:span text:style-name="T515"><text:line-break/><text:s text:c="8"/></text:span><text:span text:style-name="T516">}</text:span><text:span text:style-name="T517"><text:line-break/><text:s text:c="8"/></text:span><text:span text:style-name="T518">if</text:span><text:span text:style-name="T519"><text:s/>(</text:span><text:span text:style-name="T520">endptr</text:span><text:span text:style-name="T521"><text:s/>!=<text:s/></text:span><text:span text:style-name="T522">grade</text:span><text:span text:style-name="T523">) {</text:span><text:span text:style-name="T524"><text:line-break/><text:s text:c="12"/></text:span><text:span text:style-name="T525">if</text:span><text:span text:style-name="T526"><text:s/>(</text:span><text:span text:style-name="T527">0<text:s/></text:span><text:span text:style-name="T528">&gt;<text:s/></text:span><text:span text:style-name="T529">grade</text:span><text:span text:style-name="T530">_</text:span><text:span text:style-name="T531">f</text:span><text:span text:style-name="T532"><text:s/>||<text:s/></text:span><text:span text:style-name="T533">10<text:s/></text:span><text:span text:style-name="T534">&lt;<text:s/></text:span><text:span text:style-name="T535">grade</text:span><text:span text:style-name="T536">_</text:span><text:span text:style-name="T537">f</text:span><text:span text:style-name="T538">) {</text:span><text:span text:style-name="T539"><text:line-break/><text:s text:c="16"/></text:span><text:span text:style-name="T540">endptr</text:span><text:span text:style-name="T541"><text:s/>=<text:s/></text:span><text:span text:style-name="T542">grade</text:span><text:span text:style-name="T543">;</text:span><text:span text:style-name="T544"><text:line-break/><text:s text:c="16"/></text:span><text:span text:style-name="T545">printf</text:span><text:span text:style-name="T546">("</text:span><text:span text:style-name="T547">Введено</text:span><text:span text:style-name="T548"><text:s/></text:span><text:span text:style-name="T549">некорректное</text:span><text:span text:style-name="T550"><text:s/></text:span><text:span text:style-name="T551">значение</text:span><text:span text:style-name="T552">!\</text:span><text:span text:style-name="T553">n</text:span><text:span text:style-name="T554">Повторите</text:span><text:span text:style-name="T555"><text:s/></text:span><text:span text:style-name="T556">ввод</text:span><text:span text:style-name="T557">: ")</text:span><text:span text:style-name="T558">;</text:span><text:span text:style-name="T559"><text:line-break/><text:s text:c="12"/></text:span><text:span text:style-name="T560">}</text:span><text:span text:style-name="T561"><text:line-break/><text:s text:c="8"/>}</text:span><text:span text:style-name="T562"><text:line-break/><text:s text:c="4"/>}</text:span><text:span text:style-name="T563"><text:line-break/><text:s text:c="4"/></text:span><text:span text:style-name="T564">book</text:span><text:span text:style-name="T565">.</text:span><text:span text:style-name="T566">grade</text:span><text:span text:style-name="T567"><text:s/>=<text:s/></text:span><text:span text:style-name="T568">grade</text:span><text:span text:style-name="T569">_</text:span><text:span text:style-name="T570">f</text:span><text:span text:style-name="T571">;</text:span><text:span text:style-name="T572"><text:line-break/></text:span><text:span text:style-name="T573"><text:line-break/></text:span><text:soft-page-break/><text:span text:style-name="T574"><text:s text:c="4"/></text:span><text:span text:style-name="T575">books</text:span><text:span text:style-name="T576">[</text:span><text:span text:style-name="T577">bookNumber</text:span><text:span text:style-name="T578">++] =<text:s/></text:span><text:span text:style-name="T579">book</text:span><text:span text:style-name="T580">;</text:span><text:span text:style-name="T581"><text:line-break/></text:span><text:span text:style-name="T582"><text:line-break/><text:s text:c="4"/></text:span><text:span text:style-name="T583">saveNewBook</text:span><text:span text:style-name="T584">(</text:span><text:span text:style-name="T585">FILENAME</text:span><text:span text:style-name="T586">,<text:s/></text:span><text:span text:style-name="T587">book</text:span><text:span text:style-name="T588">)</text:span><text:span text:style-name="T589">;</text:span><text:span text:style-name="T590"><text:line-break/></text:span><text:span text:style-name="T591"><text:line-break/><text:s text:c="4"/></text:span><text:span text:style-name="T592">printf</text:span><text:span text:style-name="T593">("</text:span><text:span text:style-name="T594">Успешно</text:span><text:span text:style-name="T595"><text:s/></text:span><text:span text:style-name="T596">добавлено</text:span><text:span text:style-name="T597">!")</text:span><text:span text:style-name="T598">;</text:span><text:span text:style-name="T599"><text:line-break/></text:span><text:span text:style-name="T600"><text:line-break/><text:s text:c="4"/></text:span><text:span text:style-name="T601">return</text:span><text:span text:style-name="T602"><text:s/></text:span><text:span text:style-name="T603">book</text:span><text:span text:style-name="T604">;</text:span><text:span text:style-name="T605"><text:line-break/></text:span><text:span text:style-name="T606">}</text:span><text:span text:style-name="T607"><text:line-break/></text:span><text:span text:style-name="T608"><text:line-break/></text:span><text:span text:style-name="T609">void</text:span><text:span text:style-name="T610"><text:s/></text:span><text:span text:style-name="T611">showStats</text:span><text:span text:style-name="T612">() {</text:span><text:span text:style-name="T613"><text:line-break/><text:s text:c="4"/></text:span><text:span text:style-name="T614">if</text:span><text:span text:style-name="T615"><text:s/>(</text:span><text:span text:style-name="T616">bookNumber</text:span><text:span text:style-name="T617"><text:s/>==<text:s/></text:span><text:span text:style-name="T618">0</text:span><text:span text:style-name="T619">) {</text:span><text:span text:style-name="T620"><text:line-break/><text:s text:c="8"/></text:span><text:span text:style-name="T621">printf</text:span><text:span text:style-name="T622">("</text:span><text:span text:style-name="T623">На</text:span><text:span text:style-name="T624"><text:s/></text:span><text:span text:style-name="T625">данный</text:span><text:span text:style-name="T626"><text:s/></text:span><text:span text:style-name="T627">момент</text:span><text:span text:style-name="T628"><text:s/></text:span><text:span text:style-name="T629">нет</text:span><text:span text:style-name="T630"><text:s/></text:span><text:span text:style-name="T631">статистики</text:span><text:span text:style-name="T632"><text:s/>:(")</text:span><text:span text:style-name="T633">;</text:span><text:span text:style-name="T634"><text:line-break/><text:s text:c="8"/></text:span><text:span text:style-name="T635">return</text:span><text:span text:style-name="T636">;</text:span><text:span text:style-name="T637"><text:line-break/><text:s text:c="4"/></text:span><text:span text:style-name="T638">}</text:span><text:span text:style-name="T639"><text:line-break/><text:s text:c="4"/></text:span><text:span text:style-name="T640">printf</text:span><text:span text:style-name="T641">("\</text:span><text:span text:style-name="T642">n</text:span><text:span text:style-name="T643"><text:s/>--------<text:s/></text:span><text:span text:style-name="T644">Статистика</text:span><text:span text:style-name="T645"><text:s/>-------- \</text:span><text:span text:style-name="T646">n</text:span><text:span text:style-name="T647">")</text:span><text:span text:style-name="T648">;</text:span><text:span text:style-name="T649"><text:line-break/><text:s text:c="4"/></text:span><text:span text:style-name="T650">printf</text:span><text:span text:style-name="T651">("</text:span><text:span text:style-name="T652">Общее</text:span><text:span text:style-name="T653"><text:s/></text:span><text:span text:style-name="T654">кол</text:span><text:span text:style-name="T655">-</text:span><text:span text:style-name="T656">во</text:span><text:span text:style-name="T657"><text:s/></text:span><text:span text:style-name="T658">книг</text:span><text:span text:style-name="T659">: %</text:span><text:span text:style-name="T660">d</text:span><text:span text:style-name="T661">\</text:span><text:span text:style-name="T662">n</text:span><text:span text:style-name="T663">"</text:span><text:span text:style-name="T664">,<text:s/></text:span><text:span text:style-name="T665">bookNumber</text:span><text:span text:style-name="T666">)</text:span><text:span text:style-name="T667">;</text:span><text:span text:style-name="T668"><text:line-break/></text:span><text:span text:style-name="T669"><text:line-break/><text:s text:c="4"/></text:span><text:span text:style-name="T670">float</text:span><text:span text:style-name="T671"><text:s/></text:span><text:span text:style-name="T672">sum_g =<text:s/></text:span><text:span text:style-name="T673">0;</text:span><text:span text:style-name="T674"><text:line-break/><text:s text:c="4"/></text:span><text:span text:style-name="T675">float max_g =<text:s/></text:span><text:span text:style-name="T676">0;</text:span><text:span text:style-name="T677"><text:line-break/><text:s text:c="4"/></text:span><text:span text:style-name="T678">char title[BUFSIZE]</text:span><text:span text:style-name="T679">;</text:span><text:span text:style-name="T680"><text:line-break/><text:s text:c="4"/></text:span><text:span text:style-name="T681">for (int i =<text:s/></text:span><text:span text:style-name="T682">0;<text:s/></text:span><text:span text:style-name="T683">i &lt; bookNumber</text:span><text:span text:style-name="T684">;<text:s/></text:span><text:span text:style-name="T685">i++) {</text:span><text:span text:style-name="T686"><text:line-break/><text:s text:c="8"/>if (books[i].grade &gt; max_g) {</text:span><text:span text:style-name="T687"><text:line-break/><text:s text:c="12"/>max_g = books[i].grade</text:span><text:span text:style-name="T688">;</text:span><text:span text:style-name="T689"><text:line-break/><text:s text:c="12"/></text:span><text:span text:style-name="T690">strcpy(title</text:span><text:span text:style-name="T691">,<text:s/></text:span><text:span text:style-name="T692">books[i].title)</text:span><text:span text:style-name="T693">;</text:span><text:span text:style-name="T694"><text:line-break/><text:s text:c="8"/></text:span><text:span text:style-name="T695">}</text:span><text:span text:style-name="T696"><text:line-break/><text:s text:c="8"/>sum_g += books[i].grade</text:span><text:span text:style-name="T697">;</text:span><text:span text:style-name="T698"><text:line-break/><text:s text:c="4"/></text:span><text:span text:style-name="T699">}</text:span><text:span text:style-name="T700"><text:line-break/><text:s text:c="4"/>printf("Средняя оценка книг: %.3f\n"</text:span><text:span text:style-name="T701">,<text:s/></text:span><text:span text:style-name="T702">sum_g / bookNumber)</text:span><text:span text:style-name="T703">;</text:span><text:span text:style-name="T704"><text:line-break/><text:s text:c="4"/></text:span><text:span text:style-name="T705">printf("Высшая оценка у книги ")</text:span><text:span text:style-name="T706">;</text:span><text:span text:style-name="T707"><text:line-break/><text:s text:c="4"/></text:span><text:span text:style-name="T708">system("chcp 1251 &gt;nul")</text:span><text:span text:style-name="T709">;</text:span><text:span text:style-name="T710"><text:line-break/><text:s text:c="4"/></text:span><text:span text:style-name="T711">printf("%s. "</text:span><text:span text:style-name="T712">,<text:s/></text:span><text:span text:style-name="T713">title)</text:span><text:span text:style-name="T714">;</text:span><text:span text:style-name="T715"><text:line-break/><text:s text:c="4"/></text:span><text:span text:style-name="T716">system("chcp 65001 &gt;nul")</text:span><text:span text:style-name="T717">;</text:span><text:span text:style-name="T718"><text:line-break/><text:s text:c="4"/></text:span><text:span text:style-name="T719">printf("Она равна %.2f\n"</text:span><text:span text:style-name="T720">,<text:s/></text:span><text:span text:style-name="T721">max_g)</text:span><text:span text:style-name="T722">;</text:span><text:span text:style-name="T723"><text:line-break/></text:span><text:span text:style-name="T724">}</text:span><text:span text:style-name="T725"><text:line-break/></text:span><text:span text:style-name="T726"><text:line-break/></text:span><text:span text:style-name="T727"><text:line-break/>void showMenu() {</text:span><text:span text:style-name="T728"><text:line-break/><text:s text:c="4"/>printf("\n=== Трекер книг ===\n")</text:span><text:span text:style-name="T729">;</text:span><text:span text:style-name="T730"><text:line-break/><text:s text:c="4"/></text:span><text:span text:style-name="T731">printf("1. Добавить книгу\n")</text:span><text:span text:style-name="T732">;</text:span><text:span text:style-name="T733"><text:line-break/><text:s text:c="4"/></text:span><text:span text:style-name="T734">printf("2. Показать все книги\n")</text:span><text:span text:style-name="T735">;</text:span><text:span text:style-name="T736"><text:line-break/><text:s text:c="4"/></text:span><text:span text:style-name="T737">printf("3. Показать статистику\n")</text:span><text:span text:style-name="T738">;</text:span><text:span text:style-name="T739"><text:line-break/><text:s text:c="4"/></text:span><text:span text:style-name="T740">printf("4. Выход</text:span><text:span text:style-name="T741">\n")</text:span><text:span text:style-name="T742">;</text:span><text:span text:style-name="T743"><text:line-break/><text:s text:c="4"/></text:span><text:span text:style-name="T744">printf("</text:span><text:span text:style-name="T745">Выберите</text:span><text:span text:style-name="T746"><text:s/></text:span><text:span text:style-name="T747">пункт</text:span><text:span text:style-name="T748">:\n")</text:span><text:span text:style-name="T749">;</text:span><text:span text:style-name="T750"><text:line-break/></text:span><text:span text:style-name="T751">}</text:span><text:span text:style-name="T752"><text:line-break/></text:span><text:span text:style-name="T753"><text:line-break/>void showAllBooks() {</text:span><text:span text:style-name="T754"><text:line-break/><text:s text:c="4"/>if (bookNumber ==<text:s/></text:span><text:span text:style-name="T755">0</text:span><text:span text:style-name="T756">) {</text:span><text:span text:style-name="T757"><text:line-break/><text:s text:c="8"/>printf("</text:span><text:span text:style-name="T758">Нет</text:span><text:span text:style-name="T759"><text:s/></text:span><text:span text:style-name="T760">данных</text:span><text:span text:style-name="T761"><text:s/></text:span><text:span text:style-name="T762">о</text:span><text:span text:style-name="T763"><text:s/></text:span><text:span text:style-name="T764">расходах</text:span><text:span text:style-name="T765">.\n")</text:span><text:span text:style-name="T766">;</text:span><text:span text:style-name="T767"><text:line-break/><text:s text:c="8"/></text:span><text:span text:style-name="T768">return</text:span><text:span text:style-name="T769">;</text:span><text:span text:style-name="T770"><text:line-break/></text:span><text:soft-page-break/><text:span text:style-name="T771"><text:s text:c="4"/></text:span><text:span text:style-name="T772">}</text:span><text:span text:style-name="T773"><text:line-break/><text:s text:c="4"/>printf("\n")</text:span><text:span text:style-name="T774">;</text:span><text:span text:style-name="T775"><text:line-break/><text:s text:c="4"/></text:span><text:span text:style-name="T776">for (int i =<text:s/></text:span><text:span text:style-name="T777">0;<text:s/></text:span><text:span text:style-name="T778">i &lt;<text:s/></text:span><text:span text:style-name="T779">74;<text:s/></text:span><text:span text:style-name="T780">i++) {</text:span><text:span text:style-name="T781"><text:line-break/><text:s text:c="8"/>printf("-")</text:span><text:span text:style-name="T782">;</text:span><text:span text:style-name="T783"><text:line-break/><text:s text:c="4"/></text:span><text:span text:style-name="T784">}</text:span><text:span text:style-name="T785"><text:line-break/><text:s text:c="4"/>printf("\n")</text:span><text:span text:style-name="T786">;</text:span><text:span text:style-name="T787"><text:line-break/><text:s text:c="4"/></text:span><text:span text:style-name="T788">printf("| %-4s | %-33s | %-25s | %-8s | %-6s |\n"</text:span><text:span text:style-name="T789">,</text:span><text:span text:style-name="T790"><text:line-break/><text:s text:c="11"/></text:span><text:span text:style-name="T791">"№"</text:span><text:span text:style-name="T792">,<text:s/></text:span><text:span text:style-name="T793">"</text:span><text:span text:style-name="T794">Название</text:span><text:span text:style-name="T795">"</text:span><text:span text:style-name="T796">,<text:s/></text:span><text:span text:style-name="T797">"</text:span><text:span text:style-name="T798">Автор</text:span><text:span text:style-name="T799">"</text:span><text:span text:style-name="T800">,<text:s/></text:span><text:span text:style-name="T801">"</text:span><text:span text:style-name="T802">Год</text:span><text:span text:style-name="T803">"</text:span><text:span text:style-name="T804">,<text:s/></text:span><text:span text:style-name="T805">"</text:span><text:span text:style-name="T806">Оценка</text:span><text:span text:style-name="T807">")</text:span><text:span text:style-name="T808">;</text:span><text:span text:style-name="T809"><text:line-break/><text:s text:c="4"/></text:span><text:span text:style-name="T810">for (int i =<text:s/></text:span><text:span text:style-name="T811">0;<text:s/></text:span><text:span text:style-name="T812">i &lt;<text:s/></text:span><text:span text:style-name="T813">74;<text:s/></text:span><text:span text:style-name="T814">i++) {</text:span><text:span text:style-name="T815"><text:line-break/><text:s text:c="8"/>printf("-")</text:span><text:span text:style-name="T816">;</text:span><text:span text:style-name="T817"><text:line-break/><text:s text:c="4"/></text:span><text:span text:style-name="T818">}</text:span><text:span text:style-name="T819"><text:line-break/><text:s text:c="4"/>printf("\n")</text:span><text:span text:style-name="T820">;</text:span><text:span text:style-name="T821"><text:line-break/><text:s text:c="4"/></text:span><text:span text:style-name="T822">for (int i =<text:s/></text:span><text:span text:style-name="T823">0;<text:s/></text:span><text:span text:style-name="T824">i &lt; bookNumber</text:span><text:span text:style-name="T825">;<text:s/></text:span><text:span text:style-name="T826">i++) {</text:span><text:span text:style-name="T827"><text:line-break/><text:s text:c="8"/>books[i].author[strcspn(books[i].author</text:span><text:span text:style-name="T828">,<text:s/></text:span><text:span text:style-name="T829">"\r\n")] =<text:s/></text:span><text:span text:style-name="T830">0;</text:span><text:span text:style-name="T831"><text:line-break/><text:s text:c="8"/></text:span><text:span text:style-name="T832">books[i].title[strcspn(books[i].title</text:span><text:span text:style-name="T833">,<text:s/></text:span><text:span text:style-name="T834">"\r\n")] =<text:s/></text:span><text:span text:style-name="T835">0;</text:span><text:span text:style-name="T836"><text:line-break/><text:s text:c="8"/></text:span><text:span text:style-name="T837">system("chcp 1251 &gt;nul")</text:span><text:span text:style-name="T838">;</text:span><text:span text:style-name="T839"><text:line-break/><text:s text:c="8"/></text:span><text:span text:style-name="T840">printf("| %-2d | %-25.25s | %-20.20s | %-5d | %-6.2f |\n"</text:span><text:span text:style-name="T841">,</text:span><text:span text:style-name="T842"><text:line-break/><text:s text:c="15"/></text:span><text:span text:style-name="T843">i +<text:s/></text:span><text:span text:style-name="T844">1,</text:span><text:span text:style-name="T845"><text:line-break/><text:s text:c="15"/></text:span><text:span text:style-name="T846">books[i].title</text:span><text:span text:style-name="T847">,</text:span><text:span text:style-name="T848"><text:line-break/><text:s text:c="15"/></text:span><text:span text:style-name="T849">books[i].author</text:span><text:span text:style-name="T850">,</text:span><text:span text:style-name="T851"><text:line-break/><text:s text:c="15"/></text:span><text:span text:style-name="T852">books[i].year</text:span><text:span text:style-name="T853">,</text:span><text:span text:style-name="T854"><text:line-break/><text:s text:c="15"/></text:span><text:span text:style-name="T855">books[i].grade)</text:span><text:span text:style-name="T856">;</text:span><text:span text:style-name="T857"><text:line-break/><text:s text:c="8"/></text:span><text:span text:style-name="T858">system("chcp 65001 &gt;nul")</text:span><text:span text:style-name="T859">;</text:span><text:span text:style-name="T860"><text:line-break/><text:s text:c="4"/></text:span><text:span text:style-name="T861">}</text:span><text:span text:style-name="T862"><text:line-break/><text:s text:c="4"/>for (int i =<text:s/></text:span><text:span text:style-name="T863">0;<text:s/></text:span><text:span text:style-name="T864">i &lt;<text:s/></text:span><text:span text:style-name="T865">74;<text:s/></text:span><text:span text:style-name="T866">i++) {</text:span><text:span text:style-name="T867"><text:line-break/><text:s text:c="8"/>printf("-")</text:span><text:span text:style-name="T868">;</text:span><text:span text:style-name="T869"><text:line-break/><text:s text:c="4"/></text:span><text:span text:style-name="T870">}</text:span><text:span text:style-name="T871"><text:line-break/><text:s text:c="4"/>printf("\n")</text:span><text:span text:style-name="T872">;</text:span><text:span text:style-name="T873"><text:line-break/></text:span><text:span text:style-name="T874">}</text:span><text:span text:style-name="T875"><text:line-break/></text:span><text:span text:style-name="T876"><text:line-break/>int main() {</text:span><text:span text:style-name="T877"><text:line-break/><text:s text:c="4"/>system("chcp 65001 &gt;nul")</text:span><text:span text:style-name="T878">;</text:span><text:span text:style-name="T879"><text:line-break/><text:s text:c="4"/></text:span><text:span text:style-name="T880">// SetConsoleOutputCP(CP_UTF8);</text:span><text:span text:style-name="T881"><text:line-break/><text:s text:c="4"/>// SetConsoleCP(CP_UTF8);</text:span><text:span text:style-name="T882"><text:line-break/><text:s text:c="4"/>// system("chcp 1251 &gt;nul");</text:span><text:span text:style-name="T883"><text:line-break/></text:span><text:span text:style-name="T884"><text:line-break/><text:s text:c="4"/>books = malloc(MAX_BOOKS * sizeof(struct Book))</text:span><text:span text:style-name="T885">;</text:span><text:span text:style-name="T886"><text:line-break/></text:span><text:span text:style-name="T887"><text:line-break/><text:s text:c="4"/></text:span><text:span text:style-name="T888">if (books == NULL) {</text:span><text:span text:style-name="T889"><text:line-break/><text:s text:c="8"/>printf("</text:span><text:span text:style-name="T890">Ошибка</text:span><text:span text:style-name="T891"><text:s/></text:span><text:span text:style-name="T892">выделения</text:span><text:span text:style-name="T893"><text:s/></text:span><text:span text:style-name="T894">памяти</text:span><text:span text:style-name="T895">!\n")</text:span><text:span text:style-name="T896">;</text:span><text:span text:style-name="T897"><text:line-break/><text:s text:c="8"/></text:span><text:span text:style-name="T898">return<text:s/></text:span><text:span text:style-name="T899">1;</text:span><text:span text:style-name="T900"><text:line-break/><text:s text:c="4"/></text:span><text:span text:style-name="T901">}</text:span><text:span text:style-name="T902"><text:line-break/></text:span><text:span text:style-name="T903"><text:line-break/><text:s text:c="4"/>loadBooks(FILENAME)</text:span><text:span text:style-name="T904">;</text:span><text:span text:style-name="T905"><text:line-break/></text:span><text:span text:style-name="T906"><text:line-break/><text:s text:c="4"/></text:span><text:span text:style-name="T907">unsigned int choice</text:span><text:span text:style-name="T908">;</text:span><text:span text:style-name="T909"><text:line-break/><text:s text:c="4"/></text:span><text:span text:style-name="T910">char str[</text:span><text:span text:style-name="T911">2</text:span><text:span text:style-name="T912">]</text:span><text:span text:style-name="T913">;</text:span><text:span text:style-name="T914"><text:line-break/></text:span><text:span text:style-name="T915"><text:line-break/><text:s text:c="4"/></text:span><text:span text:style-name="T916">do {</text:span><text:span text:style-name="T917"><text:line-break/></text:span><text:soft-page-break/><text:span text:style-name="T918"><text:s text:c="8"/>showMenu()</text:span><text:span text:style-name="T919">;</text:span><text:span text:style-name="T920"><text:line-break/><text:s text:c="8"/></text:span><text:span text:style-name="T921">fgets(str</text:span><text:span text:style-name="T922">, 3,<text:s/></text:span><text:span text:style-name="T923">stdin)</text:span><text:span text:style-name="T924">;</text:span><text:span text:style-name="T925"><text:line-break/><text:s text:c="8"/></text:span><text:span text:style-name="T926">choice = strtol(str</text:span><text:span text:style-name="T927">,<text:s/></text:span><text:span text:style-name="T928">NULL</text:span><text:span text:style-name="T929">, 10</text:span><text:span text:style-name="T930">)</text:span><text:span text:style-name="T931">;</text:span><text:span text:style-name="T932"><text:line-break/></text:span><text:span text:style-name="T933"><text:line-break/><text:s text:c="8"/></text:span><text:span text:style-name="T934">switch (choice) {</text:span><text:span text:style-name="T935"><text:line-break/><text:s text:c="12"/>case<text:s/></text:span><text:span text:style-name="T936">1</text:span><text:span text:style-name="T937">:</text:span><text:span text:style-name="T938"><text:line-break/><text:s text:c="16"/>if (bookNumber &lt; MAX_BOOKS) {</text:span><text:span text:style-name="T939"><text:line-break/><text:s text:c="20"/>addBook()</text:span><text:span text:style-name="T940">;</text:span><text:span text:style-name="T941"><text:line-break/><text:s text:c="16"/></text:span><text:span text:style-name="T942">} else {</text:span><text:span text:style-name="T943"><text:line-break/><text:s text:c="20"/>printf("</text:span><text:span text:style-name="T944">Слишком</text:span><text:span text:style-name="T945"><text:s/></text:span><text:span text:style-name="T946">много</text:span><text:span text:style-name="T947"><text:s/></text:span><text:span text:style-name="T948">книг</text:span><text:span text:style-name="T949"><text:s/>;(")</text:span><text:span text:style-name="T950">;</text:span><text:span text:style-name="T951"><text:line-break/><text:s text:c="16"/></text:span><text:span text:style-name="T952">}</text:span><text:span text:style-name="T953"><text:line-break/><text:s text:c="16"/>break</text:span><text:span text:style-name="T954">;</text:span><text:span text:style-name="T955"><text:line-break/><text:s text:c="12"/></text:span><text:span text:style-name="T956">case<text:s/></text:span><text:span text:style-name="T957">2</text:span><text:span text:style-name="T958">:</text:span><text:span text:style-name="T959"><text:line-break/><text:s text:c="16"/>showAllBooks()</text:span><text:span text:style-name="T960">;</text:span><text:span text:style-name="T961"><text:line-break/><text:s text:c="16"/></text:span><text:span text:style-name="T962">break</text:span><text:span text:style-name="T963">;</text:span><text:span text:style-name="T964"><text:line-break/><text:s text:c="12"/></text:span><text:span text:style-name="T965">case<text:s/></text:span><text:span text:style-name="T966">3</text:span><text:span text:style-name="T967">:</text:span><text:span text:style-name="T968"><text:line-break/><text:s text:c="16"/>showStats()</text:span><text:span text:style-name="T969">;</text:span><text:span text:style-name="T970"><text:line-break/><text:s text:c="16"/></text:span><text:span text:style-name="T971">break</text:span><text:span text:style-name="T972">;</text:span><text:span text:style-name="T973"><text:line-break/><text:s text:c="12"/></text:span><text:span text:style-name="T974">case<text:s/></text:span><text:span text:style-name="T975">4</text:span><text:span text:style-name="T976">:</text:span><text:span text:style-name="T977"><text:line-break/><text:s text:c="16"/>printf("\n</text:span><text:span text:style-name="T978">Выход</text:span><text:span text:style-name="T979"><text:s/></text:span><text:span text:style-name="T980">из</text:span><text:span text:style-name="T981"><text:s/></text:span><text:span text:style-name="T982">программы</text:span><text:span text:style-name="T983">\n")</text:span><text:span text:style-name="T984">;</text:span><text:span text:style-name="T985"><text:line-break/><text:s text:c="16"/></text:span><text:span text:style-name="T986">break</text:span><text:span text:style-name="T987">;</text:span><text:span text:style-name="T988"><text:line-break/><text:s text:c="12"/></text:span><text:span text:style-name="T989">default:</text:span><text:span text:style-name="T990"><text:line-break/><text:s text:c="16"/>printf("\n</text:span><text:span text:style-name="T991">Неверный</text:span><text:span text:style-name="T992"><text:s/></text:span><text:span text:style-name="T993">выбор</text:span><text:span text:style-name="T994">\n")</text:span><text:span text:style-name="T995">;</text:span><text:span text:style-name="T996"><text:line-break/><text:s text:c="8"/></text:span><text:span text:style-name="T997">}</text:span><text:span text:style-name="T998"><text:line-break/><text:s text:c="4"/>} while (choice !=<text:s/></text:span><text:span text:style-name="T999">4</text:span><text:span text:style-name="T1000">)</text:span><text:span text:style-name="T1001">;</text:span><text:span text:style-name="T1002"><text:line-break/></text:span><text:span text:style-name="T1003"><text:line-break/><text:s text:c="4"/></text:span><text:span text:style-name="T1004">free(books)</text:span><text:span text:style-name="T1005">;</text:span><text:span text:style-name="T1006"><text:line-break/><text:s text:c="4"/></text:span><text:span text:style-name="T1007">return<text:s/></text:span><text:span text:style-name="T1008">0;</text:span><text:span text:style-name="T1009"><text:line-break/></text:span><text:span text:style-name="T1010">}</text:span></text:p>
      <text:p text:style-name="P1011"/>
      <text:p text:style-name="P1012"/>
      <text:p text:style-name="Standard"><text:span text:style-name="T1013">4. Cсылка на репризиторий:</text:span><text:span text:style-name="T1014"><text:s/>https://github.com/dez1ros/yaps_lab</text:span></text:p>
      <text:p text:style-name="P1015"/>
      <text:p text:style-name="Standard"><text:span text:style-name="T1016">5. Вывод:</text:span></text:p>
      <text:p text:style-name="Standard"><text:s text:c="2"/><text:span text:style-name="T1017">Научился писать программы на языке программирования<text:s/></text:span><text:span text:style-name="T1018">C</text:span><text:span text:style-name="T1019">. Познакомился с базовыми знаниями работы низкоуровневого языка программирования, такими как выделение динамической памяти (malloc/calloc), вывод информации в различные потоки данных (</text:span><text:span text:style-name="T1020">printf</text:span><text:span text:style-name="T1021">/</text:span><text:span text:style-name="T1022">fprintf</text:span><text:span text:style-name="T1023">), Получение вводимых пользователем данных и информации из файлов (</text:span><text:span text:style-name="T1024">fgets</text:span><text:span text:style-name="T1025">) и др. Изучил синтаксис языка.<text:s/></text:span></text:p>
      <text:p text:style-name="Standard"><text:span text:style-name="T1026">cmat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Mangal" svg:font-family="Mangal" style:font-family-generic="roman" style:font-pitch="variable" svg:panose-1="0 0 4 0 0 0 0 0 0 0"/>
    <style:font-face style:name="Menlo" svg:font-family="Menlo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СтандартныйHTML" style:display-name="Стандартный HTML" style:family="paragraph" style:parent-style-name="Обычный">
      <style:text-properties style:font-name="Consolas" style:font-name-complex="Mangal" fo:font-size="10pt" style:font-size-asian="10pt" style:font-size-complex="9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style:font-name-complex="Mangal" fo:font-size="10pt" style:font-size-asian="10pt" style:font-size-complex="9pt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 fo:font-size="14pt" style:font-size-asian="14pt" style:font-size-complex="14pt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sasha</meta:initial-creator>
    <dc:creator>sasha</dc:creator>
    <meta:creation-date>2025-10-14T12:03:00Z</meta:creation-date>
    <dc:date>2025-10-14T12:36:00Z</dc:date>
    <meta:template xlink:href="Normal" xlink:type="simple"/>
    <meta:editing-cycles>3</meta:editing-cycles>
    <meta:editing-duration>PT1140S</meta:editing-duration>
    <meta:document-statistic meta:page-count="6" meta:paragraph-count="14" meta:word-count="1107" meta:character-count="7409" meta:row-count="52" meta:non-whitespace-character-count="6316"/>
  </office:meta>
</office:document-meta>
</file>